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fo:language="ru" fo:country="RU" style:font-size-asian="10pt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de">
      <style:text-properties fo:language="uk" fo:country="UA"/>
    </style:style>
    <style:style style:name="P5" style:family="paragraph" style:parent-style-name="Code">
      <style:text-properties fo:color="#00b050"/>
    </style:style>
    <style:style style:name="P6" style:family="paragraph" style:parent-style-name="Code">
      <style:text-properties fo:color="#00b050" fo:language="ru" fo:country="RU"/>
    </style:style>
    <style:style style:name="P7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8" style:family="paragraph" style:parent-style-name="Code">
      <style:text-properties fo:language="ru" fo:country="RU"/>
    </style:style>
    <style:style style:name="P9" style:family="paragraph" style:parent-style-name="Code">
      <style:text-properties fo:color="#ff0000"/>
    </style:style>
    <style:style style:name="P10" style:family="paragraph" style:parent-style-name="Code">
      <style:paragraph-properties fo:margin-left="0cm" fo:margin-right="0cm" fo:text-indent="1.27cm" style:auto-text-indent="false"/>
    </style:style>
    <style:style style:name="P11" style:family="paragraph" style:parent-style-name="Standard">
      <style:text-properties fo:color="#00b050" fo:language="ru" fo:country="RU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master-page-name="Converted1">
      <style:paragraph-properties style:page-number="auto"/>
    </style:style>
    <style:style style:name="P14" style:family="paragraph" style:parent-style-name="Heading_20_1" style:master-page-name="Converted2">
      <style:paragraph-properties style:page-number="auto"/>
    </style:style>
    <style:style style:name="P15" style:family="paragraph" style:parent-style-name="Heading_20_1" style:master-page-name="Converted3">
      <style:paragraph-properties style:page-number="auto"/>
    </style:style>
    <style:style style:name="P16" style:family="paragraph" style:parent-style-name="Heading_20_1" style:master-page-name="Converted4">
      <style:paragraph-properties style:page-number="auto"/>
    </style:style>
    <style:style style:name="P17" style:family="paragraph" style:parent-style-name="Heading_20_1" style:master-page-name="Converted5">
      <style:paragraph-properties style:page-number="auto"/>
    </style:style>
    <style:style style:name="P18" style:family="paragraph" style:parent-style-name="Heading_20_1" style:master-page-name="Converted6">
      <style:paragraph-properties style:page-number="auto"/>
    </style:style>
    <style:style style:name="P19" style:family="paragraph" style:parent-style-name="Heading_20_1" style:master-page-name="Converted7">
      <style:paragraph-properties style:page-number="auto"/>
    </style:style>
    <style:style style:name="P20" style:family="paragraph" style:parent-style-name="Heading_20_1" style:master-page-name="Converted8">
      <style:paragraph-properties style:page-number="auto"/>
    </style:style>
    <style:style style:name="P21" style:family="paragraph" style:parent-style-name="Heading_20_1" style:master-page-name="Converted9">
      <style:paragraph-properties style:page-number="auto"/>
    </style:style>
    <style:style style:name="P22" style:family="paragraph" style:parent-style-name="Heading_20_1" style:master-page-name="Converted10">
      <style:paragraph-properties style:page-number="auto"/>
    </style:style>
    <style:style style:name="P23" style:family="paragraph" style:parent-style-name="Heading_20_1" style:master-page-name="Converted11">
      <style:paragraph-properties style:page-number="auto"/>
    </style:style>
    <style:style style:name="P24" style:family="paragraph" style:parent-style-name="Heading_20_1" style:master-page-name="Converted12">
      <style:paragraph-properties style:page-number="auto"/>
    </style:style>
    <style:style style:name="P25" style:family="paragraph" style:parent-style-name="Heading_20_1" style:master-page-name="Converted13">
      <style:paragraph-properties style:page-number="auto"/>
    </style:style>
    <style:style style:name="P26" style:family="paragraph" style:parent-style-name="Heading_20_1" style:master-page-name="Converted14">
      <style:paragraph-properties style:page-number="auto"/>
    </style:style>
    <style:style style:name="P27" style:family="paragraph" style:parent-style-name="Heading_20_1" style:master-page-name="Converted15">
      <style:paragraph-properties style:page-number="auto"/>
    </style:style>
    <style:style style:name="P28" style:family="paragraph" style:parent-style-name="Heading_20_1" style:master-page-name="Converted16">
      <style:paragraph-properties style:page-number="auto"/>
    </style:style>
    <style:style style:name="P29" style:family="paragraph" style:parent-style-name="Heading_20_1" style:master-page-name="Converted17">
      <style:paragraph-properties style:page-number="auto"/>
    </style:style>
    <style:style style:name="P30" style:family="paragraph" style:parent-style-name="Heading_20_1" style:master-page-name="Converted18">
      <style:paragraph-properties style:page-number="auto"/>
    </style:style>
    <style:style style:name="P31" style:family="paragraph" style:parent-style-name="Heading_20_1" style:master-page-name="Converted19">
      <style:paragraph-properties style:page-number="auto"/>
    </style:style>
    <style:style style:name="P32" style:family="paragraph" style:parent-style-name="Heading_20_1" style:master-page-name="Converted20">
      <style:paragraph-properties style:page-number="auto"/>
    </style:style>
    <style:style style:name="P33" style:family="paragraph" style:parent-style-name="Heading_20_1" style:master-page-name="Converted21">
      <style:paragraph-properties style:page-number="auto"/>
    </style:style>
    <style:style style:name="P34" style:family="paragraph" style:parent-style-name="Heading_20_1" style:master-page-name="Converted22">
      <style:paragraph-properties style:page-number="auto"/>
    </style:style>
    <style:style style:name="P35" style:family="paragraph" style:parent-style-name="Heading_20_1" style:master-page-name="Converted23">
      <style:paragraph-properties style:page-number="auto"/>
    </style:style>
    <style:style style:name="P36" style:family="paragraph" style:parent-style-name="Heading_20_1" style:master-page-name="Converted24">
      <style:paragraph-properties style:page-number="auto"/>
    </style:style>
    <style:style style:name="P37" style:family="paragraph" style:parent-style-name="List_20_Paragraph" style:list-style-name="WWNum1"/>
    <style:style style:name="P38" style:family="paragraph" style:parent-style-name="List_20_Paragraph" style:list-style-name="WWNum20"/>
    <style:style style:name="P39" style:family="paragraph" style:parent-style-name="List_20_Paragraph" style:list-style-name="WWNum3"/>
    <style:style style:name="P40" style:family="paragraph" style:parent-style-name="List_20_Paragraph" style:list-style-name="WWNum4"/>
    <style:style style:name="P41" style:family="paragraph" style:parent-style-name="List_20_Paragraph" style:list-style-name="WWNum5"/>
    <style:style style:name="P42" style:family="paragraph" style:parent-style-name="List_20_Paragraph" style:list-style-name="WWNum6"/>
    <style:style style:name="P43" style:family="paragraph" style:parent-style-name="List_20_Paragraph" style:list-style-name="WWNum7"/>
    <style:style style:name="P44" style:family="paragraph" style:parent-style-name="List_20_Paragraph" style:list-style-name="WWNum8"/>
    <style:style style:name="P45" style:family="paragraph" style:parent-style-name="List_20_Paragraph" style:list-style-name="WWNum26"/>
    <style:style style:name="P46" style:family="paragraph" style:parent-style-name="List_20_Paragraph" style:list-style-name="WWNum10"/>
    <style:style style:name="P47" style:family="paragraph" style:parent-style-name="List_20_Paragraph" style:list-style-name="WWNum11"/>
    <style:style style:name="P48" style:family="paragraph" style:parent-style-name="List_20_Paragraph" style:list-style-name="WWNum12"/>
    <style:style style:name="P49" style:family="paragraph" style:parent-style-name="Contents_20_Heading" style:master-page-name="Standard">
      <style:paragraph-properties style:page-number="auto"/>
      <style:text-properties style:font-name-complex="Calibri1"/>
    </style:style>
    <style:style style:name="P50" style:family="paragraph" style:parent-style-name="Contents_20_Heading">
      <style:text-properties style:font-name-complex="Calibri1"/>
    </style:style>
    <style:style style:name="P51" style:family="paragraph" style:parent-style-name="Code">
      <style:text-properties fo:language="uk" fo:country="UA"/>
    </style:style>
    <style:style style:name="P52" style:family="paragraph" style:parent-style-name="Code">
      <style:text-properties fo:color="#00b050"/>
    </style:style>
    <style:style style:name="P53" style:family="paragraph" style:parent-style-name="Code">
      <style:text-properties fo:color="#00b050" fo:font-weight="bold" style:font-weight-asian="bold"/>
    </style:style>
    <style:style style:name="P54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55" style:family="paragraph" style:parent-style-name="Code">
      <style:text-properties fo:color="#00b050" fo:language="ru" fo:country="RU"/>
    </style:style>
    <style:style style:name="P56" style:family="paragraph" style:parent-style-name="Code">
      <style:text-properties fo:color="#ff0000"/>
    </style:style>
    <style:style style:name="P57" style:family="paragraph" style:parent-style-name="Code">
      <style:text-properties fo:color="#000000"/>
    </style:style>
    <style:style style:name="P58" style:family="paragraph" style:parent-style-name="Code">
      <style:text-properties fo:language="ru" fo:country="RU"/>
    </style:style>
    <style:style style:name="P59" style:family="paragraph" style:parent-style-name="Code">
      <style:paragraph-properties fo:margin-left="0cm" fo:margin-right="0cm" fo:text-indent="1.27cm" style:auto-text-indent="false"/>
      <style:text-properties fo:color="#ff0000"/>
    </style:style>
    <style:style style:name="P60" style:family="paragraph" style:parent-style-name="Code">
      <style:paragraph-properties fo:margin-left="1.27cm" fo:margin-right="0cm" fo:text-indent="1.27cm" style:auto-text-indent="false"/>
      <style:text-properties fo:color="#ff000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color="#00b050"/>
    </style:style>
    <style:style style:name="T7" style:family="text">
      <style:text-properties fo:color="#00b050" fo:font-weight="bold" style:font-weight-asian="bold"/>
    </style:style>
    <style:style style:name="T8" style:family="text">
      <style:text-properties fo:color="#00b050" fo:language="ru" fo:country="RU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GoBack"/>Angular 2+ </text:p>
      <text:p text:style-name="P50">Workshop. Ngrx. </text:p>
      <text:p text:style-name="Contents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5072_1255712527" text:style-name="Internet_20_link" text:visited-style-name="Visited_20_Internet_20_Link">Task 01. Install @ngrx/store<text:tab/>2</text:a></text:p>
          <text:p text:style-name="P3"><text:a xlink:type="simple" xlink:href="#__RefHeading__5074_1255712527" text:style-name="Internet_20_link" text:visited-style-name="Visited_20_Internet_20_Link">Task 02. Create a State<text:tab/>3</text:a></text:p>
          <text:p text:style-name="P3"><text:a xlink:type="simple" xlink:href="#__RefHeading__5076_1255712527" text:style-name="Internet_20_link" text:visited-style-name="Visited_20_Internet_20_Link">Task 03. Create Actions<text:tab/>4</text:a></text:p>
          <text:p text:style-name="P3"><text:a xlink:type="simple" xlink:href="#__RefHeading__5078_1255712527" text:style-name="Internet_20_link" text:visited-style-name="Visited_20_Internet_20_Link">Task 04. Create a Reducer<text:tab/>6</text:a></text:p>
          <text:p text:style-name="P3"><text:a xlink:type="simple" xlink:href="#__RefHeading__5080_1255712527" text:style-name="Internet_20_link" text:visited-style-name="Visited_20_Internet_20_Link">Task 05. Provide Store<text:tab/>8</text:a></text:p>
          <text:p text:style-name="P3"><text:a xlink:type="simple" xlink:href="#__RefHeading__5082_1255712527" text:style-name="Internet_20_link" text:visited-style-name="Visited_20_Internet_20_Link">Task 06. Inject Store<text:tab/>9</text:a></text:p>
          <text:p text:style-name="P3"><text:a xlink:type="simple" xlink:href="#__RefHeading__5084_1255712527" text:style-name="Internet_20_link" text:visited-style-name="Visited_20_Internet_20_Link">Task 07. Reading Data From The Store<text:tab/>10</text:a></text:p>
          <text:p text:style-name="P3"><text:a xlink:type="simple" xlink:href="#__RefHeading__5086_1255712527" text:style-name="Internet_20_link" text:visited-style-name="Visited_20_Internet_20_Link">Task 08. Dispatching An Event To The Store<text:tab/>11</text:a></text:p>
          <text:p text:style-name="P3"><text:a xlink:type="simple" xlink:href="#__RefHeading__5088_1255712527" text:style-name="Internet_20_link" text:visited-style-name="Visited_20_Internet_20_Link">Task 09. Install Redux DevTools Extension<text:tab/>13</text:a></text:p>
          <text:p text:style-name="P3"><text:a xlink:type="simple" xlink:href="#__RefHeading__5090_1255712527" text:style-name="Internet_20_link" text:visited-style-name="Visited_20_Internet_20_Link">Task 10. Create Effects Class<text:tab/>14</text:a></text:p>
          <text:p text:style-name="P3"><text:a xlink:type="simple" xlink:href="#__RefHeading__5092_1255712527" text:style-name="Internet_20_link" text:visited-style-name="Visited_20_Internet_20_Link">Task 11. Provide Effects<text:tab/>15</text:a></text:p>
          <text:p text:style-name="P3"><text:a xlink:type="simple" xlink:href="#__RefHeading__5094_1255712527" text:style-name="Internet_20_link" text:visited-style-name="Visited_20_Internet_20_Link">Task 12. Get Tasks from DataBase<text:tab/>17</text:a></text:p>
          <text:p text:style-name="P3"><text:a xlink:type="simple" xlink:href="#__RefHeading__5096_1255712527" text:style-name="Internet_20_link" text:visited-style-name="Visited_20_Internet_20_Link">8.Task 13. Get Task from DataBase<text:tab/>22</text:a></text:p>
          <text:p text:style-name="P3"><text:a xlink:type="simple" xlink:href="#__RefHeading__5098_1255712527" text:style-name="Internet_20_link" text:visited-style-name="Visited_20_Internet_20_Link">157.Task 14. Update Task in DataBase<text:tab/>27</text:a></text:p>
          <text:p text:style-name="P3"><text:a xlink:type="simple" xlink:href="#__RefHeading__5100_1255712527" text:style-name="Internet_20_link" text:visited-style-name="Visited_20_Internet_20_Link">241.Task 15. Add Task to DataBase<text:tab/>30</text:a></text:p>
          <text:p text:style-name="P3"><text:a xlink:type="simple" xlink:href="#__RefHeading__5102_1255712527" text:style-name="Internet_20_link" text:visited-style-name="Visited_20_Internet_20_Link">325.Task 16. Delete Task from DataBase<text:tab/>33</text:a></text:p>
          <text:p text:style-name="P3"><text:a xlink:type="simple" xlink:href="#__RefHeading__5104_1255712527" text:style-name="Internet_20_link" text:visited-style-name="Visited_20_Internet_20_Link">405.Task 17. Replace DoneTask w/ UpdateTask Action<text:tab/>36</text:a></text:p>
          <text:p text:style-name="P3"><text:a xlink:type="simple" xlink:href="#__RefHeading__5106_1255712527" text:style-name="Internet_20_link" text:visited-style-name="Visited_20_Internet_20_Link">447.Task 18. Feature Selector<text:tab/>38</text:a></text:p>
          <text:p text:style-name="P3"><text:a xlink:type="simple" xlink:href="#__RefHeading__5108_1255712527" text:style-name="Internet_20_link" text:visited-style-name="Visited_20_Internet_20_Link">476.Task 19. State Selector<text:tab/>39</text:a></text:p>
          <text:p text:style-name="P3"><text:a xlink:type="simple" xlink:href="#__RefHeading__5110_1255712527" text:style-name="Internet_20_link" text:visited-style-name="Visited_20_Internet_20_Link">535.Task 20. Router State<text:tab/>41</text:a></text:p>
          <text:p text:style-name="P3"><text:a xlink:type="simple" xlink:href="#__RefHeading__5112_1255712527" text:style-name="Internet_20_link" text:visited-style-name="Visited_20_Internet_20_Link">595.Task 21. Compose Router and Task Selectors<text:tab/>43</text:a></text:p>
          <text:p text:style-name="P3"><text:a xlink:type="simple" xlink:href="#__RefHeading__5114_1255712527" text:style-name="Internet_20_link" text:visited-style-name="Visited_20_Internet_20_Link">638.Task 22. Users Store<text:tab/>45</text:a></text:p>
          <text:p text:style-name="P3"><text:a xlink:type="simple" xlink:href="#__RefHeading__5116_1255712527" text:style-name="Internet_20_link" text:visited-style-name="Visited_20_Internet_20_Link">1305.Task 23. Navigation By Actions<text:tab/>64</text:a></text:p>
          <text:p text:style-name="P3"><text:a xlink:type="simple" xlink:href="#__RefHeading__5118_1255712527" text:style-name="Internet_20_link" text:visited-style-name="Visited_20_Internet_20_Link">1654.Task 24. State Preloading<text:tab/>74</text:a></text:p>
          <text:p text:style-name="P3"><text:a xlink:type="simple" xlink:href="#__RefHeading__5120_1255712527" text:style-name="Internet_20_link" text:visited-style-name="Visited_20_Internet_20_Link">1912.Task 25. @ngrx/entity<text:tab/>82</text:a></text:p>
        </text:index-body>
      </text:table-of-content>
      <text:p text:style-name="Standard"><text:a xlink:type="simple" xlink:href="#_Toc505074840" text:style-name="Internet_20_link" text:visited-style-name="Visited_20_Internet_20_Link"/></text:p>
      <text:list xml:id="list7745399814212946344" text:style-name="Outline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P12" text:outline-level="1"><text:bookmark-start text:name="_Toc505074840"/><text:bookmark-start text:name="__RefHeading__5072_1255712527"/>Task 01<text:span text:style-name="T1">. </text:span>Install @ngrx/store<text:bookmark-end text:name="_Toc505074840"/><text:bookmark-end text:name="__RefHeading__5072_1255712527"/></text:h>
        </text:list-item>
      </text:list>
      <text:list xml:id="list4496575039889418828" text:style-name="WWNum1">
        <text:list-item>
          <text:p text:style-name="P37">To install <text:span text:style-name="T3">@ngrx</text:span> run the following commands from command line:</text:p>
        </text:list-item>
      </text:list>
      <text:p text:style-name="Code">&gt; npm install @ngrx/{store ,effects, entity, router-store} --save</text:p>
      <text:p text:style-name="Footer">&gt; npm install @ngrx/store-devtools --save-dev</text:p>
      <text:list xml:id="list38381744" text:continue-list="list7745399814212946344" text:style-name="Outline">
        <text:list-item>
          <text:h text:style-name="P13" text:outline-level="1"><text:bookmark-start text:name="_Toc505074841"/><text:bookmark-start text:name="__RefHeading__5074_1255712527"/>Task 02. Create a State<text:bookmark-end text:name="_Toc505074841"/><text:bookmark-end text:name="__RefHeading__5074_1255712527"/></text:h>
        </text:list-item>
      </text:list>
      <text:list xml:id="list7493991610994199417" text:style-name="WWNum20">
        <text:list-item>
          <text:p text:style-name="P38">Create file <text:span text:style-name="T3">app/+store/state/tasks.state.ts</text:span>. Use the following snippet of code:<text:span text:style-name="T4"> </text:span></text:p>
        </text:list-item>
      </text:list>
      <text:p text:style-name="Code">import { Task } from './../../tasks/models/task.model';</text:p>
      <text:p text:style-name="Code"/>
      <text:p text:style-name="Code">export interface TasksState {</text:p>
      <text:p text:style-name="Code"><text:s text:c="2"/>data: ReadonlyArray&lt;Task&gt;;</text:p>
      <text:p text:style-name="Code">}</text:p>
      <text:p text:style-name="Code"/>
      <text:p text:style-name="Code">export const initialTasksState: TasksState = {</text:p>
      <text:p text:style-name="Code"><text:s text:c="4"/>data: [</text:p>
      <text:p text:style-name="Code"><text:s text:c="6"/>new Task(1, 'Estimate', 1, 8, 8, true),</text:p>
      <text:p text:style-name="Code"><text:s text:c="6"/>new Task(2, 'Create', 2, 8, 4, false),</text:p>
      <text:p text:style-name="Code"><text:s text:c="6"/>new Task(3, 'Deploy', 3, 8, 0, false)</text:p>
      <text:p text:style-name="Code"><text:s text:c="4"/>]</text:p>
      <text:p text:style-name="Code"><text:s text:c="2"/>}</text:p>
      <text:p text:style-name="Code">};</text:p>
      <text:p text:style-name="Code"/>
      <text:list xml:id="list38396219" text:continue-numbering="true" text:style-name="WWNum20">
        <text:list-item>
          <text:p text:style-name="P38">Create filr <text:span text:style-name="T3">app/+store/state/app.state.ts. </text:span>Use the following snippet of code:</text:p>
        </text:list-item>
      </text:list>
      <text:p text:style-name="P4">import { TasksState } from './tasks.state';</text:p>
      <text:p text:style-name="P4"/>
      <text:p text:style-name="P4">export interface AppState {</text:p>
      <text:p text:style-name="P4"><text:s text:c="2"/>tasks: TasksState;</text:p>
      <text:p text:style-name="P4">}</text:p>
      <text:p text:style-name="P4"/>
      <text:list xml:id="list38384617" text:continue-numbering="true" text:style-name="WWNum20">
        <text:list-item>
          <text:p text:style-name="P38">Create file <text:span text:style-name="T3">app</text:span><text:span text:style-name="T5">/+</text:span><text:span text:style-name="T3">store</text:span><text:span text:style-name="T5">/</text:span><text:span text:style-name="T3">state</text:span><text:span text:style-name="T5">/</text:span><text:span text:style-name="T3">index</text:span><text:span text:style-name="T5">.</text:span><text:span text:style-name="T3">ts. </text:span>Use the following snippet of code:</text:p>
        </text:list-item>
      </text:list>
      <text:p text:style-name="Code">export * from './app.state';</text:p>
      <text:p text:style-name="Code">export * from './tasks.state';</text:p>
      <text:p text:style-name="Code"/>
      <text:p text:style-name="P4"/>
      <text:list xml:id="list38386467" text:continue-numbering="true" text:style-name="WWNum20">
        <text:list-item>
          <text:p text:style-name="P38">Create<text:span text:style-name="T4"> </text:span>file<text:span text:style-name="T4"> </text:span><text:span text:style-name="T3">app</text:span><text:span text:style-name="T5">/+</text:span><text:span text:style-name="T3">store</text:span><text:span text:style-name="T5">/</text:span><text:span text:style-name="T3">index</text:span><text:span text:style-name="T5">.</text:span><text:span text:style-name="T3">ts</text:span><text:span text:style-name="T5">.</text:span><text:span text:style-name="T3"> </text:span>Use the following snippet of code:</text:p>
        </text:list-item>
      </text:list>
      <text:p text:style-name="Code">export * from './state';</text:p>
      <text:p text:style-name="P4"/>
      <text:list xml:id="list38374175" text:continue-list="list38381744" text:style-name="Outline">
        <text:list-item>
          <text:h text:style-name="P14" text:outline-level="1"><text:bookmark-start text:name="_Toc505074842"/><text:bookmark-start text:name="__RefHeading__5076_1255712527"/>Task 03. Create Actions<text:bookmark-end text:name="_Toc505074842"/><text:bookmark-end text:name="__RefHeading__5076_1255712527"/></text:h>
        </text:list-item>
      </text:list>
      <text:list xml:id="list1840143161992096820" text:style-name="WWNum3">
        <text:list-item>
          <text:p text:style-name="P39">Create file <text:span text:style-name="T3">app/+store/actions/tasks.actions.ts. </text:span>Use the following snippet of code:</text:p>
        </text:list-item>
      </text:list>
      <text:p text:style-name="Code">import { Action } from '@ngrx/store';</text:p>
      <text:p text:style-name="Code"/>
      <text:p text:style-name="Code">import { Task } from './../../tasks/models/task.model';</text:p>
      <text:p text:style-name="Code"/>
      <text:p text:style-name="Code">// [Tasks]- namespace</text:p>
      <text:p text:style-name="Code">export class TasksActionTypes {</text:p>
      <text:p text:style-name="Code"><text:s text:c="2"/>static readonly GET_TASKS = <text:s text:c="2"/>'[Tasks] GET_TASKS';</text:p>
      <text:p text:style-name="Code"><text:s text:c="2"/>static readonly GET_TASK = <text:s text:c="3"/>'[Tasks] GET_TASK';</text:p>
      <text:p text:style-name="Code"><text:s text:c="2"/>static readonly CREATE_TASK = '[Tasks] CREATE_TASK';</text:p>
      <text:p text:style-name="Code"><text:s text:c="2"/>static readonly UPDATE_TASK = '[Tasks] UPDATE_TASK';</text:p>
      <text:p text:style-name="Code"><text:s text:c="2"/>static readonly DELETE_TASK = '[Tasks] DELETE_TASK';</text:p>
      <text:p text:style-name="Code">}</text:p>
      <text:p text:style-name="Code"/>
      <text:p text:style-name="Code">export class GetTasks implements Action {</text:p>
      <text:p text:style-name="Code"><text:s text:c="2"/>readonly type = TasksActionTypes.GET_TASKS;</text:p>
      <text:p text:style-name="Code"><text:s text:c="2"/>constructor(public payload?: Task) { }</text:p>
      <text:p text:style-name="Code">}</text:p>
      <text:p text:style-name="Code"/>
      <text:p text:style-name="Code">export class GetTask implements Action {</text:p>
      <text:p text:style-name="Code"><text:s text:c="2"/>readonly type = TasksActionTypes.GET_TASK;</text:p>
      <text:p text:style-name="Code"><text:s text:c="2"/>constructor(public payload: string | number) { }</text:p>
      <text:p text:style-name="Code">}</text:p>
      <text:p text:style-name="Code"/>
      <text:p text:style-name="Code">export class CreateTask implements Action {</text:p>
      <text:p text:style-name="Code"><text:s text:c="2"/>readonly type = TasksActionTypes.CREATE_TASK;</text:p>
      <text:p text:style-name="Code"><text:s text:c="2"/>constructor(public payload: Task) { }</text:p>
      <text:p text:style-name="Code">}</text:p>
      <text:p text:style-name="Code"/>
      <text:p text:style-name="Code">export class UpdateTask implements Action {</text:p>
      <text:p text:style-name="Code"><text:s text:c="2"/>readonly type = TasksActionTypes.UPDATE_TASK;</text:p>
      <text:p text:style-name="Code"><text:s text:c="2"/>constructor(public payload: Task) { }</text:p>
      <text:p text:style-name="Code">}</text:p>
      <text:p text:style-name="Code"/>
      <text:p text:style-name="Code">export class DeleteTask implements Action {</text:p>
      <text:p text:style-name="Code"><text:s text:c="2"/>readonly type = TasksActionTypes.DELETE_TASK;</text:p>
      <text:p text:style-name="Code"><text:soft-page-break/><text:s text:c="2"/>constructor(public payload: Task) { }</text:p>
      <text:p text:style-name="Code">}</text:p>
      <text:p text:style-name="Code"/>
      <text:p text:style-name="Code">export type TasksActions</text:p>
      <text:p text:style-name="Code"><text:s text:c="2"/>= GetTasks</text:p>
      <text:p text:style-name="Code"><text:s text:c="2"/>| GetTask</text:p>
      <text:p text:style-name="Code"><text:s text:c="2"/>| CreateTask</text:p>
      <text:p text:style-name="Code"><text:s text:c="2"/>| UpdateTask</text:p>
      <text:p text:style-name="Code"><text:s text:c="2"/>| DeleteTask;</text:p>
      <text:p text:style-name="Code"/>
      <text:p text:style-name="Code"/>
      <text:list xml:id="list38404065" text:continue-numbering="true" text:style-name="WWNum3">
        <text:list-item>
          <text:p text:style-name="P39">Create file <text:span text:style-name="T3">app/+store/actions/index.ts. </text:span>Use the following snippet of code:</text:p>
        </text:list-item>
      </text:list>
      <text:p text:style-name="Code">export * from './tasks.actions';</text:p>
      <text:p text:style-name="Code"/>
      <text:list xml:id="list38400628" text:continue-numbering="true" text:style-name="WWNum3">
        <text:list-item>
          <text:p text:style-name="P39">Make changes to file <text:span text:style-name="T3">app/+store/index.ts. </text:span>Use the following snippet:</text:p>
        </text:list-item>
      </text:list>
      <text:p text:style-name="P5">export * from './actions';</text:p>
      <text:p text:style-name="Standard"/>
      <text:list xml:id="list38398822" text:continue-list="list38374175" text:style-name="Outline">
        <text:list-item>
          <text:h text:style-name="P15" text:outline-level="1"><text:bookmark-start text:name="_Toc505074843"/><text:bookmark-start text:name="__RefHeading__5078_1255712527"/>Task 04. Create a Reducer<text:bookmark-end text:name="_Toc505074843"/><text:bookmark-end text:name="__RefHeading__5078_1255712527"/></text:h>
        </text:list-item>
      </text:list>
      <text:list xml:id="list6121389918175604854" text:style-name="WWNum4">
        <text:list-item>
          <text:p text:style-name="P40">Create file <text:span text:style-name="T3">app/+store/reducers/tasks.reducer.ts. </text:span>Use the following snippet of code:</text:p>
        </text:list-item>
      </text:list>
      <text:p text:style-name="Code">import { TasksActionTypes, TasksActions } from './../actions';</text:p>
      <text:p text:style-name="Code">import { TasksState, initialTasksState } from './../state/tasks.state';</text:p>
      <text:p text:style-name="Code"/>
      <text:p text:style-name="Code">export function tasksReducer( </text:p>
      <text:p text:style-name="P10">state = initialTasksState, </text:p>
      <text:p text:style-name="P10">action: TasksActions </text:p>
      <text:p text:style-name="Code">): TasksState {</text:p>
      <text:p text:style-name="Code"><text:s text:c="2"/>console.log(`Reducer: Action came in! ${action.type}`);</text:p>
      <text:p text:style-name="Code"/>
      <text:p text:style-name="Code"><text:s text:c="2"/>switch (action.type) {</text:p>
      <text:p text:style-name="Code"><text:s text:c="4"/>case TasksActionTypes.GET_TASKS: {</text:p>
      <text:p text:style-name="Code"><text:s text:c="6"/>console.log('GET_TASKS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CREATE_TASK: {</text:p>
      <text:p text:style-name="Code"><text:s text:c="6"/>console.log('CRE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UPDATE_TASK: {</text:p>
      <text:p text:style-name="Code"><text:s text:c="6"/>console.log('UPD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DELETE_TASK: {</text:p>
      <text:p text:style-name="Code"><text:s text:c="6"/>console.log('DELE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default: {</text:p>
      <text:p text:style-name="Code"><text:s text:c="6"/>console.log('UNKNOWN_TASK action being handled!');</text:p>
      <text:p text:style-name="Code"><text:s text:c="6"/>return state;</text:p>
      <text:p text:style-name="Code"><text:s text:c="4"/>}</text:p>
      <text:p text:style-name="Code"><text:s text:c="2"/>}</text:p>
      <text:p text:style-name="Code"><text:soft-page-break/>}</text:p>
      <text:p text:style-name="Code"/>
      <text:list xml:id="list38372609" text:continue-numbering="true" text:style-name="WWNum4">
        <text:list-item>
          <text:p text:style-name="P40">Create file <text:span text:style-name="T3">app/+store/reducers/index.ts. </text:span>Use the following snippet of code:</text:p>
        </text:list-item>
      </text:list>
      <text:p text:style-name="Code">export * from './tasks.reducer';</text:p>
      <text:list xml:id="list38373267" text:continue-numbering="true" text:style-name="WWNum4">
        <text:list-item>
          <text:p text:style-name="P40">Make changes to file <text:span text:style-name="T3">app/+store/index.ts. </text:span>Use the following snippet of code:</text:p>
        </text:list-item>
      </text:list>
      <text:p text:style-name="P5">export * from './reducers';</text:p>
      <text:list xml:id="list38386600" text:continue-numbering="true" text:style-name="WWNum4">
        <text:list-item>
          <text:p text:style-name="P40">Make changes to file <text:span text:style-name="T3">app/+store/state/app.state.ts. </text:span>Use the following snippet of code:</text:p>
        </text:list-item>
      </text:list>
      <text:p text:style-name="Code">// 1</text:p>
      <text:p text:style-name="P5">import { ActionReducerMap } from '@ngrx/store'; </text:p>
      <text:p text:style-name="P5">import { tasksReducer } from './../reducers';</text:p>
      <text:p text:style-name="P5"/>
      <text:p text:style-name="Code">// 2</text:p>
      <text:p text:style-name="P5">export const reducers: ActionReducerMap&lt;AppState&gt; = {</text:p>
      <text:p text:style-name="P5"><text:s text:c="3"/>tasks: tasksReducer</text:p>
      <text:p text:style-name="P5">};</text:p>
      <text:p text:style-name="P5"/>
      <text:p text:style-name="P5"/>
      <text:list xml:id="list38383161" text:continue-list="list38398822" text:style-name="Outline">
        <text:list-item>
          <text:h text:style-name="P16" text:outline-level="1"><text:bookmark-start text:name="_Toc505074844"/><text:bookmark-start text:name="__RefHeading__5080_1255712527"/>Task 05. Provide Store<text:bookmark-end text:name="_Toc505074844"/><text:bookmark-end text:name="__RefHeading__5080_1255712527"/></text:h>
        </text:list-item>
      </text:list>
      <text:list xml:id="list665676419595339267" text:style-name="WWNum5">
        <text:list-item>
          <text:p text:style-name="P41">Make changes to <text:span text:style-name="T3">AppModule</text:span>. Use the following snippet of code:</text:p>
        </text:list-item>
      </text:list>
      <text:p text:style-name="Code">// 1</text:p>
      <text:p text:style-name="P5">// @Ngrx</text:p>
      <text:p text:style-name="P5">import { StoreModule } from '@ngrx/store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P5"><text:s text:c="4"/>StoreModule.forRoot({}),</text:p>
      <text:p text:style-name="Code"><text:s text:c="4"/>AppRoutingModule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8380423" text:continue-numbering="true" text:style-name="WWNum5">
        <text:list-item>
          <text:p text:style-name="P41">Make changes to TasksModule. Use the following snippet of code:</text:p>
        </text:list-item>
      </text:list>
      <text:p text:style-name="Code">// 1</text:p>
      <text:p text:style-name="P5">import { StoreModule } from '@ngrx/store';</text:p>
      <text:p text:style-name="P5">import { tasksReducer } from './../+store/reducer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StoreModule.forFeature('tasks', tasksReducer)</text:span></text:p>
      <text:p text:style-name="Code"><text:s text:c="2"/>]</text:p>
      <text:p text:style-name="Code">})</text:p>
      <text:p text:style-name="Code">export class TasksModule {}</text:p>
      <text:list xml:id="list38383691" text:continue-list="list38383161" text:style-name="Outline">
        <text:list-item>
          <text:h text:style-name="P17" text:outline-level="1"><text:bookmark-start text:name="_Toc505074845"/><text:bookmark-start text:name="__RefHeading__5082_1255712527"/>Task 06. Inject Store<text:bookmark-end text:name="_Toc505074845"/><text:bookmark-end text:name="__RefHeading__5082_1255712527"/></text:h>
        </text:list-item>
      </text:list>
      <text:list xml:id="list6748376969952930063" text:style-name="WWNum6">
        <text:list-item>
          <text:p text:style-name="P42">Make changes to <text:span text:style-name="T3">TaskListComponent. </text:span>Use the following snippet of code:</text:p>
        </text:list-item>
      </text:list>
      <text:p text:style-name="Code">// 1</text:p>
      <text:p text:style-name="P5">// @Ngrx</text:p>
      <text:p text:style-name="P5">import { Store } from '@ngrx/store';</text:p>
      <text:p text:style-name="P5">import { AppState } from './../../+store';</text:p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ngOnInit() {</text:p>
      <text:p text:style-name="Code"><text:s text:c="4"/><text:span text:style-name="T6">console.log('We have a store! ', this.store);</text:span></text:p>
      <text:p text:style-name="Code"/>
      <text:p text:style-name="Code"><text:s text:c="4"/>…</text:p>
      <text:p text:style-name="Code">}</text:p>
      <text:list xml:id="list38373613" text:continue-numbering="true" text:style-name="WWNum6">
        <text:list-item>
          <text:p text:style-name="P42">Look to the browser console. You have to see the following messages:</text:p>
        </text:list-item>
      </text:list>
      <text:p text:style-name="Standard">Reducer: Action came in! @ngrx/store/update-reducers</text:p>
      <text:p text:style-name="Standard">UNKNOWN_TASK action being handled!</text:p>
      <text:p text:style-name="Standard">We have a store! <text:s/>&gt;Store {…}</text:p>
      <text:list xml:id="list38400887" text:continue-list="list38383691" text:style-name="Outline">
        <text:list-item>
          <text:h text:style-name="P18" text:outline-level="1"><text:bookmark-start text:name="_Toc505074846"/><text:bookmark-start text:name="__RefHeading__5084_1255712527"/>Task 07. Reading Data From The Store<text:bookmark-end text:name="_Toc505074846"/><text:bookmark-end text:name="__RefHeading__5084_1255712527"/></text:h>
        </text:list-item>
      </text:list>
      <text:list xml:id="list4635919520486414808" text:style-name="WWNum7">
        <text:list-item>
          <text:p text:style-name="P43">Make changes to <text:span text:style-name="T3">TaskListComponent. </text:span>Use the following snippet of code:</text:p>
        </text:list-item>
      </text:list>
      <text:p text:style-name="Code">// 1</text:p>
      <text:p text:style-name="Code">import { AppState, <text:span text:style-name="T6">TasksState </text:span>} from './../../+store';</text:p>
      <text:p text:style-name="Code">// 2 – add public property</text:p>
      <text:p text:style-name="P5">tasksState$: Store&lt;TasksState&gt;;</text:p>
      <text:p text:style-name="P5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<text:span text:style-name="T6">this.tasksState$ = this.store.select('tasks');</text:span></text:p>
      <text:p text:style-name="Code"/>
      <text:p text:style-name="Code"><text:s text:c="4"/><text:span text:style-name="T9">this.getTasks().catch(err =&gt; console.log(err));</text:span></text:p>
      <text:p text:style-name="Code">}</text:p>
      <text:p text:style-name="Code"/>
      <text:p text:style-name="Code">// 3</text:p>
      <text:p text:style-name="P9">private async getTasks() {</text:p>
      <text:p text:style-name="P9"><text:s text:c="4"/>this.tasks = await this.taskPromiseService.getTasks();</text:p>
      <text:p text:style-name="P9">}</text:p>
      <text:p text:style-name="Code"/>
      <text:list xml:id="list38388473" text:continue-numbering="true" text:style-name="WWNum7">
        <text:list-item>
          <text:p text:style-name="P43">Make changes to <text:span text:style-name="T3">TaskListComponent template. </text:span>Use the following snippet of HTML:</text:p>
        </text:list-item>
      </text:list>
      <text:p text:style-name="P9">&lt;app-task *ngFor='let task of tasks'</text:p>
      <text:p text:style-name="P5">&lt;app-task *ngFor='let task of (tasksState$ | async).data'</text:p>
      <text:p text:style-name="Standard">You have to see the list of tasks on the page.</text:p>
      <text:list xml:id="list38379974" text:continue-list="list38400887" text:style-name="Outline">
        <text:list-item>
          <text:h text:style-name="P19" text:outline-level="1"><text:bookmark-start text:name="_Toc505074847"/><text:bookmark-start text:name="__RefHeading__5086_1255712527"/>Task 08. Dispatching An Event To The Store<text:bookmark-end text:name="_Toc505074847"/><text:bookmark-end text:name="__RefHeading__5086_1255712527"/></text:h>
        </text:list-item>
      </text:list>
      <text:list xml:id="list2451981765002197712" text:style-name="WWNum8">
        <text:list-item>
          <text:p text:style-name="P44">Make changes to file <text:span text:style-name="T3">tasks.actions.ts. </text:span>Use the following snippet of code:</text:p>
        </text:list-item>
      </text:list>
      <text:p text:style-name="Code">// 1</text:p>
      <text:p text:style-name="Code">export class TasksActionTypes {</text:p>
      <text:p text:style-name="Code"><text:s text:c="2"/>…</text:p>
      <text:p text:style-name="Code"><text:s text:c="2"/>static readonly DELETE_TASK = '[Tasks] DELETE_TASK';</text:p>
      <text:p text:style-name="Code"><text:s text:c="2"/><text:span text:style-name="T6">static readonly DONE_TASK = <text:s text:c="2"/>'[Tasks] DONE_TASK';</text:span></text:p>
      <text:p text:style-name="Code">}</text:p>
      <text:p text:style-name="Code">// 2</text:p>
      <text:p text:style-name="P5">export class DoneTask implements Action {</text:p>
      <text:p text:style-name="P5"><text:s text:c="2"/>readonly type = TasksActionTypes.DONE_TASK;</text:p>
      <text:p text:style-name="P5"><text:s text:c="2"/>constructor(public payload: Task) { }</text:p>
      <text:p text:style-name="P5">}</text:p>
      <text:p text:style-name="P5"/>
      <text:p text:style-name="Code">// 3</text:p>
      <text:p text:style-name="Code">export type TasksActions =</text:p>
      <text:p text:style-name="Code"><text:s text:c="2"/>…</text:p>
      <text:p text:style-name="Code"><text:s text:c="2"/>| UpdateTask</text:p>
      <text:p text:style-name="Code"><text:s text:c="2"/>| DeleteTask</text:p>
      <text:p text:style-name="Code"><text:s text:c="2"/><text:span text:style-name="T6">| DoneTask</text:span>;</text:p>
      <text:list xml:id="list38399320" text:continue-numbering="true" text:style-name="WWNum8">
        <text:list-item>
          <text:p text:style-name="P44">Make changes to file <text:span text:style-name="T3">tasks.reducer.ts. </text:span>Use the following snippet of code:</text:p>
        </text:list-item>
      </text:list>
      <text:p text:style-name="Code">// 1</text:p>
      <text:p text:style-name="P5">import { Task } from './../../tasks/models/task.model';</text:p>
      <text:p text:style-name="P5"/>
      <text:p text:style-name="P5">// 2</text:p>
      <text:p text:style-name="P5">case TasksActionTypes.DONE_TASK: {</text:p>
      <text:p text:style-name="P5"><text:s text:c="6"/>console.log('DONE_TASK action being handled!');</text:p>
      <text:p text:style-name="P5"/>
      <text:p text:style-name="P5"><text:s text:c="6"/>const id = (&lt;Task&gt;action.payload).id;</text:p>
      <text:p text:style-name="P5"><text:s text:c="6"/>const data = state.data.map(task =&gt; {</text:p>
      <text:p text:style-name="P5"><text:s text:c="8"/>if (task.id === id) {</text:p>
      <text:p text:style-name="P5"><text:s text:c="10"/>return {...action.payload, done: true};</text:p>
      <text:p text:style-name="P5"><text:s text:c="8"/>}</text:p>
      <text:p text:style-name="P5"/>
      <text:p text:style-name="P5"><text:s text:c="8"/>return task;</text:p>
      <text:p text:style-name="P5"><text:s text:c="6"/>});</text:p>
      <text:p text:style-name="P5"><text:s text:c="6"/></text:p>
      <text:p text:style-name="P5"><text:soft-page-break/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}</text:p>
      <text:p text:style-name="P6"/>
      <text:list xml:id="list38380271" text:continue-numbering="true" text:style-name="WWNum8">
        <text:list-item>
          <text:p text:style-name="P44">Make changes to <text:span text:style-name="T3">TaskListComponent. </text:span>Use the following snippet of code:</text:p>
        </text:list-item>
      </text:list>
      <text:p text:style-name="Code">// 1</text:p>
      <text:p text:style-name="P5">import * as TasksActions from './../../+store/actions/tasks.actions';</text:p>
      <text:p text:style-name="P5"/>
      <text:p text:style-name="Code"/>
      <text:p text:style-name="Code">// 2</text:p>
      <text:p text:style-name="P57">completeTask(task: Task): void {</text:p>
      <text:p text:style-name="Code"><text:span text:style-name="T10"><text:s text:c="4"/></text:span><text:span text:style-name="T9">task.done = true;</text:span></text:p>
      <text:p text:style-name="P9"><text:s text:c="4"/>this.taskPromiseService.updateTask(task);</text:p>
      <text:p text:style-name="Code"><text:span text:style-name="T10"><text:s text:c="4"/></text:span><text:span text:style-name="T6">this.store.dispatch(new TasksActions.DoneTask(task));</text:span></text:p>
      <text:p text:style-name="P57">}</text:p>
      <text:p text:style-name="Standard">Click the button “Done”. You have to see changed value for the field Done.</text:p>
      <text:list xml:id="list38373556" text:continue-list="list38379974" text:style-name="Outline">
        <text:list-item>
          <text:h text:style-name="P20" text:outline-level="1"><text:bookmark-start text:name="_Toc505074848"/><text:bookmark-start text:name="__RefHeading__5088_1255712527"/>Task 09. Install Redux DevTools Extension<text:bookmark-end text:name="_Toc505074848"/><text:bookmark-end text:name="__RefHeading__5088_1255712527"/></text:h>
        </text:list-item>
      </text:list>
      <text:list xml:id="list5026923474584422838" text:style-name="WWNum26">
        <text:list-item>
          <text:p text:style-name="P45">If you don’t have extension for Chrome <text:span text:style-name="T3">Redux DevTools Extension installed on your machine</text:span>, install it. Manual is here <text:a xlink:type="simple" xlink:href="http://extension.remotedev.io/" text:style-name="Internet_20_link" text:visited-style-name="Visited_20_Internet_20_Link">http://extension.remotedev.io/</text:a><text:span text:style-name="T1"> </text:span></text:p>
        </text:list-item>
        <text:list-item>
          <text:p text:style-name="P45">Make changes to <text:span text:style-name="T3">AppModule</text:span>. Use the following snippet of code:</text:p>
        </text:list-item>
      </text:list>
      <text:p text:style-name="Code">// 1</text:p>
      <text:p text:style-name="Code">// Ngrx</text:p>
      <text:p text:style-name="Code">import { StoreModule } from '@ngrx/store';</text:p>
      <text:p text:style-name="P5">import { StoreDevtoolsModule } from '@ngrx/store-devtools';</text:p>
      <text:p text:style-name="P5">import { environment } from '../environments/environment';</text:p>
      <text:p text:style-name="Code">// 2</text:p>
      <text:p text:style-name="Code">imports: [</text:p>
      <text:p text:style-name="Code"><text:s text:c="4"/>…</text:p>
      <text:p text:style-name="Code"><text:s text:c="4"/><text:span text:style-name="T6">// Instrumentation must be imported after importing StoreModule (config is optional) </text:span></text:p>
      <text:p text:style-name="P5"><text:s text:c="4"/>!environment.production ? StoreDevtoolsModule.instrument() : [],</text:p>
      <text:p text:style-name="Code"><text:s text:c="4"/>AppRoutingModule</text:p>
      <text:p text:style-name="Code">],</text:p>
      <text:p text:style-name="P5"/>
      <text:p text:style-name="P5"/>
      <text:list xml:id="list38376830" text:continue-list="list38373556" text:style-name="Outline">
        <text:list-item>
          <text:h text:style-name="P21" text:outline-level="1"><text:bookmark-start text:name="_Toc505074849"/><text:bookmark-start text:name="__RefHeading__5090_1255712527"/>Task 10. Create Effects Class<text:bookmark-end text:name="_Toc505074849"/><text:bookmark-end text:name="__RefHeading__5090_1255712527"/></text:h>
        </text:list-item>
      </text:list>
      <text:list xml:id="list1922056020231013594" text:style-name="WWNum10">
        <text:list-item>
          <text:p text:style-name="P46">Create file <text:span text:style-name="T3">app/+store/effects/tasks.effects.ts. </text:span>Use the following snippet of code:</text:p>
        </text:list-item>
      </text:list>
      <text:p text:style-name="Code">import { Injectable } from '@angular/core';</text:p>
      <text:p text:style-name="Code"/>
      <text:p text:style-name="Code">// @Ngrx</text:p>
      <text:p text:style-name="Code">import { Actions } from '@ngrx/effects';</text:p>
      <text:p text:style-name="Code"/>
      <text:p text:style-name="Code">@Injectable()</text:p>
      <text:p text:style-name="Code">export class TasksEffects {</text:p>
      <text:p text:style-name="Code"/>
      <text:p text:style-name="Code"><text:s text:c="2"/>constructor(</text:p>
      <text:p text:style-name="Code"><text:s text:c="4"/>private actions$: Actions</text:p>
      <text:p text:style-name="Code"><text:s text:c="2"/>) {</text:p>
      <text:p text:style-name="Code"><text:s text:c="4"/>console.log('[TASKS EFFECTS]');</text:p>
      <text:p text:style-name="Code"><text:s text:c="2"/>}</text:p>
      <text:p text:style-name="Code"/>
      <text:p text:style-name="Code">}</text:p>
      <text:p text:style-name="Code"/>
      <text:list xml:id="list38404048" text:continue-numbering="true" text:style-name="WWNum10">
        <text:list-item>
          <text:p text:style-name="P46">Create file <text:span text:style-name="T3">app/+store/effects/index.ts. </text:span>Use the following snippet of code:</text:p>
        </text:list-item>
      </text:list>
      <text:p text:style-name="Code">export * from './tasks.effects';</text:p>
      <text:list xml:id="list38399488" text:continue-numbering="true" text:style-name="WWNum10">
        <text:list-item>
          <text:p text:style-name="P46">Make changes to file <text:span text:style-name="T3">app/+store/index.ts. </text:span>Use the following snippet of code:</text:p>
        </text:list-item>
      </text:list>
      <text:p text:style-name="P5">export * from './effects';</text:p>
      <text:p text:style-name="List_20_Paragraph"/>
      <text:list xml:id="list38387311" text:continue-list="list38376830" text:style-name="Outline">
        <text:list-item>
          <text:h text:style-name="P22" text:outline-level="1"><text:bookmark-start text:name="_Toc505074850"/><text:bookmark-start text:name="__RefHeading__5092_1255712527"/><text:bookmark-start text:name="_Toc499207079"/>Task 11. Provide <text:bookmark-end text:name="_Toc499207079"/>Effects<text:bookmark-end text:name="_Toc505074850"/><text:bookmark-end text:name="__RefHeading__5092_1255712527"/></text:h>
        </text:list-item>
      </text:list>
      <text:list xml:id="list5930934234697634841" text:style-name="WWNum11">
        <text:list-item>
          <text:p text:style-name="P47">Make changes to <text:span text:style-name="T3">AppModule</text:span>. Use this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pan text:style-name="T6"><text:s text:c="4"/></text:span><text:span text:style-name="T10">StoreModule.forRoot({}),</text:span></text:p>
      <text:p text:style-name="P5"><text:s text:c="4"/>EffectsModule.forRoot([])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8393048" text:continue-numbering="true" text:style-name="WWNum11">
        <text:list-item>
          <text:p text:style-name="P47">Make changes to <text:span text:style-name="T3">TasksModule</text:span>. Use the following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P57">import { tasksReducer } from './../+state/reducers';</text:p>
      <text:p text:style-name="P5">import { TasksEffects } from '../+state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</text:span><text:span text:style-name="T10">StoreModule.forFeature('tasks', tasksReducer),</text:span></text:p>
      <text:p text:style-name="P53"><text:s text:c="4"/>EffectsModule.forFeature([TasksEffects])</text:p>
      <text:p text:style-name="Code"><text:s text:c="2"/>]</text:p>
      <text:p text:style-name="Code">})</text:p>
      <text:p text:style-name="Code">export class TasksModule {}</text:p>
      <text:p text:style-name="Code"/>
      <text:p text:style-name="Standard"><text:soft-page-break/>Look to the browser console. You have to see the following messages:</text:p>
      <text:p text:style-name="Standard">Reducer: Action came in! @ngrx/effects/init</text:p>
      <text:p text:style-name="Standard">UNKNOWN_TASK action being handled!</text:p>
      <text:p text:style-name="Standard">[TASKS EFFECTS]</text:p>
      <text:list xml:id="list38383727" text:continue-list="list38387311" text:style-name="Outline">
        <text:list-item>
          <text:h text:style-name="P23" text:outline-level="1"><text:bookmark-start text:name="_Toc505074851"/><text:bookmark-start text:name="__RefHeading__5094_1255712527"/>Task 12. Get Tasks from DataBase<text:bookmark-end text:name="_Toc505074851"/><text:bookmark-end text:name="__RefHeading__5094_1255712527"/></text:h>
        </text:list-item>
      </text:list>
      <text:list xml:id="list524340850867720239" text:style-name="WWNum12">
        <text:list-item>
          <text:p text:style-name="P48">Make changes to file <text:span text:style-name="T3">tasks.state.ts</text:span>. Use the following snippet of code</text:p>
        </text:list-item>
      </text:list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readonly loading: boolean;</text:p>
      <text:p text:style-name="P5"><text:s text:c="2"/>readonly loaded: boolean;</text:p>
      <text:p text:style-name="P5"><text:s text:c="2"/>readonly error: Error | string;</text:p>
      <text:p text:style-name="Code">}</text:p>
      <text:p text:style-name="Code">// 2</text:p>
      <text:p text:style-name="Code">export const initialTasksState: State = {</text:p>
      <text:p text:style-name="Code"><text:s text:c="4"/>data: [</text:p>
      <text:p text:style-name="Code"><text:span text:style-name="T6"><text:s text:c="4"/><text:tab/></text:span><text:span text:style-name="T9">new Task(1, 'Estimate', 1, 8, 8, true),</text:span></text:p>
      <text:p text:style-name="P59">new Task(2, 'Create', 2, 8, 4, false),</text:p>
      <text:p text:style-name="P9"><text:s text:c="4"/><text:tab/>new Task(3, 'Deploy', 3, 8, 0, false)</text:p>
      <text:p text:style-name="Code"><text:span text:style-name="T6"><text:s text:c="3"/></text:span><text:s/>]<text:span text:style-name="T6">,</text:span></text:p>
      <text:p text:style-name="P5"><text:s text:c="4"/>loading: false,</text:p>
      <text:p text:style-name="P5"><text:s text:c="4"/>loaded: false,</text:p>
      <text:p text:style-name="P5"><text:s text:c="4"/>error: null</text:p>
      <text:p text:style-name="Code">};</text:p>
      <text:p text:style-name="Code"/>
      <text:list xml:id="list38395751" text:continue-numbering="true" text:style-name="WWNum12">
        <text:list-item>
          <text:p text:style-name="P48">Make changes to file <text:span text:style-name="T3">tasks.actions.ts. </text:span>Use <text:s/>the following snippet of code: <text:s/></text:p>
        </text:list-item>
      </text:list>
      <text:p text:style-name="Code">// 1</text:p>
      <text:p text:style-name="Code">export class TasksActionTypes {</text:p>
      <text:p text:style-name="Code"><text:s text:c="2"/>static readonly GET_TASKS <text:s text:c="8"/>= '[Tasks] GET_TASKS';</text:p>
      <text:p text:style-name="P5"><text:s text:c="2"/>static readonly GET_TASKS_SUCCESS = '[Tasks] GET_TASKS_SUCCESS';</text:p>
      <text:p text:style-name="P5"><text:s text:c="2"/>static readonly GET_TASKS_ERROR <text:s text:c="2"/>= '[Tasks] GET_TASKS_ERROR';</text:p>
      <text:p text:style-name="Code"><text:s text:c="2"/>…</text:p>
      <text:p text:style-name="Code">}</text:p>
      <text:p text:style-name="P5"/>
      <text:p text:style-name="Code">// 2</text:p>
      <text:p text:style-name="P5">export class GetTasksSuccess implements Action {</text:p>
      <text:p text:style-name="P5"><text:s text:c="2"/>readonly type = TasksActionTypes.GET_TASKS_SUCCESS;</text:p>
      <text:p text:style-name="P5"><text:s text:c="2"/>constructor(public payload: Task[]) { }</text:p>
      <text:p text:style-name="P5">}</text:p>
      <text:p text:style-name="P5"/>
      <text:p text:style-name="P5">export class GetTasksError implements Action {</text:p>
      <text:p text:style-name="P5"><text:soft-page-break/><text:s text:c="2"/>readonly type = TasksActionTypes.GET_TASKS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</text:p>
      <text:p text:style-name="Code"><text:s text:c="2"/>= GetTasks</text:p>
      <text:p text:style-name="Code"><text:s text:c="2"/><text:span text:style-name="T6">|</text:span> <text:span text:style-name="T6">GetTasksSuccess</text:span></text:p>
      <text:p text:style-name="P5"><text:s text:c="2"/>| GetTasksError</text:p>
      <text:p text:style-name="Code"><text:s text:c="2"/>…</text:p>
      <text:p text:style-name="Code"><text:s text:c="2"/>| DoneTask;</text:p>
      <text:p text:style-name="P5"/>
      <text:list xml:id="list38400706" text:continue-numbering="true" text:style-name="WWNum12">
        <text:list-item>
          <text:p text:style-name="P48">Make changes to file <text:span text:style-name="T3">tasks.reducer.ts. </text:span>Use the following snippet of code:</text:p>
        </text:list-item>
      </text:list>
      <text:p text:style-name="Code"/>
      <text:p text:style-name="Code">// 1</text:p>
      <text:p text:style-name="Code">case TasksActionTypes.GET_TASKS: {</text:p>
      <text:p text:style-name="Code"><text:s text:c="6"/>console.log('GET_TASKS action being handled!');</text:p>
      <text:p text:style-name="Code"><text:s text:c="6"/><text:span text:style-name="T9">return {...state};</text:span>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Code">}</text:p>
      <text:p text:style-name="Code"/>
      <text:p text:style-name="P5">case TasksActionTypes.GET_TASKS_SUCCESS: {</text:p>
      <text:p text:style-name="P5"><text:s text:c="6"/>console.log('GET_TASKS_SUCCESS action being handled!');</text:p>
      <text:p text:style-name="P5"><text:s text:c="6"/>const data = [...&lt;Array&lt;Task&gt;&gt;action.payload];</text:p>
      <text:p text:style-name="P5"><text:s text:c="6"/>return {</text:p>
      <text:p text:style-name="P5"><text:s text:c="8"/>...state,</text:p>
      <text:p text:style-name="P5"><text:s text:c="8"/>data, </text:p>
      <text:p text:style-name="P5"><text:s text:c="8"/>loading: false, </text:p>
      <text:p text:style-name="P5"><text:s text:c="8"/>loaded: true</text:p>
      <text:p text:style-name="P5"><text:s text:c="6"/>};</text:p>
      <text:p text:style-name="P5"><text:s text:c="4"/>}</text:p>
      <text:p text:style-name="P5"/>
      <text:p text:style-name="P5">case TasksActionTypes.GET_TASKS_ERROR: {</text:p>
      <text:p text:style-name="P5"><text:s text:c="6"/>console.log('GET_TASKS_ERROR action being handled!');</text:p>
      <text:p text:style-name="P5"><text:s text:c="6"/>const error = action.payload;</text:p>
      <text:p text:style-name="P5"><text:soft-page-break/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Code">// 2</text:p>
      <text:p text:style-name="Code">case TasksActionTypes.DONE_TASK: {</text:p>
      <text:p text:style-name="Code"><text:s text:c="6"/>console.log('DONE_TASK action being handled!');</text:p>
      <text:p text:style-name="Code"/>
      <text:p text:style-name="Code"><text:s text:c="6"/>const tasks = state.data.map(task =&gt; {</text:p>
      <text:p text:style-name="Code"><text:s text:c="8"/>if (task.id === (&lt;Task&gt;action.payload).id) {</text:p>
      <text:p text:style-name="Code"><text:s text:c="10"/>return {...action.payload, done: true};</text:p>
      <text:p text:style-name="Code"><text:s text:c="8"/>} else {</text:p>
      <text:p text:style-name="Code"><text:s text:c="10"/>return task;</text:p>
      <text:p text:style-name="Code"><text:s text:c="8"/>}</text:p>
      <text:p text:style-name="Code"><text:s text:c="6"/>});</text:p>
      <text:p text:style-name="Code"><text:s text:c="6"/>return {</text:p>
      <text:p text:style-name="Code"><text:s text:c="8"/>...state,</text:p>
      <text:p text:style-name="Code"><text:s text:c="8"/>data, </text:p>
      <text:p text:style-name="P5"><text:s text:c="8"/>error: null</text:p>
      <text:p text:style-name="Code"><text:s text:c="6"/>};</text:p>
      <text:p text:style-name="Code">}</text:p>
      <text:p text:style-name="Code"/>
      <text:list xml:id="list38397856" text:continue-numbering="true" text:style-name="WWNum12">
        <text:list-item>
          <text:p text:style-name="P48">Make changes to file <text:span text:style-name="T3">tasks.effects.ts. </text:span>Use the following snippet of code:</text:p>
        </text:list-item>
      </text:list>
      <text:p text:style-name="Code">// 1</text:p>
      <text:p text:style-name="P5">import { Action } from '@ngrx/store';</text:p>
      <text:p text:style-name="Code">import { Actions, <text:span text:style-name="T6">Effect </text:span>} from '@ngrx/effects';</text:p>
      <text:p text:style-name="P5">import { TasksActionTypes } from './../actions';</text:p>
      <text:p text:style-name="P5">import * as TasksActions from './../actions/tasks.actions';</text:p>
      <text:p text:style-name="P5"/>
      <text:p text:style-name="P5">import { Observable } from 'rxjs/Observable';</text:p>
      <text:p text:style-name="P5">import { switchMap } from 'rxjs/operators';</text:p>
      <text:p text:style-name="P5"/>
      <text:p text:style-name="P5">import { TaskPromiseService } from './../../tasks/services';</text:p>
      <text:p text:style-name="P5"/>
      <text:p text:style-name="Code"><text:soft-page-break/>// 2</text:p>
      <text:p text:style-name="Code">constructor(</text:p>
      <text:p text:style-name="Code"><text:s text:c="4"/>private actions$: Actions,</text:p>
      <text:p text:style-name="P5"><text:s text:c="4"/>private taskPromiseService: TaskPromiseService,</text:p>
      <text:p text:style-name="Code"><text:s text:c="2"/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5">@Effect() getTasks$: Observable&lt;Action&gt; = this.actions$</text:p>
      <text:p text:style-name="P5"><text:s text:c="4"/>// Instead of ofType&lt;TasksActions.GetTasks&gt;(...) you can use ofType(...)</text:p>
      <text:p text:style-name="P5"><text:s text:c="4"/>// It's optional.</text:p>
      <text:p text:style-name="P5"><text:s text:c="4"/>// Specify the action type to allow type-safe mapping to other data on the action, </text:p>
      <text:p text:style-name="P5"><text:s text:c="4"/>// including payload</text:p>
      <text:p text:style-name="P5"><text:s text:c="4"/>.ofType&lt;TasksActions.GetTasks&gt;(TasksActionTypes.GET_TASKS)</text:p>
      <text:p text:style-name="P5"><text:s text:c="4"/>.pipe(</text:p>
      <text:p text:style-name="P5"><text:s text:c="6"/>switchMap(action =&gt;</text:p>
      <text:p text:style-name="P5"><text:s text:c="8"/>this.taskPromiseService.getTasks()</text:p>
      <text:p text:style-name="P5"><text:s text:c="10"/>.then(tasks =&gt; new TasksActions.GetTasksSuccess(tasks) )</text:p>
      <text:p text:style-name="P5"><text:s text:c="10"/>.catch(err =&gt; new TasksActions.GetTasksError(err))</text:p>
      <text:p text:style-name="P5"><text:s text:c="6"/>)</text:p>
      <text:p text:style-name="P5"><text:s text:c="4"/>);</text:p>
      <text:p text:style-name="P5"/>
      <text:list xml:id="list38374700" text:continue-numbering="true" text:style-name="WWNum12">
        <text:list-item>
          <text:p text:style-name="P48">Make changes to <text:span text:style-name="T3">TaskListComponent. </text:span>Use the following snippet of code:</text:p>
        </text:list-item>
      </text:list>
      <text:p text:style-name="Code">// 1</text:p>
      <text:p text:style-name="P9">tasks: Array&lt;Task&gt;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this.tasksState$ = this.store.select('tasks');</text:p>
      <text:p text:style-name="Code"/>
      <text:p text:style-name="Code"><text:s text:c="4"/><text:span text:style-name="T6">this.store.dispatch(new TasksActions.GetTasks());</text:span></text:p>
      <text:p text:style-name="Code">}</text:p>
      <text:p text:style-name="Code"/>
      <text:p text:style-name="Code">// 3</text:p>
      <text:p text:style-name="Code">deleteTask(task: Task) {</text:p>
      <text:p text:style-name="Code"><text:s text:c="4"/><text:span text:style-name="T6">//</text:span> this.taskPromiseService.deleteTask(task)</text:p>
      <text:p text:style-name="Code"><text:soft-page-break/><text:s text:c="4"/><text:span text:style-name="T6">//</text:span> <text:s text:c="2"/>.then(() =&gt; this.tasks = this.tasks.filter(t =&gt; t !== task))</text:p>
      <text:p text:style-name="Code"><text:s text:c="4"/><text:span text:style-name="T6">// </text:span><text:s text:c="2"/>.catch(err =&gt; console.log(err));</text:p>
      <text:p text:style-name="Code"><text:s text:c="2"/>}</text:p>
      <text:p text:style-name="Code"/>
      <text:list xml:id="list38378837" text:continue-numbering="true" text:style-name="WWNum12">
        <text:list-item>
          <text:p text:style-name="P48">Make changes to <text:span text:style-name="T3">TaskListComponent template. </text:span>Use the following snippet of HTML:</text:p>
        </text:list-item>
      </text:list>
      <text:p text:style-name="P5">&lt;p *ngIf="(tasksState$ | async).error as value"&gt;{{value}}&lt;/p&gt;</text:p>
      <text:p text:style-name="Code"/>
      <text:p text:style-name="Code">&lt;app-task *ngFor='let task of (tasksState$ | async).data'</text:p>
      <text:p text:style-name="Code"><text:s text:c="4"/>[task]="task"</text:p>
      <text:p text:style-name="Code"><text:s text:c="4"/>(complete)="completeTask($event)"</text:p>
      <text:p text:style-name="Code"><text:s text:c="4"/>(edit)="editTask($event)"</text:p>
      <text:p text:style-name="Code"><text:s text:c="4"/>(delete)="deleteTask($event)"&gt;</text:p>
      <text:p text:style-name="P8">&lt;/task&gt;</text:p>
      <text:p text:style-name="P8"/>
      <text:list xml:id="list38372073" text:continue-numbering="true" text:style-name="WWNum12">
        <text:list-item>
          <text:p text:style-name="P48">Look to the browser console. </text:p>
        </text:list-item>
      </text:list>
      <text:list xml:id="list38373042" text:continue-list="list38383727" text:style-name="Outline">
        <text:list-item>
          <text:h text:style-name="P24" text:outline-level="1"><text:bookmark-start text:name="_Toc505074852"/><text:bookmark-start text:name="__RefHeading__5096_1255712527"/>Task 13. Get Task from DataBase<text:bookmark-end text:name="_Toc505074852"/><text:bookmark-end text:name="__RefHeading__5096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selectedTask: Readonly&lt;Task&gt;;</text:p>
      <text:p text:style-name="Code"><text:s text:c="2"/>…</text:p>
      <text:p text:style-name="Code">}</text:p>
      <text:p text:style-name="Code"/>
      <text:p text:style-name="Code">// 2</text:p>
      <text:p text:style-name="Code">export const intitialTasksState: State = {</text:p>
      <text:p text:style-name="Code"><text:s text:c="2"/>tasks: {</text:p>
      <text:p text:style-name="Code"><text:s text:c="4"/>data: [],</text:p>
      <text:p text:style-name="Code"><text:s text:c="4"/><text:span text:style-name="T6">selectedTask: null,</text:span></text:p>
      <text:p text:style-name="Code"><text:s text:c="4"/>…</text:p>
      <text:p text:style-name="Code"><text:s text:c="2"/>}</text:p>
      <text:p text:style-name="Code">};</text:p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Code"><text:s text:c="2"/>static readonly GET_TASK <text:s text:c="9"/>= '[Tasks] GET_TASK';</text:p>
      <text:p text:style-name="P5"><text:s text:c="2"/>static readonly GET_TASK_SUCCESS <text:s/>= '[Tasks] GET_TASK_SUCCESS';</text:p>
      <text:p text:style-name="P5"><text:s text:c="2"/>static readonly GET_TASK_ERROR <text:s text:c="3"/>= '[Tasks] GET_TASK_ERROR';</text:p>
      <text:p text:style-name="Code"><text:s text:c="2"/>static readonly CREATE_TASK <text:s text:c="6"/>= '[Tasks] CREATE_TASK';</text:p>
      <text:p text:style-name="Code"><text:s text:c="2"/>…</text:p>
      <text:p text:style-name="Code">}</text:p>
      <text:p text:style-name="Code">// 2</text:p>
      <text:p text:style-name="P5">export class GetTaskSuccess implements Action {</text:p>
      <text:p text:style-name="P5"><text:s text:c="2"/>readonly type = TasksActionTypes.GET_TASK_SUCCESS;</text:p>
      <text:p text:style-name="P5"><text:s text:c="2"/>constructor(public payload: Task) { }</text:p>
      <text:p text:style-name="P5">}</text:p>
      <text:p text:style-name="P5"/>
      <text:p text:style-name="P5">export class GetTaskError implements Action {</text:p>
      <text:p text:style-name="P5"><text:s text:c="2"/>readonly type = TasksActionTypes.GET_TASK_ERROR;</text:p>
      <text:p text:style-name="P5"><text:s text:c="2"/>constructor(public payload: Error | string) { }</text:p>
      <text:p text:style-name="P5">}</text:p>
      <text:p text:style-name="P5"><text:soft-page-break/></text:p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GetTaskSuccess</text:p>
      <text:p text:style-name="P5"><text:s text:c="2"/>| Get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5">import { Store } from '@ngrx/store';</text:p>
      <text:p text:style-name="P5">import { AppState, TasksState } from './../../+store';</text:p>
      <text:p text:style-name="P5">import * as TasksActions from './../../+store/actions/tasks.actions';</text:p>
      <text:p text:style-name="P5"/>
      <text:p text:style-name="P9">// import { switchMap } from 'rxjs/operators';</text:p>
      <text:p text:style-name="P5">import { Subscription } from 'rxjs/Subscription';</text:p>
      <text:p text:style-name="P5">import { AutoUnsubscribe } from '../../core';</text:p>
      <text:p text:style-name="Code"/>
      <text:p text:style-name="Code">// 2</text:p>
      <text:p text:style-name="P5">@AutoUnsubscribe()</text:p>
      <text:p text:style-name="Code">export class TaskFormComponent implements OnInit {</text:p>
      <text:p text:style-name="Code"/>
      <text:p text:style-name="Code">// 3</text:p>
      <text:p text:style-name="P5">tasksState$: Store&lt;TasksState&gt;;</text:p>
      <text:p text:style-name="P5"/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taskArrayService: TaskArrayService,</text:p>
      <text:p text:style-name="Code"><text:s text:c="4"/>private taskPromiseService: TaskPromiseService,</text:p>
      <text:p text:style-name="Code"><text:s text:c="4"/>private router: Router,</text:p>
      <text:p text:style-name="Code"><text:s text:c="4"/>private route: ActivatedRoute<text:span text:style-name="T6">,</text:span>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5</text:p>
      <text:p text:style-name="P9"><text:soft-page-break/>this.route.paramMap</text:p>
      <text:p text:style-name="P9"><text:s text:c="6"/>.pipe(</text:p>
      <text:p text:style-name="P9"><text:s text:c="8"/>switchMap((params: Params) =&gt; {</text:p>
      <text:p text:style-name="P9"><text:s text:c="10"/>return params.get('id')</text:p>
      <text:p text:style-name="P9"><text:s text:c="10"/>? this.taskPromiseService.getTask(+params.get('id'))</text:p>
      <text:p text:style-name="P9"><text:s text:c="10"/>: Promise.resolve(null);</text:p>
      <text:p text:style-name="P9"><text:s text:c="8"/>})</text:p>
      <text:p text:style-name="P9"><text:s text:c="6"/>)</text:p>
      <text:p text:style-name="P9"><text:s text:c="6"/>.subscribe(</text:p>
      <text:p text:style-name="P9"><text:s text:c="8"/>task =&gt; this.task = {...task},</text:p>
      <text:p text:style-name="P9"><text:s text:c="8"/>err =&gt; console.log(err)</text:p>
      <text:p text:style-name="P9"><text:s text:c="4"/>);</text:p>
      <text:p text:style-name="P9"/>
      <text:p text:style-name="P5">this.tasksState$ = this.store.select('tasks');</text:p>
      <text:p text:style-name="P5"><text:s text:c="4"/>this.sub = this.tasksState$.subscribe(tasksState =&gt;</text:p>
      <text:p text:style-name="P5"><text:s text:c="6"/>this.task = tasksState.selectedTask);</text:p>
      <text:p text:style-name="P5"/>
      <text:p text:style-name="P5"><text:s text:c="4"/>this.route.paramMap.subscribe(params =&gt; {</text:p>
      <text:p text:style-name="P5"><text:s text:c="6"/>const id = params.get('id');</text:p>
      <text:p text:style-name="P5"><text:s text:c="6"/>if (id) {</text:p>
      <text:p text:style-name="P5"><text:s text:c="8"/>this.store.dispatch(new TasksActions.GetTask(+id));</text:p>
      <text:p text:style-name="P5"><text:s text:c="6"/>}</text:p>
      <text:p text:style-name="P5"><text:s text:c="4"/>});</text:p>
      <text:p text:style-name="Code"/>
      <text:p text:style-name="List_20_Paragraph">Make changes to file <text:span text:style-name="T3">tasks.effects.ts. </text:span>Use the following snippet of code:</text:p>
      <text:p text:style-name="Code">// 1</text:p>
      <text:p text:style-name="P5">import { Router } from '@angular/router';</text:p>
      <text:p text:style-name="Code">import { <text:span text:style-name="T6">map, </text:span>switchMap<text:span text:style-name="T6"> </text:span>} from 'rxjs/operators';</text:p>
      <text:p text:style-name="Code"/>
      <text:p text:style-name="Code">// 2</text:p>
      <text:p text:style-name="Code">constructor(</text:p>
      <text:p text:style-name="Code"><text:s text:c="4"/>…</text:p>
      <text:p text:style-name="P5"><text:s text:c="4"/>private router: Router</text:p>
      <text:p text:style-name="Code"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7"><text:soft-page-break/>@Effect() getTask$: Observable&lt;Action&gt; = this.actions$</text:p>
      <text:p text:style-name="P7"><text:s text:c="4"/>.ofType&lt;TasksActions.GetTask&gt;(TasksActionTypes.GET_TASK)</text:p>
      <text:p text:style-name="P7"><text:s text:c="4"/>.pipe(</text:p>
      <text:p text:style-name="P7"><text:s text:c="6"/>map((action: TasksActions.GetTask) =&gt; action.payload),</text:p>
      <text:p text:style-name="P7"><text:s text:c="6"/>switchMap(payload =&gt;</text:p>
      <text:p text:style-name="P7"><text:s text:c="8"/>this.taskPromiseService.getTask(payload)</text:p>
      <text:p text:style-name="P7"><text:s text:c="10"/>.then(task =&gt; new TasksActions.GetTaskSuccess(task) )</text:p>
      <text:p text:style-name="P7"><text:s text:c="10"/>.catch(err =&gt; new TasksActions.GetTaskError(err))</text:p>
      <text:p text:style-name="P7"><text:s text:c="6"/>)</text:p>
      <text:p text:style-name="P7"><text:s text:c="4"/>);<text:tab/></text:p>
      <text:p text:style-name="P7"/>
      <text:p text:style-name="List_20_Paragraph">Make changes to file <text:span text:style-name="T3">tasks.reducer.ts. </text:span>Use the following snippet of code:</text:p>
      <text:p text:style-name="P5">case TasksActionTypes.GET_TASK: {</text:p>
      <text:p text:style-name="P5"><text:s text:c="6"/>console.log('GET_TASK action being handled!');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}</text:p>
      <text:p text:style-name="P5"/>
      <text:p text:style-name="P5">case TasksActionTypes.GET_TASK_SUCCESS: {</text:p>
      <text:p text:style-name="P5"><text:s text:c="6"/>console.log('GET_TASK_SUCCESS action being handled!');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true, </text:p>
      <text:p text:style-name="P5"><text:s text:c="8"/>selectedTask</text:p>
      <text:p text:style-name="P5"><text:s text:c="6"/>};</text:p>
      <text:p text:style-name="P5"><text:s text:c="4"/>}</text:p>
      <text:p text:style-name="P5"/>
      <text:p text:style-name="P5">case TasksActionTypes.GET_TASK_ERROR: {</text:p>
      <text:p text:style-name="P5"><text:s text:c="6"/>console.log('GET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false,</text:p>
      <text:p text:style-name="P5"><text:soft-page-break/><text:s text:c="8"/>error</text:p>
      <text:p text:style-name="P5"><text:s text:c="6"/>};</text:p>
      <text:p text:style-name="P5"><text:s text:c="4"/>}</text:p>
      <text:list xml:id="list38386106" text:continue-numbering="true" text:style-name="Outline">
        <text:list-item>
          <text:h text:style-name="P25" text:outline-level="1"><text:bookmark-start text:name="_Toc505074853"/><text:bookmark-start text:name="__RefHeading__5098_1255712527"/>Task 14. Update Task in DataBase<text:bookmark-end text:name="_Toc505074853"/><text:bookmark-end text:name="__RefHeading__5098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UPDATE_TASK_SUCCESS = '[Tasks] UPDATE_TASK_SUCCESS';</text:p>
      <text:p text:style-name="P5"><text:s text:c="2"/>static readonly UPDATE_TASK_ERROR <text:s text:c="2"/>= '[Tasks] UPDATE_TASK_ERROR';</text:p>
      <text:p text:style-name="Code"><text:s text:c="2"/>…</text:p>
      <text:p text:style-name="Code">}</text:p>
      <text:p text:style-name="Code">// 2</text:p>
      <text:p text:style-name="P5">export class UpdateTaskSuccess implements Action {</text:p>
      <text:p text:style-name="P5"><text:s text:c="2"/>readonly type = TasksActionTypes.UPDATE_TASK_SUCCESS;</text:p>
      <text:p text:style-name="P5"><text:s text:c="2"/>constructor(public payload: Task) { }</text:p>
      <text:p text:style-name="P5">}</text:p>
      <text:p text:style-name="P5"/>
      <text:p text:style-name="P5">export class UpdateTaskError implements Action {</text:p>
      <text:p text:style-name="P5"><text:s text:c="2"/>readonly type = TasksActionTypes.UPD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UpdateTaskSuccess</text:p>
      <text:p text:style-name="P5"><text:s text:c="2"/>| Update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9">// import { TaskArrayService, TaskPromiseService } from './../services'; <text:s/></text:p>
      <text:p text:style-name="P9"/>
      <text:p text:style-name="Code">// 2</text:p>
      <text:p text:style-name="Code">constructor(</text:p>
      <text:p text:style-name="P9"><text:s text:c="4"/>private taskPromiseService: TaskPromiseService,</text:p>
      <text:p text:style-name="Code"><text:s text:c="4"/>…</text:p>
      <text:p text:style-name="Code"><text:s text:c="2"/>) { }</text:p>
      <text:p text:style-name="P9"><text:soft-page-break/></text:p>
      <text:p text:style-name="Code">// 2</text:p>
      <text:p text:style-name="P9">const method = task.id ? 'updateTask' : 'createTask';</text:p>
      <text:p text:style-name="P9">this.taskPromiseService[method](task)</text:p>
      <text:p text:style-name="P9"><text:s text:c="3"/>.then(() =&gt; this.goBack());</text:p>
      <text:p text:style-name="Code"/>
      <text:p text:style-name="P5"><text:s/></text:p>
      <text:p text:style-name="P5"/>
      <text:p text:style-name="List_20_Paragraph">Make changes to file <text:span text:style-name="T3">tasks.effects.ts. </text:span>Use the following snippet of code:</text:p>
      <text:p text:style-name="Code"/>
      <text:p text:style-name="P5">@Effect() updateTask$: Observable&lt;Action&gt; = this.actions$</text:p>
      <text:p text:style-name="P5"><text:s text:c="4"/>.ofType&lt;TasksActions.UpdateTask&gt;(TasksActionTypes.UPDATE_TASK)</text:p>
      <text:p text:style-name="P5"><text:s text:c="4"/>.pipe(</text:p>
      <text:p text:style-name="P5"><text:s text:c="6"/>map((action: TasksActions.UpdateTask) =&gt; action.payload),</text:p>
      <text:p text:style-name="P5"><text:s text:c="6"/>switchMap(payload =&gt;</text:p>
      <text:p text:style-name="P5"><text:s text:c="8"/>this.taskPromiseService.upd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UpdateTaskSuccess(task);</text:p>
      <text:p text:style-name="P5"><text:s text:c="10"/>})</text:p>
      <text:p text:style-name="P5"><text:s text:c="10"/>.catch(err =&gt; new TasksActions.UpdateTaskError(err))</text:p>
      <text:p text:style-name="P5"><text:s text:c="6"/>)</text:p>
      <text:p text:style-name="P5"><text:s text:c="4"/>);</text:p>
      <text:p text:style-name="P5"/>
      <text:p text:style-name="List_20_Paragraph">Make changes to file <text:span text:style-name="T3">tasks.reducer.ts. </text:span>Use the following snippet of code:</text:p>
      <text:p text:style-name="P5">case TasksActionTypes.UPDATE_TASK_SUCCESS: {</text:p>
      <text:p text:style-name="P5"><text:s text:c="6"/>console.log('UPD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[index] = task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 text:c="4"/>}</text:p>
      <text:p text:style-name="P5"><text:soft-page-break/></text:p>
      <text:p text:style-name="P5">case TasksActionTypes.UPDATE_TASK_ERROR: {</text:p>
      <text:p text:style-name="P5"><text:s text:c="6"/>console.log('UPD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8375879" text:continue-numbering="true" text:style-name="Outline">
        <text:list-item>
          <text:h text:style-name="P26" text:outline-level="1"><text:bookmark-start text:name="_Toc505074854"/><text:bookmark-start text:name="__RefHeading__5100_1255712527"/>Task 15. Add Task to DataBase<text:bookmark-end text:name="_Toc505074854"/><text:bookmark-end text:name="__RefHeading__5100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CREATE_TASK_SUCCESS = '[Tasks] CREATE_TASK_SUCCESS';</text:p>
      <text:p text:style-name="P5"><text:s text:c="2"/>static readonly CREATE_TASK_ERROR <text:s text:c="2"/>= '[Tasks] CREATE_TASK_ERROR';</text:p>
      <text:p text:style-name="Code"><text:s text:c="2"/>…</text:p>
      <text:p text:style-name="Code">}</text:p>
      <text:p text:style-name="Code">// 2</text:p>
      <text:p text:style-name="P5">export class CreateTaskSuccess implements Action {</text:p>
      <text:p text:style-name="P5"><text:s text:c="2"/>readonly type = TasksActionTypes.CREATE_TASK_SUCCESS;</text:p>
      <text:p text:style-name="P5"><text:s text:c="2"/>constructor(public payload: Task) { }</text:p>
      <text:p text:style-name="P5">}</text:p>
      <text:p text:style-name="P5"/>
      <text:p text:style-name="P5">export class CreateTaskError implements Action {</text:p>
      <text:p text:style-name="P5"><text:s text:c="2"/>readonly type = TasksActionTypes.CRE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CreateTask</text:p>
      <text:p text:style-name="Code"><text:s text:c="2"/><text:span text:style-name="T6">| CreateTaskSuccess</text:span></text:p>
      <text:p text:style-name="P5"><text:s text:c="2"/>| CreateTaskError</text:p>
      <text:p text:style-name="Code"><text:s text:c="2"/>…</text:p>
      <text:p text:style-name="Code"><text:s text:c="2"/>| DoneTask;</text:p>
      <text:p text:style-name="Code"/>
      <text:p text:style-name="List_20_Paragraph">Make changes to <text:span text:style-name="T3">TaskFormComponent. </text:span>Use the following snippet of code:</text:p>
      <text:p text:style-name="Code"/>
      <text:p text:style-name="Code">// 3</text:p>
      <text:p text:style-name="Code">ngOnInit(): void {</text:p>
      <text:p text:style-name="P9"><text:s text:c="4"/>this.task = new Task(null, '', null, null);</text:p>
      <text:p text:style-name="P9"><text:s text:c="4"/></text:p>
      <text:p text:style-name="P9"><text:s text:c="4"/>this.tasksState$ = this.store.select('tasks');</text:p>
      <text:p text:style-name="P9"><text:soft-page-break/><text:s text:c="4"/>this.sub = this.tasksState$.subscribe(tasksState =&gt;</text:p>
      <text:p text:style-name="P9"><text:s text:c="6"/>this.task = tasksState.selectedTask);</text:p>
      <text:p text:style-name="Code"><text:s text:c="4"/></text:p>
      <text:p text:style-name="Code"><text:s text:c="4"/><text:span text:style-name="T6">this.tasksState$ = this.store.select('tasks');</text:span></text:p>
      <text:p text:style-name="P5"><text:s text:c="4"/>this.sub = this.tasksState$.subscribe(tasksState =&gt; {</text:p>
      <text:p text:style-name="P5"><text:s text:c="6"/>if (tasksState.selectedTask) {</text:p>
      <text:p text:style-name="P5"><text:s text:c="8"/>this.task = tasksState.selected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Code"><text:s text:c="4"/>});</text:p>
      <text:p text:style-name="Code">…</text:p>
      <text:p text:style-name="Code">}</text:p>
      <text:p text:style-name="Code"/>
      <text:p text:style-name="Code"/>
      <text:p text:style-name="List_20_Paragraph">Make changes to file <text:span text:style-name="T3">tasks.effects.ts. </text:span>Use the following snippet of code:</text:p>
      <text:p text:style-name="P5">@Effect() createTask$: Observable&lt;Action&gt; = this.actions$</text:p>
      <text:p text:style-name="P5"><text:s text:c="4"/>.ofType&lt;TasksActions.CreateTask&gt;(TasksActionTypes.CREATE_TASK)</text:p>
      <text:p text:style-name="P5"><text:s text:c="4"/>.pipe(</text:p>
      <text:p text:style-name="P5"><text:s text:c="6"/>map((action: TasksActions.CreateTask) =&gt; action.payload),</text:p>
      <text:p text:style-name="P5"><text:s text:c="6"/>switchMap(payload =&gt;</text:p>
      <text:p text:style-name="P5"><text:s text:c="8"/>this.taskPromiseService.cre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CreateTaskSuccess(task);</text:p>
      <text:p text:style-name="P5"><text:s text:c="10"/>})</text:p>
      <text:p text:style-name="P5"><text:s text:c="10"/>.catch(err =&gt; new TasksActions.CreateTaskError(err))</text:p>
      <text:p text:style-name="P5"><text:s text:c="6"/>)</text:p>
      <text:p text:style-name="P5"><text:s text:c="4"/>);</text:p>
      <text:p text:style-name="List_20_Paragraph">Make changes to file <text:span text:style-name="T3">tasks.reducer.ts. </text:span>Use the following snippet of code:</text:p>
      <text:p text:style-name="P5">case TasksActionTypes.CREATE_TASK_SUCCESS: {</text:p>
      <text:p text:style-name="P5"><text:s text:c="6"/>console.log('CRE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/>
      <text:p text:style-name="P5"><text:s text:c="6"/>data.push(task);</text:p>
      <text:p text:style-name="P5"/>
      <text:p text:style-name="P5"><text:s text:c="6"/>return {</text:p>
      <text:p text:style-name="P5"><text:soft-page-break/><text:s text:c="8"/>...state,</text:p>
      <text:p text:style-name="P5"><text:s text:c="8"/>data</text:p>
      <text:p text:style-name="P5"><text:s text:c="6"/>};</text:p>
      <text:p text:style-name="P5">}</text:p>
      <text:p text:style-name="P5"/>
      <text:p text:style-name="P5">case TasksActionTypes.CREATE_TASK_ERROR: {</text:p>
      <text:p text:style-name="P5"><text:s text:c="6"/>console.log('CRE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8400459" text:continue-numbering="true" text:style-name="Outline">
        <text:list-item>
          <text:h text:style-name="P27" text:outline-level="1"><text:bookmark-start text:name="_Toc505074855"/><text:bookmark-start text:name="__RefHeading__5102_1255712527"/>Task 16. Delete Task from DataBase<text:bookmark-end text:name="_Toc505074855"/><text:bookmark-end text:name="__RefHeading__5102_1255712527"/></text:h>
        </text:list-item>
      </text:list>
      <text:p text:style-name="List_20_Paragraph">Make changes to file<text:span text:style-name="T4"> </text:span>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DELETE_TASK_SUCCESS = '[Tasks] DELETE_TASK_SUCCESS';</text:p>
      <text:p text:style-name="P5"><text:s text:c="2"/>static readonly DELETE_TASK_ERROR <text:s text:c="2"/>= '[Tasks] DELETE_TASK_ERROR';</text:p>
      <text:p text:style-name="Code"><text:s text:c="2"/>…</text:p>
      <text:p text:style-name="Code">}</text:p>
      <text:p text:style-name="Code">// 2</text:p>
      <text:p text:style-name="P5">export class DeleteTaskSuccess implements Action {</text:p>
      <text:p text:style-name="P5"><text:s text:c="2"/>readonly type = TasksActionTypes.DELETE_TASK_SUCCESS;</text:p>
      <text:p text:style-name="P5"><text:s text:c="2"/>constructor(public payload: Task) { }</text:p>
      <text:p text:style-name="P5">}</text:p>
      <text:p text:style-name="P5"/>
      <text:p text:style-name="P5">export class DeleteTaskError implements Action {</text:p>
      <text:p text:style-name="P5"><text:s text:c="2"/>readonly type = TasksActionTypes.DELETE_TASK_ERROR;</text:p>
      <text:p text:style-name="P5"><text:s text:c="2"/>constructor(public payload: Error | string) { }</text:p>
      <text:p text:style-name="P5">}</text:p>
      <text:p text:style-name="P5"/>
      <text:p text:style-name="P5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</text:p>
      <text:p text:style-name="P5"><text:s text:c="2"/>| DeleteTaskSuccess</text:p>
      <text:p text:style-name="P5"><text:s text:c="2"/>| DeleteTaskError</text:p>
      <text:p text:style-name="Code"><text:s text:c="2"/>| DoneTask;</text:p>
      <text:p text:style-name="Code"/>
      <text:p text:style-name="List_20_Paragraph">Make changes to <text:span text:style-name="T3">TaskListComponent. </text:span>Use the following snippet of code:</text:p>
      <text:p text:style-name="Code">// 1</text:p>
      <text:p text:style-name="P9">import { TaskPromiseService } from './../services';</text:p>
      <text:p text:style-name="Code"/>
      <text:p text:style-name="Code">// 2</text:p>
      <text:p text:style-name="Code">constructor(</text:p>
      <text:p text:style-name="Code"><text:s text:c="4"/>…</text:p>
      <text:p text:style-name="P9"><text:s text:c="4"/>private taskPromiseService: TaskPromiseService,</text:p>
      <text:p text:style-name="Code"><text:soft-page-break/>) { }</text:p>
      <text:p text:style-name="Code"/>
      <text:p text:style-name="Code">// 3</text:p>
      <text:p text:style-name="Code">deleteTask(task: Task) {</text:p>
      <text:p text:style-name="Code"><text:s text:c="4"/><text:span text:style-name="T6">this.store.dispatch(new TasksActions.DeleteTask(task));</text:span></text:p>
      <text:p text:style-name="Code"><text:s text:c="4"/><text:span text:style-name="T9">//</text:span> <text:span text:style-name="T9">this.taskPromiseService.deleteTask(task)</text:span></text:p>
      <text:p text:style-name="P9"><text:s text:c="4"/>// <text:s/>.then(() =&gt; this.tasks = this.tasks.filter(t =&gt; t !== task))</text:p>
      <text:p text:style-name="P9"><text:s text:c="4"/>// <text:s/>.catch(err =&gt; console.log(err));</text:p>
      <text:p text:style-name="Code">}</text:p>
      <text:p text:style-name="Code"/>
      <text:p text:style-name="List_20_Paragraph">Make changes to file <text:span text:style-name="T3">tasks.effects.ts</text:span>. Use the following snippet of code:</text:p>
      <text:p text:style-name="P5">@Effect() deleteTask$: Observable&lt;Action&gt; = this.actions$</text:p>
      <text:p text:style-name="P5"><text:s text:c="4"/>.ofType&lt;TasksActions.DeleteTask&gt;(TasksActionTypes.DELETE_TASK)</text:p>
      <text:p text:style-name="P5"><text:s text:c="4"/>.pipe(</text:p>
      <text:p text:style-name="P5"><text:s text:c="6"/>map((action: TasksActions.DeleteTask) =&gt; action.payload),</text:p>
      <text:p text:style-name="P5"><text:s text:c="6"/>switchMap(payload =&gt;</text:p>
      <text:p text:style-name="P5"><text:s text:c="8"/>this.taskPromiseService.deleteTask(payload)</text:p>
      <text:p text:style-name="P5"><text:s text:c="10"/>.then((/* method delete for this API returns nothing, so we will use payload */) =&gt; {</text:p>
      <text:p text:style-name="P5"><text:s text:c="12"/>return new TasksActions.DeleteTaskSuccess(payload);</text:p>
      <text:p text:style-name="P5"><text:s text:c="10"/>})</text:p>
      <text:p text:style-name="P5"><text:s text:c="10"/>.catch(err =&gt; new TasksActions.DeleteTaskError(err))</text:p>
      <text:p text:style-name="P5"><text:s text:c="6"/>)</text:p>
      <text:p text:style-name="P5">);</text:p>
      <text:p text:style-name="P5"/>
      <text:p text:style-name="List_20_Paragraph">Make changes to file <text:span text:style-name="T3">tasks.reducer.ts</text:span>. Use the following snippet of code:</text:p>
      <text:p text:style-name="P5">case TasksActionTypes.DELETE_TASK_SUCCESS: {</text:p>
      <text:p text:style-name="P5"><text:s text:c="6"/>console.log('DELE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.splice(index, 1)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oft-page-break/>}</text:p>
      <text:p text:style-name="P5"/>
      <text:p text:style-name="P5">case TasksActionTypes.DELETE_TASK_ERROR: {</text:p>
      <text:p text:style-name="P5"><text:s text:c="6"/>console.log('DELE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8381313" text:continue-numbering="true" text:style-name="Outline">
        <text:list-item>
          <text:h text:style-name="P28" text:outline-level="1"><text:bookmark-start text:name="_Toc505074856"/><text:bookmark-start text:name="__RefHeading__5104_1255712527"/>Task 17. Replace DoneTask w/ UpdateTask Action<text:bookmark-end text:name="_Toc505074856"/><text:bookmark-end text:name="__RefHeading__5104_1255712527"/></text:h>
        </text:list-item>
      </text:list>
      <text:p text:style-name="List_20_Paragraph">Make changes to <text:span text:style-name="T3">TaskListComponent. </text:span>Use the following snippet of code:</text:p>
      <text:p text:style-name="Code">completeTask(task: Task): void {</text:p>
      <text:p text:style-name="P9"><text:s text:c="4"/>this.store.dispatch(new DoneTask(task));</text:p>
      <text:p text:style-name="P5"><text:s text:c="4"/>const doneTask = {...task, done: true};</text:p>
      <text:p text:style-name="P5"><text:s text:c="4"/>this.store.dispatch(new TasksActions.UpdateTask(doneTask));</text:p>
      <text:p text:style-name="Code">}</text:p>
      <text:p text:style-name="List_20_Paragraph">Make changes to file <text:span text:style-name="T3">tasks.actions.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9"><text:s text:c="2"/>static readonly DONE_TASK <text:s text:c="10"/>= '[Tasks] DONE_TASK';</text:p>
      <text:p text:style-name="Code">}</text:p>
      <text:p text:style-name="P9"/>
      <text:p text:style-name="Code">// 2</text:p>
      <text:p text:style-name="P9">export class DoneTask implements Action {</text:p>
      <text:p text:style-name="P9"><text:s text:c="2"/>readonly type = TasksActionTypes.DONE_TASK;</text:p>
      <text:p text:style-name="P9"><text:s text:c="2"/>constructor(public payload: Task) { }</text:p>
      <text:p text:style-name="P9">}</text:p>
      <text:p text:style-name="P9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Success</text:p>
      <text:p text:style-name="Code"><text:s text:c="2"/>| DeleteTaskError</text:p>
      <text:p text:style-name="Code"><text:s text:c="2"/><text:span text:style-name="T9">| DoneTask</text:span>;</text:p>
      <text:p text:style-name="Standard"/>
      <text:p text:style-name="List_20_Paragraph">Make changes to file <text:span text:style-name="T3">tasks.reducer.ts. </text:span>Use the following snippet of code:</text:p>
      <text:p text:style-name="P9">case TasksActionTypes.DONE_TASK: {</text:p>
      <text:p text:style-name="P9"><text:s text:c="6"/>console.log('DONE_TASK action being handled!');</text:p>
      <text:p text:style-name="P9"/>
      <text:p text:style-name="P9"><text:s text:c="6"/>const data = state.data.map(task =&gt; {</text:p>
      <text:p text:style-name="P9"><text:s text:c="8"/>if (task.id === (&lt;Task&gt;action.payload).id) {</text:p>
      <text:p text:style-name="P9"><text:s text:c="10"/>return {...action.payload, done: true};</text:p>
      <text:p text:style-name="P9"><text:s text:c="8"/>} else {</text:p>
      <text:p text:style-name="P9"><text:soft-page-break/><text:s text:c="10"/>return task;</text:p>
      <text:p text:style-name="P9"><text:s text:c="8"/>}</text:p>
      <text:p text:style-name="P9"><text:s text:c="6"/>});</text:p>
      <text:p text:style-name="P9"><text:s text:c="6"/>return {</text:p>
      <text:p text:style-name="P9"><text:s text:c="8"/>...state,</text:p>
      <text:p text:style-name="P9"><text:s text:c="8"/>data, </text:p>
      <text:p text:style-name="P9"><text:s text:c="8"/>error: null</text:p>
      <text:p text:style-name="P9"><text:s text:c="6"/>};</text:p>
      <text:p text:style-name="P9"><text:s text:c="4"/>}</text:p>
      <text:list xml:id="list38379179" text:continue-numbering="true" text:style-name="Outline">
        <text:list-item>
          <text:h text:style-name="P29" text:outline-level="1"><text:bookmark-start text:name="_Toc505074857"/><text:bookmark-start text:name="__RefHeading__5106_1255712527"/>Task 18. Feature Selector<text:bookmark-end text:name="_Toc505074857"/><text:bookmark-end text:name="__RefHeading__5106_1255712527"/></text:h>
        </text:list-item>
      </text:list>
      <text:p text:style-name="List_20_Paragraph">Create file <text:span text:style-name="T3">app/+store/selectors/tasks.selectors.ts. </text:span>Use the following snippet of code:</text:p>
      <text:p text:style-name="Code">import { createFeatureSelector } from '@ngrx/store';</text:p>
      <text:p text:style-name="Code">import { TasksState } from './../state';</text:p>
      <text:p text:style-name="Code"/>
      <text:p text:style-name="Code">export const getTasksState = createFeatureSelector&lt;TasksState&gt;('tasks');</text:p>
      <text:p text:style-name="List_20_Paragraph"/>
      <text:p text:style-name="List_20_Paragraph">Create file <text:span text:style-name="T3">app/+store/selectors/index.ts. </text:span>Use the following snippet of code:</text:p>
      <text:p text:style-name="Code">export * from './tasks.selectors';</text:p>
      <text:p text:style-name="List_20_Paragraph">Make changes to file <text:span text:style-name="T3">app/+store/index.ts. </text:span>Use the following snippet of code:</text:p>
      <text:p text:style-name="P11">export * from './selectors'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P9"><text:s text:c="4"/>this.tasksState$ = this.store.select('tasks');</text:p>
      <text:p text:style-name="P5"><text:s text:c="4"/>this.tasksState$ = this.store.select(getTasksState);</text:p>
      <text:p text:style-name="Code"/>
      <text:p text:style-name="Code"><text:s text:c="4"/>this.store.dispatch(new TasksActions.GetTasks());</text:p>
      <text:p text:style-name="P8">}</text:p>
      <text:p text:style-name="P1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: void {</text:p>
      <text:p text:style-name="P9"><text:s text:c="4"/>this.tasksState$ = this.store.select('tasks');</text:p>
      <text:p text:style-name="Code"><text:span text:style-name="T9"><text:s text:c="4"/></text:span><text:span text:style-name="T6">this.tasksState$ = this.store.select(getTasksState);</text:span></text:p>
      <text:p text:style-name="Code">…</text:p>
      <text:p text:style-name="Code">}</text:p>
      <text:list xml:id="list38399249" text:continue-numbering="true" text:style-name="Outline">
        <text:list-item>
          <text:h text:style-name="P30" text:outline-level="1"><text:bookmark-start text:name="_Toc505074858"/><text:bookmark-start text:name="__RefHeading__5108_1255712527"/>Task 19. State Selector<text:bookmark-end text:name="_Toc505074858"/><text:bookmark-end text:name="__RefHeading__5108_1255712527"/></text:h>
        </text:list-item>
      </text:list>
      <text:p text:style-name="List_20_Paragraph">Make changes to file <text:span text:style-name="T3">tasks.selectors.ts. </text:span>Use the following snippet of code:</text:p>
      <text:p text:style-name="P5">export const getTasksData = createSelector(getTasksState, (state: TasksState) =&gt; state.data);</text:p>
      <text:p text:style-name="P5">export const getTasksError = createSelector(getTasksState, (state: TasksState) =&gt; state.error);</text:p>
      <text:p text:style-name="P5">export const getSelectedTask = createSelector(getTasksState, (state: TasksState) =&gt; state.selectedTask);</text:p>
      <text:p text:style-name="P5">export const getTasksLoaded = createSelector(getTasksState, (state: TasksState) =&gt; state.loaded)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TasksData, getTasksError </text:span>} from './../../+store';</text:p>
      <text:p text:style-name="Code"/>
      <text:p text:style-name="Code">// 2</text:p>
      <text:p text:style-name="P9">tasksState$: Store&lt;any&gt;;</text:p>
      <text:p text:style-name="P5">tasks$: Store&lt;ReadonlyArray&lt;Task&gt;&gt;;</text:p>
      <text:p text:style-name="P5">tasksError$: Store&lt;Error | string&gt;;</text:p>
      <text:p text:style-name="P5"/>
      <text:p text:style-name="Code">// 3</text:p>
      <text:p text:style-name="Code">ngOnInit() {</text:p>
      <text:p text:style-name="Code"><text:s text:c="4"/>console.log('We have a store! ', this.store);</text:p>
      <text:p text:style-name="Code"><text:s text:c="4"/><text:span text:style-name="T9">this.tasksState$ = this.store.select(getTasksState);</text:span></text:p>
      <text:p text:style-name="Code"><text:s text:c="4"/><text:span text:style-name="T6">this.tasks$ = this.store.select(getTasksData);</text:span></text:p>
      <text:p text:style-name="P5"><text:s text:c="4"/>this.tasksError$ = this.store.select(getTasksError);</text:p>
      <text:p text:style-name="Code"/>
      <text:p text:style-name="Code"><text:s text:c="4"/>this.store.dispatch(new TasksActions.GetTasks());</text:p>
      <text:p text:style-name="Code">}</text:p>
      <text:p text:style-name="Code"/>
      <text:p text:style-name="List_20_Paragraph">Make changes to <text:span text:style-name="T3">TaskListComponent template. </text:span>Use the following snippet of code:</text:p>
      <text:p text:style-name="Code">// 1</text:p>
      <text:p text:style-name="P9">&lt;p *ngIf="(tasksState$ | async).error as value"&gt;{{value}}&lt;/p&gt;</text:p>
      <text:p text:style-name="P5">&lt;p *ngIf="(tasksError$ | async) as value"&gt;{{value}}&lt;/p&gt;</text:p>
      <text:p text:style-name="P5"/>
      <text:p text:style-name="Code">// 2</text:p>
      <text:p text:style-name="P9">&lt;task *ngFor='let task of (tasksState$ | async).data'</text:p>
      <text:p text:style-name="P5">&lt;task *ngFor='let task of (tasks$ | async)'</text:p>
      <text:p text:style-name="P5"><text:soft-page-break/></text:p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SelectedTask </text:span>} from './../../+store';</text:p>
      <text:p text:style-name="Code"/>
      <text:p text:style-name="Code">// 2</text:p>
      <text:p text:style-name="P9">tasksState$: Store&lt;TasksState&gt;;</text:p>
      <text:p text:style-name="Code"/>
      <text:p text:style-name="Code"/>
      <text:p text:style-name="Code">// 3</text:p>
      <text:p text:style-name="Code">ngOnInit(): void {</text:p>
      <text:p text:style-name="P9"><text:s text:c="4"/>this.tasksState$ = this.store.select(getTasksState);</text:p>
      <text:p text:style-name="P9"><text:s text:c="4"/>this.sub = this.tasksState$.subscribe(tasksState =&gt; {</text:p>
      <text:p text:style-name="P9"><text:s text:c="6"/>if (tasksState.selectedTask) {</text:p>
      <text:p text:style-name="P9"><text:s text:c="8"/>this.task = tasksState.selected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P9"/>
      <text:p text:style-name="P5"><text:s text:c="4"/>this.sub = this.store.select(getSelectedTask)</text:p>
      <text:p text:style-name="P5"><text:s text:c="5"/>.subscribe(task =&gt; {</text:p>
      <text:p text:style-name="P5"><text:s text:c="6"/>if (task) {</text:p>
      <text:p text:style-name="P5"><text:s text:c="8"/>this.task = 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P5"><text:s text:c="4"/>});</text:p>
      <text:p text:style-name="Code">…</text:p>
      <text:p text:style-name="Code">}</text:p>
      <text:list xml:id="list38383661" text:continue-numbering="true" text:style-name="Outline">
        <text:list-item>
          <text:h text:style-name="P31" text:outline-level="1"><text:bookmark-start text:name="_Toc505074859"/><text:bookmark-start text:name="__RefHeading__5110_1255712527"/>Task 20. Router State<text:bookmark-end text:name="_Toc505074859"/><text:bookmark-end text:name="__RefHeading__5110_1255712527"/></text:h>
        </text:list-item>
      </text:list>
      <text:p text:style-name="List_20_Paragraph">Create file <text:span text:style-name="T3">app/+store/state/router.state.ts. </text:span>Use the following snippet of code:</text:p>
      <text:p text:style-name="Code">import { Params, ActivatedRouteSnapshot, RouterStateSnapshot } from '@angular/router';</text:p>
      <text:p text:style-name="Code">// @NgRx</text:p>
      <text:p text:style-name="Code">import { ActionReducerMap } from '@ngrx/store';</text:p>
      <text:p text:style-name="Code">import { RouterReducerState, RouterStateSerializer, routerReducer } from '@ngrx/router-store';</text:p>
      <text:p text:style-name="Code"/>
      <text:p text:style-name="Code">export interface RouterStateUrl {</text:p>
      <text:p text:style-name="Code"><text:s text:c="4"/>url: string;</text:p>
      <text:p text:style-name="Code"><text:s text:c="4"/>queryParams: Params;</text:p>
      <text:p text:style-name="Code"><text:s text:c="4"/>params: Params;</text:p>
      <text:p text:style-name="Code"><text:s text:c="4"/>fragment: string;</text:p>
      <text:p text:style-name="Code">}</text:p>
      <text:p text:style-name="Code"/>
      <text:p text:style-name="Code">export interface RouterState {</text:p>
      <text:p text:style-name="Code"><text:s text:c="4"/>router: RouterReducerState&lt;RouterStateUrl&gt;;</text:p>
      <text:p text:style-name="Code">}</text:p>
      <text:p text:style-name="Code"/>
      <text:p text:style-name="Code">export const routerReducers: ActionReducerMap&lt;RouterState&gt; = {</text:p>
      <text:p text:style-name="Code"><text:s text:c="4"/>router: routerReducer</text:p>
      <text:p text:style-name="Code">};</text:p>
      <text:p text:style-name="Code"/>
      <text:p text:style-name="Code">export class CustomSerializer implements RouterStateSerializer&lt;RouterStateUrl&gt; {</text:p>
      <text:p text:style-name="Code"><text:s text:c="4"/>serialize(routerState: RouterStateSnapshot): RouterStateUrl {</text:p>
      <text:p text:style-name="Code"><text:s text:c="8"/>const { url } = routerState;</text:p>
      <text:p text:style-name="Code"><text:s text:c="8"/>const { queryParams } = routerState.root;</text:p>
      <text:p text:style-name="Code"/>
      <text:p text:style-name="Code"><text:s text:c="8"/>let state: ActivatedRouteSnapshot = routerState.root;</text:p>
      <text:p text:style-name="Code"><text:s text:c="8"/>while (state.firstChild) {</text:p>
      <text:p text:style-name="Code"><text:s text:c="12"/>state = state.firstChild;</text:p>
      <text:p text:style-name="Code"><text:s text:c="8"/>}</text:p>
      <text:p text:style-name="Code"><text:s text:c="8"/>const { params, fragment } = state;</text:p>
      <text:p text:style-name="Code"><text:s text:c="8"/></text:p>
      <text:p text:style-name="Code"><text:s text:c="8"/><text:span text:style-name="T10">// Only return an object including the URL, queryParams, params and fragment</text:span></text:p>
      <text:p text:style-name="P57"><text:s text:c="8"/>// instead of the entire snapshot</text:p>
      <text:p text:style-name="Code"><text:s text:c="8"/>return { url, queryParams, params, fragment };</text:p>
      <text:p text:style-name="Code"><text:soft-page-break/><text:s text:c="4"/>}</text:p>
      <text:p text:style-name="Code">}</text:p>
      <text:p text:style-name="Code"/>
      <text:p text:style-name="Code">export const RouterStateSerializerProvider = {</text:p>
      <text:p text:style-name="Code"><text:s text:c="4"/>provide: RouterStateSerializer,</text:p>
      <text:p text:style-name="Code"><text:s text:c="4"/>useClass: CustomSerializer</text:p>
      <text:p text:style-name="Code">};</text:p>
      <text:p text:style-name="Code"/>
      <text:p text:style-name="List_20_Paragraph">Make changes to file <text:span text:style-name="T3">app/+store/state/index.ts. </text:span>Use the following snippet of code:</text:p>
      <text:p text:style-name="P5">export * from './router.state';</text:p>
      <text:p text:style-name="P5"/>
      <text:p text:style-name="List_20_Paragraph">Make changes to <text:span text:style-name="T3">AppModule</text:span>. Use the following snippet of code:</text:p>
      <text:p text:style-name="Code">// 1</text:p>
      <text:p text:style-name="P5">import { StoreRouterConnectingModule, RouterStateSerializer } from '@ngrx/router-store';</text:p>
      <text:p text:style-name="P5">import { RouterStateSerializerProvider } from './+store';</text:p>
      <text:p text:style-name="P5"/>
      <text:p text:style-name="P5">// 2</text:p>
      <text:p text:style-name="P5">imports: [</text:p>
      <text:p text:style-name="P9">StoreModule.forRoot({}),</text:p>
      <text:p text:style-name="P5">StoreModule.forRoot(routerReducers),</text:p>
      <text:p text:style-name="P5">StoreRouterConnectingModule.forRoot(),</text:p>
      <text:p text:style-name="P5">…</text:p>
      <text:p text:style-name="P5">],</text:p>
      <text:p text:style-name="P5">providers: [</text:p>
      <text:p text:style-name="P5"><text:tab/>RouterStateSerializerProvider,</text:p>
      <text:p text:style-name="P5">…</text:p>
      <text:p text:style-name="P5">]</text:p>
      <text:list xml:id="list38383784" text:continue-numbering="true" text:style-name="Outline">
        <text:list-item>
          <text:h text:style-name="P32" text:outline-level="1"><text:bookmark-start text:name="_Toc505074860"/><text:bookmark-start text:name="__RefHeading__5112_1255712527"/>Task 21. Compose Router and Task Selectors<text:bookmark-end text:name="_Toc505074860"/><text:bookmark-end text:name="__RefHeading__5112_1255712527"/></text:h>
        </text:list-item>
      </text:list>
      <text:p text:style-name="List_20_Paragraph">Create file <text:span text:style-name="T3">app/+store/seletors/router.selectors.ts. </text:span>Use the following snippet of code:</text:p>
      <text:p text:style-name="Code">import { createFeatureSelector } from '@ngrx/store';</text:p>
      <text:p text:style-name="Code">import { RouterReducerState, routerReducer } from '@ngrx/router-store';</text:p>
      <text:p text:style-name="Code"/>
      <text:p text:style-name="Code">import { RouterStateUrl } from './../state';</text:p>
      <text:p text:style-name="Code"/>
      <text:p text:style-name="Code">export const getRouterState = createFeatureSelector&lt;RouterReducerState&lt;RouterStateUrl&gt;&gt;('router');</text:p>
      <text:p text:style-name="List_20_Paragraph">Make changes to file <text:span text:style-name="T3">app/+store/selectors/index.ts. </text:span>Use the following snippet of code:</text:p>
      <text:p text:style-name="P5">export * from './router.selectors';</text:p>
      <text:p text:style-name="List_20_Paragraph">Make changes to file <text:span text:style-name="T3">tasks.selectors.ts. </text:span>Use the following snippet of code:</text:p>
      <text:p text:style-name="Code">// 1</text:p>
      <text:p text:style-name="P5">import { getRouterState } from './../selectors/router.selectors';</text:p>
      <text:p text:style-name="P5">import { Task } from './../../tasks/models/task.model';</text:p>
      <text:p text:style-name="P5"/>
      <text:p text:style-name="Code">// 2</text:p>
      <text:p text:style-name="P5">export const getSelectedTaskByUrl = createSelector(</text:p>
      <text:p text:style-name="P5"><text:s text:c="4"/>getTasksData,</text:p>
      <text:p text:style-name="P5"><text:s text:c="4"/>getRouterState,</text:p>
      <text:p text:style-name="P5"><text:s text:c="4"/>(tasks, router): Task =&gt; {</text:p>
      <text:p text:style-name="P5"><text:s text:c="8"/>const taskID = router.state.params.id;</text:p>
      <text:p text:style-name="P5"><text:s text:c="8"/>if (taskID) {</text:p>
      <text:p text:style-name="P5"><text:s text:c="12"/>return tasks.find(task =&gt; task.id === +taskID);</text:p>
      <text:p text:style-name="P5"><text:s text:c="8"/>} else {</text:p>
      <text:p text:style-name="P5"><text:s text:c="12"/>return new Task(null, '', null, null);</text:p>
      <text:p text:style-name="P5"><text:s text:c="8"/>}</text:p>
      <text:p text:style-name="P5">});</text:p>
      <text:p text:style-name="P5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getSelectedTask</text:span>, <text:span text:style-name="T6">getSelectedTaskByUrl </text:span>} from './../../+store';</text:p>
      <text:p text:style-name="Code"/>
      <text:p text:style-name="Code">// 2</text:p>
      <text:p text:style-name="Code">ngOnInit(): void {</text:p>
      <text:p text:style-name="Code"><text:s/><text:span text:style-name="T9"><text:s text:c="3"/>this.sub = this.store.select(getSelectedTask)</text:span></text:p>
      <text:p text:style-name="P9"><text:s text:c="4"/>.subscribe(task =&gt; {</text:p>
      <text:p text:style-name="P9"><text:soft-page-break/><text:s text:c="6"/>if (task) {</text:p>
      <text:p text:style-name="P9"><text:s text:c="8"/>this.task = 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Code"><text:span text:style-name="T9"><text:s text:c="4"/></text:span><text:span text:style-name="T6">this.sub = this.store.select(getSelectedTaskByUrl)</text:span></text:p>
      <text:p text:style-name="P5"><text:s text:c="6"/>.subscribe(task =&gt; this.task = task);</text:p>
      <text:p text:style-name="Code"/>
      <text:p text:style-name="P8">…</text:p>
      <text:p text:style-name="P8"><text:s text:c="2"/>}</text:p>
      <text:list xml:id="list38376405" text:continue-numbering="true" text:style-name="Outline">
        <text:list-item>
          <text:h text:style-name="P33" text:outline-level="1"><text:bookmark-start text:name="_Toc505074861"/><text:bookmark-start text:name="__RefHeading__5114_1255712527"/>Task<text:span text:style-name="T1"> 2</text:span>2<text:span text:style-name="T1">. </text:span>Users<text:span text:style-name="T1"> </text:span>Store<text:bookmark-end text:name="_Toc505074861"/><text:bookmark-end text:name="__RefHeading__5114_1255712527"/></text:h>
        </text:list-item>
      </text:list>
      <text:p text:style-name="List_20_Paragraph">Create file <text:span text:style-name="T3">app/+store/state/users.state.ts. </text:span>Use the following snippet of code:</text:p>
      <text:p text:style-name="Code">import { User } from './../../users/models/user.model';</text:p>
      <text:p text:style-name="Code">export interface UsersState {</text:p>
      <text:p text:style-name="Code"><text:s text:c="2"/>entities: Readonly&lt;{ [id: number]: User }&gt;;</text:p>
      <text:p text:style-name="Code"><text:s text:c="2"/>originalUser: Readonly&lt;User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Code"/>
      <text:p text:style-name="Code">export const initialUsersState: UsersState = {</text:p>
      <text:p text:style-name="Code"><text:s text:c="2"/>entities: {},</text:p>
      <text:p text:style-name="Code"><text:s text:c="2"/>originalUser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P8">};</text:p>
      <text:p text:style-name="P8"/>
      <text:p text:style-name="List_20_Paragraph">Make changes to file <text:span text:style-name="T3">app/+store/state/index.ts. </text:span>Use the following snippet of code:</text:p>
      <text:p text:style-name="P5">export * from './users.state';</text:p>
      <text:p text:style-name="P2"/>
      <text:p text:style-name="List_20_Paragraph">Create file <text:span text:style-name="T3">app/+store/actions/users.actions.ts. </text:span>Use the following snippet of code:</text:p>
      <text:p text:style-name="Code">import { Action } from '@ngrx/store';</text:p>
      <text:p text:style-name="Code"/>
      <text:p text:style-name="Code">import { User } from './../../users/models/user.model';</text:p>
      <text:p text:style-name="Code"/>
      <text:p text:style-name="Code">// Actions</text:p>
      <text:p text:style-name="Code">// [Users] - namespace</text:p>
      <text:p text:style-name="Code">export class UsersActionTypes {</text:p>
      <text:p text:style-name="Code"><text:s text:c="2"/>static readonly GET_USERS <text:s text:c="10"/>= '[Users] GET_USERS';</text:p>
      <text:p text:style-name="Code"><text:s text:c="2"/>static readonly GET_USERS_SUCCESS <text:s text:c="2"/>= '[Users] GET_USERS_SUCCESS';</text:p>
      <text:p text:style-name="Code"><text:s text:c="2"/>static readonly GET_USERS_ERROR <text:s text:c="4"/>= '[Users] GET_USERS_ERROR';</text:p>
      <text:p text:style-name="Code"><text:s text:c="2"/>static readonly GET_USER <text:s text:c="11"/>= '[Users] GET_USER';</text:p>
      <text:p text:style-name="Code"><text:s text:c="2"/>static readonly GET_USER_SUCCESS <text:s text:c="3"/>= '[Users] GET_USER_SUCCESS';</text:p>
      <text:p text:style-name="Code"><text:s text:c="2"/>static readonly GET_USER_ERROR <text:s text:c="5"/>= '[Users] GET_USER_ERROR';</text:p>
      <text:p text:style-name="Code"><text:soft-page-break/><text:s text:c="2"/>static readonly CREATE_USER <text:s text:c="8"/>= '[Users] CREATE_USER';</text:p>
      <text:p text:style-name="Code"><text:s text:c="2"/>static readonly CREATE_USER_SUCCESS = '[Users] CREATE_USER_SUCCESS';</text:p>
      <text:p text:style-name="Code"><text:s text:c="2"/>static readonly CREATE_USER_ERROR <text:s text:c="2"/>= '[Users] CREATE_USER_ERROR';</text:p>
      <text:p text:style-name="Code"><text:s text:c="2"/>static readonly UPDATE_USER <text:s text:c="8"/>= '[Users] UPDATE_USER';</text:p>
      <text:p text:style-name="Code"><text:s text:c="2"/>static readonly UPDATE_USER_SUCCESS = '[Users] UPDATE_USER_SUCCESS';</text:p>
      <text:p text:style-name="Code"><text:s text:c="2"/>static readonly UPDATE_USER_ERROR <text:s text:c="2"/>= '[Users] UPDATE_USER_ERROR';</text:p>
      <text:p text:style-name="Code"><text:s text:c="2"/>static readonly DELETE_USER <text:s text:c="8"/>= '[Users] DELETE_USER';</text:p>
      <text:p text:style-name="Code"><text:s text:c="2"/>static readonly DELETE_USER_SUCCESS = '[Users] DELETE_USER_SUCCESS';</text:p>
      <text:p text:style-name="Code"><text:s text:c="2"/>static readonly DELETE_USER_ERROR <text:s text:c="2"/>= '[Users] DELETE_USER_ERROR';</text:p>
      <text:p text:style-name="Code">}</text:p>
      <text:p text:style-name="Code"/>
      <text:p text:style-name="Code">// Action Creators</text:p>
      <text:p text:style-name="Code">export class GetUsers implements Action {</text:p>
      <text:p text:style-name="Code"><text:s text:c="2"/>readonly type = UsersActionTypes.GET_USERS;</text:p>
      <text:p text:style-name="Code"><text:s text:c="2"/>constructor(public payload?: User) {}</text:p>
      <text:p text:style-name="Code">}</text:p>
      <text:p text:style-name="Code"/>
      <text:p text:style-name="Code">export class GetUsersSuccess implements Action {</text:p>
      <text:p text:style-name="Code"><text:s text:c="2"/>readonly type = UsersActionTypes.GET_USERS_SUCCESS;</text:p>
      <text:p text:style-name="Code"><text:s text:c="2"/>constructor(public payload: User[]) {}</text:p>
      <text:p text:style-name="Code">}</text:p>
      <text:p text:style-name="Code"/>
      <text:p text:style-name="Code">export class GetUsersError implements Action {</text:p>
      <text:p text:style-name="Code"><text:s text:c="2"/>readonly type = UsersActionTypes.GET_USERS_ERROR;</text:p>
      <text:p text:style-name="Code"><text:s text:c="2"/>constructor(public payload: Error | string) {}</text:p>
      <text:p text:style-name="Code">}</text:p>
      <text:p text:style-name="Code"/>
      <text:p text:style-name="Code">export class GetUser implements Action {</text:p>
      <text:p text:style-name="Code"><text:s text:c="2"/>readonly type = UsersActionTypes.GET_USER;</text:p>
      <text:p text:style-name="Code"><text:s text:c="2"/>constructor(public payload: number) {}</text:p>
      <text:p text:style-name="Code">}</text:p>
      <text:p text:style-name="Code"/>
      <text:p text:style-name="Code">export class GetUserSuccess implements Action {</text:p>
      <text:p text:style-name="Code"><text:s text:c="2"/>readonly type = UsersActionTypes.GET_USER_SUCCESS;</text:p>
      <text:p text:style-name="Code"><text:s text:c="2"/>constructor(public payload: User) {}</text:p>
      <text:p text:style-name="Code">}</text:p>
      <text:p text:style-name="Code"/>
      <text:p text:style-name="Code">export class GetUserError implements Action {</text:p>
      <text:p text:style-name="Code"><text:soft-page-break/><text:s text:c="2"/>readonly type = UsersActionTypes.GET_USER_ERROR;</text:p>
      <text:p text:style-name="Code"><text:s text:c="2"/>constructor(public payload: Error | string) {}</text:p>
      <text:p text:style-name="Code">}</text:p>
      <text:p text:style-name="Code"/>
      <text:p text:style-name="Code">export class CreateUser implements Action {</text:p>
      <text:p text:style-name="Code"><text:s text:c="2"/>readonly type = UsersActionTypes.CREATE_USER;</text:p>
      <text:p text:style-name="Code"><text:s text:c="2"/>constructor(public payload: User) {}</text:p>
      <text:p text:style-name="Code">}</text:p>
      <text:p text:style-name="Code"/>
      <text:p text:style-name="Code">export class CreateUserSuccess implements Action {</text:p>
      <text:p text:style-name="Code"><text:s text:c="2"/>readonly type = UsersActionTypes.CREATE_USER_SUCCESS;</text:p>
      <text:p text:style-name="Code"><text:s text:c="2"/>constructor(public payload: User) { }</text:p>
      <text:p text:style-name="Code">}</text:p>
      <text:p text:style-name="Code"/>
      <text:p text:style-name="Code">export class CreateUserError implements Action {</text:p>
      <text:p text:style-name="Code"><text:s text:c="2"/>readonly type = UsersActionTypes.CREATE_USER_ERROR;</text:p>
      <text:p text:style-name="Code"><text:s text:c="2"/>constructor(public payload: Error | string) {}</text:p>
      <text:p text:style-name="Code">}</text:p>
      <text:p text:style-name="Code"/>
      <text:p text:style-name="Code">export class UpdateUser implements Action {</text:p>
      <text:p text:style-name="Code"><text:s text:c="2"/>readonly type = UsersActionTypes.UPDATE_USER;</text:p>
      <text:p text:style-name="Code"><text:s text:c="2"/>constructor(public payload: User) {}</text:p>
      <text:p text:style-name="Code">}</text:p>
      <text:p text:style-name="Code"/>
      <text:p text:style-name="Code">export class UpdateUserSuccess implements Action {</text:p>
      <text:p text:style-name="Code"><text:s text:c="2"/>readonly type = UsersActionTypes.UPDATE_USER_SUCCESS;</text:p>
      <text:p text:style-name="Code"><text:s text:c="2"/>constructor(public payload: User) {}</text:p>
      <text:p text:style-name="Code">}</text:p>
      <text:p text:style-name="Code"/>
      <text:p text:style-name="Code">export class UpdateUserError implements Action {</text:p>
      <text:p text:style-name="Code"><text:s text:c="2"/>readonly type = UsersActionTypes.UPDATE_USER_ERROR;</text:p>
      <text:p text:style-name="Code"><text:s text:c="2"/>constructor(public payload: Error | string) {}</text:p>
      <text:p text:style-name="Code">}</text:p>
      <text:p text:style-name="Code"/>
      <text:p text:style-name="Code">export class DeleteUser implements Action {</text:p>
      <text:p text:style-name="Code"><text:s text:c="2"/>readonly type = UsersActionTypes.DELETE_USER;</text:p>
      <text:p text:style-name="Code"><text:s text:c="2"/>constructor(public payload: User) {}</text:p>
      <text:p text:style-name="Code">}</text:p>
      <text:p text:style-name="Code"><text:soft-page-break/></text:p>
      <text:p text:style-name="Code">export class DeleteUserSuccess implements Action {</text:p>
      <text:p text:style-name="Code"><text:s text:c="2"/>readonly type = UsersActionTypes.DELETE_USER_SUCCESS;</text:p>
      <text:p text:style-name="Code"><text:s text:c="2"/>constructor(public payload: User) {}</text:p>
      <text:p text:style-name="Code">}</text:p>
      <text:p text:style-name="Code"/>
      <text:p text:style-name="Code">export class DeleteUserError implements Action {</text:p>
      <text:p text:style-name="Code"><text:s text:c="2"/>readonly type = UsersActionTypes.DELETE_USER_ERROR;</text:p>
      <text:p text:style-name="Code"><text:s text:c="2"/>constructor(public payload: Error | string) {}</text:p>
      <text:p text:style-name="Code">}</text:p>
      <text:p text:style-name="Code"/>
      <text:p text:style-name="Code">export type UsersActions</text:p>
      <text:p text:style-name="Code"><text:s text:c="2"/>= GetUsers</text:p>
      <text:p text:style-name="Code"><text:s text:c="2"/>| GetUsersSuccess</text:p>
      <text:p text:style-name="Code"><text:s text:c="2"/>| GetUsersError</text:p>
      <text:p text:style-name="Code"><text:s text:c="2"/>| GetUser</text:p>
      <text:p text:style-name="Code"><text:s text:c="2"/>| GetUserSuccess</text:p>
      <text:p text:style-name="Code"><text:s text:c="2"/>| GetUserError</text:p>
      <text:p text:style-name="Code"><text:s text:c="2"/>| CreateUser</text:p>
      <text:p text:style-name="Code"><text:s text:c="2"/>| CreateUserSuccess</text:p>
      <text:p text:style-name="Code"><text:s text:c="2"/>| CreateUserError</text:p>
      <text:p text:style-name="Code"><text:s text:c="2"/>| UpdateUser</text:p>
      <text:p text:style-name="Code"><text:s text:c="2"/>| UpdateUserSuccess</text:p>
      <text:p text:style-name="Code"><text:s text:c="2"/>| UpdateUserError</text:p>
      <text:p text:style-name="Code"><text:s text:c="2"/>| DeleteUser</text:p>
      <text:p text:style-name="Code"><text:s text:c="2"/>| DeleteUserSuccess</text:p>
      <text:p text:style-name="Code"><text:s text:c="2"/>| DeleteUserError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users.actions';</text:p>
      <text:p text:style-name="P5"/>
      <text:p text:style-name="List_20_Paragraph">Create file <text:span text:style-name="T3">app/+store/reducers/users.reducer.ts. </text:span>Use the following snippet of code:</text:p>
      <text:p text:style-name="Code">import * as fromUsers from './../actions/users.actions';</text:p>
      <text:p text:style-name="Code">import { UsersActionTypes } from './../actions/users.actions';</text:p>
      <text:p text:style-name="Code">import { initialUsersState, UsersState } from './../state/users.state';</text:p>
      <text:p text:style-name="Code"/>
      <text:p text:style-name="Code">import { User } from './../../users/models/user.model';</text:p>
      <text:p text:style-name="Code"/>
      <text:p text:style-name="Code"><text:soft-page-break/>export function usersReducer (</text:p>
      <text:p text:style-name="Code"><text:s text:c="4"/>state = initialUsersState,</text:p>
      <text:p text:style-name="Code"><text:s text:c="4"/>action: fromUsers.UsersActions</text:p>
      <text:p text:style-name="Code">): UsersState {</text:p>
      <text:p text:style-name="Code"><text:s text:c="4"/>console.log(`Reducer: Action came in! ${action.type}`);</text:p>
      <text:p text:style-name="Code"/>
      <text:p text:style-name="Code"><text:s text:c="4"/>switch (action.type) {</text:p>
      <text:p text:style-name="Code"/>
      <text:p text:style-name="Code"><text:s text:c="6"/>case UsersActionTypes.GET_USERS:</text:p>
      <text:p text:style-name="Code"><text:s text:c="6"/>case UsersActionTypes.GET_USER: {</text:p>
      <text:p text:style-name="Code"><text:s text:c="8"/>return {</text:p>
      <text:p text:style-name="Code"><text:s text:c="10"/>...state,</text:p>
      <text:p text:style-name="Code"><text:s text:c="10"/>loading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SUCCESS: {</text:p>
      <text:p text:style-name="Code"><text:s text:c="8"/>const users = &lt;User[]&gt;action.payload;</text:p>
      <text:p text:style-name="Code"><text:s text:c="8"/>console.log(users);</text:p>
      <text:p text:style-name="Code"/>
      <text:p text:style-name="Code"><text:s text:c="8"/>const entities = users.reduce(</text:p>
      <text:p text:style-name="Code"><text:s text:c="12"/>(result: {[id: number]: User}, user: User) =&gt; {</text:p>
      <text:p text:style-name="Code"><text:s text:c="16"/>return {</text:p>
      <text:p text:style-name="Code"><text:s text:c="20"/>...result,</text:p>
      <text:p text:style-name="Code"><text:s text:c="20"/>[user.id]: user</text:p>
      <text:p text:style-name="Code"><text:s text:c="16"/>};</text:p>
      <text:p text:style-name="Code"><text:s text:c="12"/>},</text:p>
      <text:p text:style-name="Code"><text:s text:c="12"/>{</text:p>
      <text:p text:style-name="Code"><text:s text:c="16"/>...state.entities</text:p>
      <text:p text:style-name="Code"><text:s text:c="12"/>}</text:p>
      <text:p text:style-name="Code"><text:s text:c="8"/>)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,</text:p>
      <text:p text:style-name="Code"><text:s text:c="10"/>entities</text:p>
      <text:p text:style-name="Code"><text:s text:c="8"/>};</text:p>
      <text:p text:style-name="Code"><text:soft-page-break/><text:s text:c="6"/>}</text:p>
      <text:p text:style-name="Code"/>
      <text:p text:style-name="Code"><text:s text:c="6"/>case UsersActionTypes.GET_USER_SUCCESS: {</text:p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ERROR:</text:p>
      <text:p text:style-name="Code"><text:s text:c="6"/>case UsersActionTypes.GET_USER_ERROR: {</text:p>
      <text:p text:style-name="Code"><text:s text:c="8"/>const error = action.payload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fals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case UsersActionTypes.CREATE_USER:</text:p>
      <text:p text:style-name="Code"><text:s text:c="6"/>case UsersActionTypes.UPDATE_USER:</text:p>
      <text:p text:style-name="Code"><text:s text:c="6"/>case UsersActionTypes.DELETE_USER: {</text:p>
      <text:p text:style-name="Code"><text:s text:c="8"/>return {</text:p>
      <text:p text:style-name="Code"><text:s text:c="10"/>...state</text:p>
      <text:p text:style-name="Code"><text:s text:c="8"/>};</text:p>
      <text:p text:style-name="Code"><text:s text:c="6"/>}</text:p>
      <text:p text:style-name="Code"/>
      <text:p text:style-name="Code"><text:s text:c="6"/>case UsersActionTypes.CREATE_USER_SUCCESS:</text:p>
      <text:p text:style-name="Code"><text:s text:c="6"/>case UsersActionTypes.UPDATE_USER_SUCCESS: {</text:p>
      <text:p text:style-name="Code"><text:s text:c="8"/>const user = &lt;User&gt;action.payload;</text:p>
      <text:p text:style-name="Code"><text:s text:c="8"/>const entities = {</text:p>
      <text:p text:style-name="Code"><text:s text:c="10"/>...state.entities,</text:p>
      <text:p text:style-name="Code"><text:s text:c="10"/>[user.id]: user</text:p>
      <text:p text:style-name="Code"><text:s text:c="8"/>};</text:p>
      <text:p text:style-name="Code"><text:s text:c="8"/>const originalUser = {...&lt;User&gt;action.payload};</text:p>
      <text:p text:style-name="Code"><text:soft-page-break/></text:p>
      <text:p text:style-name="Code"><text:s text:c="8"/>return {</text:p>
      <text:p text:style-name="Code"><text:s text:c="10"/>...state,</text:p>
      <text:p text:style-name="Code"><text:s text:c="10"/>entities,</text:p>
      <text:p text:style-name="Code"><text:s text:c="10"/>originalUser</text:p>
      <text:p text:style-name="Code"><text:s text:c="8"/>};</text:p>
      <text:p text:style-name="Code"><text:s text:c="6"/>}</text:p>
      <text:p text:style-name="Code"/>
      <text:p text:style-name="Code"><text:s text:c="6"/>case UsersActionTypes.DELETE_USER_SUCCESS: {</text:p>
      <text:p text:style-name="Code"><text:s text:c="8"/>const user = &lt;User&gt;action.payload;</text:p>
      <text:p text:style-name="Code"><text:s text:c="8"/>const { [user.id]: removed, ...entities} = state.entities;</text:p>
      <text:p text:style-name="Code"/>
      <text:p text:style-name="Code"><text:s text:c="8"/>return {</text:p>
      <text:p text:style-name="Code"><text:s text:c="10"/>...state,</text:p>
      <text:p text:style-name="Code"><text:s text:c="10"/>entities</text:p>
      <text:p text:style-name="Code"><text:s text:c="8"/>};</text:p>
      <text:p text:style-name="Code"><text:s text:c="6"/>}</text:p>
      <text:p text:style-name="Code"/>
      <text:p text:style-name="Code"><text:s text:c="6"/>case UsersActionTypes.CREATE_USER_ERROR:</text:p>
      <text:p text:style-name="Code"><text:s text:c="6"/>case UsersActionTypes.UPDATE_USER_ERROR:</text:p>
      <text:p text:style-name="Code"><text:s text:c="6"/>case UsersActionTypes.DELETE_USER_ERROR: {</text:p>
      <text:p text:style-name="Code"><text:s text:c="8"/>const error = action.payload;</text:p>
      <text:p text:style-name="Code"><text:s text:c="8"/>return {</text:p>
      <text:p text:style-name="Code"><text:s text:c="10"/>...stat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default: {</text:p>
      <text:p text:style-name="Code"><text:s text:c="8"/>console.log('UNKNOWN_USER action being handled!');</text:p>
      <text:p text:style-name="Code"><text:s text:c="8"/>return state;</text:p>
      <text:p text:style-name="Code"><text:s text:c="6"/>}</text:p>
      <text:p text:style-name="Code"><text:s text:c="4"/>}</text:p>
      <text:p text:style-name="Code"><text:s text:c="2"/>}</text:p>
      <text:p text:style-name="Code"/>
      <text:p text:style-name="List_20_Paragraph">Make changes to file <text:span text:style-name="T3">app/+store/reducers/index.ts. </text:span>Use the following snippet of code:</text:p>
      <text:p text:style-name="P5">export * from './users.reducer';</text:p>
      <text:p text:style-name="P5"/>
      <text:p text:style-name="List_20_Paragraph"><text:soft-page-break/>Make changes to file <text:span text:style-name="T3">app/+store/state/app.state.ts. </text:span>Use the following snippet of code:</text:p>
      <text:p text:style-name="Code">// 1</text:p>
      <text:p text:style-name="P5">import { UsersState } from './users.state';</text:p>
      <text:p text:style-name="P5">import { tasksReducer, usersReducer} from './../reducers';</text:p>
      <text:p text:style-name="P5"/>
      <text:p text:style-name="Code">// 2</text:p>
      <text:p text:style-name="Code">export interface AppState {</text:p>
      <text:p text:style-name="Code"><text:s text:c="2"/>tasks: TasksState;</text:p>
      <text:p text:style-name="Code"><text:s text:c="2"/><text:span text:style-name="T6">users: UsersState;</text:span></text:p>
      <text:p text:style-name="Code">}</text:p>
      <text:p text:style-name="Code"/>
      <text:p text:style-name="Code">// 3</text:p>
      <text:p text:style-name="Code">export const reducers: ActionReducerMap&lt;AppState&gt; = {</text:p>
      <text:p text:style-name="P57"><text:s text:c="2"/>tasks: tasksReducer,</text:p>
      <text:p text:style-name="P5"><text:s text:c="2"/>users: usersReducer</text:p>
      <text:p text:style-name="Code">};</text:p>
      <text:p text:style-name="Code"/>
      <text:p text:style-name="List_20_Paragraph">Create file <text:span text:style-name="T3">app/+store/effects/users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/>
      <text:p text:style-name="Code">// @Ngrx</text:p>
      <text:p text:style-name="Code">import { Action } from '@ngrx/store';</text:p>
      <text:p text:style-name="Code">import { Actions, Effect } from '@ngrx/effects';</text:p>
      <text:p text:style-name="Code">import { UsersActionTypes } from './../actions';</text:p>
      <text:p text:style-name="Code">import * as UsersActions from './../actions/users.actions';</text:p>
      <text:p text:style-name="Code"/>
      <text:p text:style-name="Code">// Rxjs</text:p>
      <text:p text:style-name="Code">import { Observable } from 'rxjs/Observable';</text:p>
      <text:p text:style-name="Code">import { of } from 'rxjs/observable/of';</text:p>
      <text:p text:style-name="Code">import { switchMap, map, catchError } from 'rxjs/operators';</text:p>
      <text:p text:style-name="Code"/>
      <text:p text:style-name="Code">import { UserObservableService } from './../../users/services';</text:p>
      <text:p text:style-name="Code"/>
      <text:p text:style-name="Code">@Injectable()</text:p>
      <text:p text:style-name="Code">export class UsersEffects {</text:p>
      <text:p text:style-name="Code"/>
      <text:p text:style-name="Code"><text:s text:c="2"/>@Effect() getUsers$: Observable&lt;Action&gt; = this.actions$</text:p>
      <text:p text:style-name="Code"><text:soft-page-break/><text:s text:c="4"/>.ofType&lt;UsersActions.GetUsers&gt;(UsersActionTypes.GET_USERS)</text:p>
      <text:p text:style-name="Code"><text:s text:c="4"/>.pipe(</text:p>
      <text:p text:style-name="Code"><text:s text:c="6"/>switchMap(action =&gt;</text:p>
      <text:p text:style-name="Code"><text:s text:c="8"/>this.userObservableService.getUsers()</text:p>
      <text:p text:style-name="Code"><text:s text:c="8"/>.pipe(</text:p>
      <text:p text:style-name="Code"><text:s text:c="12"/>map(users =&gt; new UsersActions.GetUsersSuccess(users)),</text:p>
      <text:p text:style-name="Code"><text:s text:c="12"/>catchError(err =&gt; of(new UsersActions.GetUsers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getUser$: Observable&lt;Action&gt; = this.actions$</text:p>
      <text:p text:style-name="Code"><text:s text:c="4"/>.ofType&lt;UsersActions.GetUser&gt;(UsersActionTypes.GET_USER)</text:p>
      <text:p text:style-name="Code"><text:s text:c="4"/>.pipe(</text:p>
      <text:p text:style-name="Code"><text:s text:c="6"/>map((action: UsersActions.GetUser) =&gt; action.payload),</text:p>
      <text:p text:style-name="Code"><text:s text:c="6"/>switchMap(payload =&gt;</text:p>
      <text:p text:style-name="Code"><text:s text:c="8"/>this.userObservableService.getUser(payload)</text:p>
      <text:p text:style-name="Code"><text:s text:c="8"/>.pipe(</text:p>
      <text:p text:style-name="Code"><text:s text:c="12"/>map(user =&gt; new UsersActions.GetUserSuccess(user)),</text:p>
      <text:p text:style-name="Code"><text:s text:c="12"/>catchError(err =&gt; of(new UsersActions.Get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updateUser$: Observable&lt;Action&gt; = this.actions$</text:p>
      <text:p text:style-name="Code"><text:s text:c="4"/>.ofType&lt;UsersActions.UpdateUser&gt;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map(user =&gt; {</text:p>
      <text:p text:style-name="Code"><text:s text:c="16"/>this.router.navigate(['/users', { editedUserID: user.id }]);</text:p>
      <text:p text:style-name="Code"><text:s text:c="16"/>return new UsersActions.UpdateUserSuccess(user);</text:p>
      <text:p text:style-name="Code"><text:s text:c="12"/>}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oft-page-break/><text:s text:c="4"/>);</text:p>
      <text:p text:style-name="Code"/>
      <text:p text:style-name="Code"><text:s text:c="2"/>@Effect() createUser$: Observable&lt;Action&gt; = this.actions$</text:p>
      <text:p text:style-name="Code"><text:s text:c="4"/>.ofType&lt;UsersActions.CreateUser&gt;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map(user =&gt; {</text:p>
      <text:p text:style-name="Code"><text:s text:c="16"/>this.router.navigate(['/users']);</text:p>
      <text:p text:style-name="Code"><text:s text:c="16"/>return new UsersActions.CreateUserSuccess(user);</text:p>
      <text:p text:style-name="Code"><text:s text:c="12"/>}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deleteUser$: Observable&lt;Action&gt; = this.actions$</text:p>
      <text:p text:style-name="Code"><text:s text:c="4"/>.ofType&lt;UsersActions.DeleteUser&gt;(UsersActionTypes.DELETE_USER)</text:p>
      <text:p text:style-name="Code"><text:s text:c="4"/>.pipe(</text:p>
      <text:p text:style-name="Code"><text:s text:c="6"/>map((action: UsersActions.DeleteUser) =&gt; action.payload),</text:p>
      <text:p text:style-name="Code"><text:s text:c="6"/>switchMap(payload =&gt;</text:p>
      <text:p text:style-name="Code"><text:s text:c="8"/>this.userObservableService.deleteUser(payload)</text:p>
      <text:p text:style-name="Code"><text:s text:c="8"/>.pipe(</text:p>
      <text:p text:style-name="Code"><text:s text:c="12"/>// Note: json-server doesn't return deleted user</text:p>
      <text:p text:style-name="Code"><text:s text:c="12"/>// so we use payload</text:p>
      <text:p text:style-name="Code"><text:s text:c="12"/>map(() =&gt; new UsersActions.DeleteUserSuccess(payload)),</text:p>
      <text:p text:style-name="Code"><text:s text:c="12"/>catchError(err =&gt; of(new UsersActions.Dele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constructor(</text:p>
      <text:p text:style-name="Code"><text:s text:c="4"/>private actions$: Actions,</text:p>
      <text:p text:style-name="Code"><text:s text:c="4"/>private userObservableService: UserObservableService,</text:p>
      <text:p text:style-name="Code"><text:s text:c="4"/>private router: Router</text:p>
      <text:p text:style-name="Code"><text:s text:c="2"/>) {</text:p>
      <text:p text:style-name="Code"><text:soft-page-break/><text:s text:c="4"/>console.log('[USERS EFFECTS]');</text:p>
      <text:p text:style-name="Code"><text:s text:c="2"/>}</text:p>
      <text:p text:style-name="Code"/>
      <text:p text:style-name="Code">}</text:p>
      <text:p text:style-name="Code"/>
      <text:p text:style-name="List_20_Paragraph">Make changes to file <text:span text:style-name="T3">app/+store/effects/index.ts. </text:span>Use the following snippet of code:</text:p>
      <text:p text:style-name="P5">export * from './users.effects';</text:p>
      <text:p text:style-name="P5"/>
      <text:p text:style-name="List_20_Paragraph">Create file <text:span text:style-name="T3">app/+store/selectors/users.selectors.ts. </text:span>Use the following snippet of code:</text:p>
      <text:p text:style-name="Code">import { createFeatureSelector, createSelector } from '@ngrx/store';</text:p>
      <text:p text:style-name="Code"/>
      <text:p text:style-name="Code">import { UsersState } from './../state';</text:p>
      <text:p text:style-name="Code">import { User } from './../../users/models/user.model';</text:p>
      <text:p text:style-name="Code">import { getRouterState } from './../../+store/selectors/router.selectors';</text:p>
      <text:p text:style-name="Code"/>
      <text:p text:style-name="Code">const getEntities = (state: UsersState) =&gt; state.entities;</text:p>
      <text:p text:style-name="Code">const getOriginalUser = (state: UsersState) =&gt; state.originalUser;</text:p>
      <text:p text:style-name="Code">const getLoaded = (state: UsersState) =&gt; state.loaded;</text:p>
      <text:p text:style-name="Code">const getLoading = (state: UsersState) =&gt; state.loading;</text:p>
      <text:p text:style-name="Code">const getError = (state: UsersState) =&gt; state.error;</text:p>
      <text:p text:style-name="Code"/>
      <text:p text:style-name="Code">export const getUsersState = createFeatureSelector&lt;UsersState&gt;('users');</text:p>
      <text:p text:style-name="Code"/>
      <text:p text:style-name="Code">const getUsersEntitites = createSelector(getUsersState, getEntities);</text:p>
      <text:p text:style-name="Code">export const getUsersOriginalUser = createSelector(getUsersState, getOriginalUser);</text:p>
      <text:p text:style-name="Code">export const getUsersLoaded = createSelector(getUsersState, getLoaded);</text:p>
      <text:p text:style-name="Code">export const getUsersLoading = createSelector(getUsersState, getLoading);</text:p>
      <text:p text:style-name="Code">export const getUsersError = createSelector(getUsersState, getError);</text:p>
      <text:p text:style-name="Code"/>
      <text:p text:style-name="Code">/**</text:p>
      <text:p text:style-name="Code"><text:s/>* transform object to array</text:p>
      <text:p text:style-name="Code"><text:s/>*/</text:p>
      <text:p text:style-name="Code">export const getUsers = createSelector(getUsersEntitites, entities =&gt; {</text:p>
      <text:p text:style-name="Code"><text:s text:c="4"/>return Object.keys(entities).map(id =&gt; entities[+id]);</text:p>
      <text:p text:style-name="Code">});</text:p>
      <text:p text:style-name="Code"/>
      <text:p text:style-name="Code">export const getEditedUser = createSelector(</text:p>
      <text:p text:style-name="Code"><text:s text:c="4"/>getUsersEntitites,</text:p>
      <text:p text:style-name="Code"><text:soft-page-break/><text:s text:c="4"/>getRouterState,</text:p>
      <text:p text:style-name="Code"><text:s text:c="4"/>(users, router): User =&gt; {</text:p>
      <text:p text:style-name="Code"><text:s text:c="8"/>const userID = router.state.params.edited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Code">export const getSelectedUserByUrl = createSelector(</text:p>
      <text:p text:style-name="Code"><text:s text:c="4"/>getUsersEntitites,</text:p>
      <text:p text:style-name="Code"><text:s text:c="4"/>getRouterState,</text:p>
      <text:p text:style-name="Code"><text:s text:c="4"/>(users, router): User =&gt; {</text:p>
      <text:p text:style-name="Code"><text:s text:c="8"/>const userID = router.state.params.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List_20_Paragraph">Make changes to file <text:span text:style-name="T3">app/+store/selectors/index.ts. </text:span>Use the following snippet of code</text:p>
      <text:p text:style-name="P5">export * from './users.selectors';</text:p>
      <text:p text:style-name="P5"/>
      <text:p text:style-name="List_20_Paragraph">Make changes to <text:span text:style-name="T3">UsersModule</text:span>. Use the following snippet of code</text:p>
      <text:p text:style-name="Code">// 1</text:p>
      <text:p text:style-name="P5">import { StoreModule } from '@ngrx/store';</text:p>
      <text:p text:style-name="P5">import { EffectsModule } from '@ngrx/effects';</text:p>
      <text:p text:style-name="P5">import { UsersEffects, usersReducer } from 'app/+store';</text:p>
      <text:p text:style-name="P5"/>
      <text:p text:style-name="Code">// 2</text:p>
      <text:p text:style-name="Code">@NgModule({</text:p>
      <text:p text:style-name="Code"><text:s text:c="2"/>imports: [</text:p>
      <text:p text:style-name="Code"><text:s text:c="4"/>…</text:p>
      <text:p text:style-name="Code"><text:s text:c="4"/>UsersRoutingModule<text:span text:style-name="T6">,</text:span></text:p>
      <text:p text:style-name="Code"><text:s text:c="4"/><text:span text:style-name="T6">StoreModule.forFeature('users', usersReducer),</text:span></text:p>
      <text:p text:style-name="P5"><text:s text:c="4"/>EffectsModule.forFeature([UsersEffects])</text:p>
      <text:p text:style-name="Code"><text:soft-page-break/><text:s text:c="2"/>],</text:p>
      <text:p text:style-name="Code">…</text:p>
      <text:p text:style-name="Code">})</text:p>
      <text:p text:style-name="Code"/>
      <text:p text:style-name="List_20_Paragraph">Make changes to <text:span text:style-name="T3">UserListComponent. </text:span>Use the following snippet of code:</text:p>
      <text:p text:style-name="P9">// 1</text:p>
      <text:p text:style-name="P9">import { UserArrayService, UserObservableService } from './../services';</text:p>
      <text:p text:style-name="P5">import { Store } from '@ngrx/store';</text:p>
      <text:p text:style-name="P5">import * as UsersActions from './../../+store/actions/users.actions';</text:p>
      <text:p text:style-name="P5">import { AppState, getUsers, getUsersError, getEditedUser } from './../../+store';</text:p>
      <text:p text:style-name="P5">import { Subscription } from 'rxjs/Subscription';</text:p>
      <text:p text:style-name="P5">import { AutoUnsubscribe } from './../../core/decorators';</text:p>
      <text:p text:style-name="P5"/>
      <text:p text:style-name="Code">// 2</text:p>
      <text:p text:style-name="P5">@AutoUnsubscribe('subscription')</text:p>
      <text:p text:style-name="Code"/>
      <text:p text:style-name="Code">// 3</text:p>
      <text:p text:style-name="P9">users$: Observable&lt;Array&lt;User&gt;&gt;;</text:p>
      <text:p text:style-name="P5">users$: Store&lt;Array&lt;User&gt;&gt;;</text:p>
      <text:p text:style-name="P5">usersError$: Store&lt;Error | string&gt;;</text:p>
      <text:p text:style-name="P5">private subscription: Subscription;</text:p>
      <text:p text:style-name="P5"/>
      <text:p text:style-name="Code">// 4</text:p>
      <text:p text:style-name="Code">constructor(</text:p>
      <text:p text:style-name="P9"><text:s text:c="4"/>private userArrayService: UserArrayService,</text:p>
      <text:p text:style-name="P9"><text:s text:c="4"/>private userObservableService: UserObservableService,</text:p>
      <text:p text:style-name="Code"><text:s text:c="4"/><text:span text:style-name="T6">private store: Store&lt;AppState&gt;,</text:span></text:p>
      <text:p text:style-name="Code"><text:span text:style-name="T6"><text:s text:c="4"/></text:span>…</text:p>
      <text:p text:style-name="Code"><text:s text:c="2"/>) { }</text:p>
      <text:p text:style-name="Code"/>
      <text:p text:style-name="Code">// 5</text:p>
      <text:p text:style-name="P9">ngOnInit() {</text:p>
      <text:p text:style-name="P9"><text:s text:c="4"/>this.users$ = this.userObservableService.getUsers();</text:p>
      <text:p text:style-name="P9"/>
      <text:p text:style-name="P9"><text:s text:c="4"/>// listen editedUserID from UserFormComponent</text:p>
      <text:p text:style-name="P9"><text:s text:c="4"/>this.route.paramMap</text:p>
      <text:p text:style-name="P9"><text:s text:c="6"/>.pipe(</text:p>
      <text:p text:style-name="P9"><text:s text:c="8"/>switchMap((params: Params) =&gt; </text:p>
      <text:p text:style-name="P60"><text:soft-page-break/>this.userArrayService.getUser(+params.get('editedUserID')))</text:p>
      <text:p text:style-name="P9"><text:s text:c="6"/>)</text:p>
      <text:p text:style-name="P9"><text:s text:c="6"/>.subscribe(</text:p>
      <text:p text:style-name="P9"><text:s text:c="8"/>(user: User) =&gt; {</text:p>
      <text:p text:style-name="P9"><text:s text:c="10"/>this.editedUser = {...user};</text:p>
      <text:p text:style-name="P9"><text:s text:c="10"/>console.log(`Last time you edited user ${JSON.stringify(this.editedUser)}`);</text:p>
      <text:p text:style-name="P9"><text:s text:c="8"/>},</text:p>
      <text:p text:style-name="P9"><text:s text:c="8"/>err =&gt; console.log(err)</text:p>
      <text:p text:style-name="P9"><text:s text:c="6"/>);</text:p>
      <text:p text:style-name="P9"><text:s text:c="2"/>}</text:p>
      <text:p text:style-name="P5">ngOnInit() {</text:p>
      <text:p text:style-name="P5"><text:s text:c="4"/>this.users$ = this.store.select(getUsers);</text:p>
      <text:p text:style-name="P5"><text:s text:c="4"/>this.usersError$ = this.store.select(getUsersError);</text:p>
      <text:p text:style-name="P5"><text:s text:c="4"/>this.store.dispatch(new UsersActions.GetUsers());</text:p>
      <text:p text:style-name="P5"/>
      <text:p text:style-name="P5"><text:s text:c="4"/>// listen id from UserFormComponent</text:p>
      <text:p text:style-name="P5"><text:s text:c="4"/>this.subscription = this.store.select(getEditedUser)</text:p>
      <text:p text:style-name="P5"><text:s text:c="4"/>.subscribe(</text:p>
      <text:p text:style-name="P5"><text:s text:c="6"/>user =&gt; {</text:p>
      <text:p text:style-name="P5"><text:s text:c="8"/>this.editedUser = user;</text:p>
      <text:p text:style-name="P5"><text:s text:c="8"/>console.log(`Last time you edited user ${JSON.stringify(this.editedUser)}`);</text:p>
      <text:p text:style-name="P5"><text:s text:c="6"/>}</text:p>
      <text:p text:style-name="P5"><text:s text:c="4"/>);</text:p>
      <text:p text:style-name="P5"><text:s text:c="2"/>}</text:p>
      <text:p text:style-name="P5"/>
      <text:p text:style-name="Code">// 6</text:p>
      <text:p text:style-name="P9">deleteUser(user: User) {</text:p>
      <text:p text:style-name="P9"><text:s text:c="4"/>this.users$ = this.userObservableService.deleteUser(user);</text:p>
      <text:p text:style-name="P9">}</text:p>
      <text:p text:style-name="P9"/>
      <text:p text:style-name="P5">deleteUser(user: User) {</text:p>
      <text:p text:style-name="P5"><text:s text:c="4"/>this.store.dispatch(new UsersActions.DeleteUser(user));</text:p>
      <text:p text:style-name="P5">}</text:p>
      <text:p text:style-name="P5"/>
      <text:p text:style-name="List_20_Paragraph">Make changes to <text:span text:style-name="T3">UserListComponent</text:span> <text:span text:style-name="T3">template. </text:span>Use the following snippet of HTML</text:p>
      <text:p text:style-name="P5">&lt;p *ngIf="(usersError$ | async) as errorMessage"&gt;{{errorMessage}}&lt;/p&gt;</text:p>
      <text:p text:style-name="P5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Subscription } from 'rxjs/Subscription';</text:p>
      <text:p text:style-name="P9">import { AutoUnsubscribe } from './../../core';</text:p>
      <text:p text:style-name="Code">import { ActivatedRoute, Params, <text:span text:style-name="T9">Router </text:span>} from '@angular/router';</text:p>
      <text:p text:style-name="P5">// @Ngrx</text:p>
      <text:p text:style-name="P5">import { Store } from '@ngrx/store';</text:p>
      <text:p text:style-name="P5">import { AppState, getUsersOriginalUser } from './../../+store';</text:p>
      <text:p text:style-name="P5">import * as UsersActions from './../../+store/actions/users.actions';</text:p>
      <text:p text:style-name="P5">import { of } from 'rxjs/observable/of';</text:p>
      <text:p text:style-name="Code"/>
      <text:p text:style-name="Code">// 2</text:p>
      <text:p text:style-name="P9">@AutoUnsubscribe()</text:p>
      <text:p text:style-name="P9"/>
      <text:p text:style-name="Code">// 3</text:p>
      <text:p text:style-name="P9">originalUser: User;</text:p>
      <text:p text:style-name="P9">private sub: Subscription;</text:p>
      <text:p text:style-name="Code"/>
      <text:p text:style-name="Code">// 4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pan text:style-name="T6"><text:s text:c="4"/></text:span><text:span text:style-name="T9">private router: Router,</text:span></text:p>
      <text:p text:style-name="P9"><text:s text:c="4"/>private userObservableService: UserObservableService</text:p>
      <text:p text:style-name="Code"><text:s text:c="2"/>) { }</text:p>
      <text:p text:style-name="Code"/>
      <text:p text:style-name="Code">// 5</text:p>
      <text:p text:style-name="P9">ngOnInit(): void {</text:p>
      <text:p text:style-name="P9"><text:s text:c="4"/>this.user = new User(null, '', '');</text:p>
      <text:p text:style-name="P9"/>
      <text:p text:style-name="P9"><text:s text:c="4"/>// data is an observable object</text:p>
      <text:p text:style-name="P9"><text:s text:c="4"/>// which contains custom and resolve data</text:p>
      <text:p text:style-name="P9"><text:s text:c="4"/>this.route.data.subscribe(data =&gt; {</text:p>
      <text:p text:style-name="P9"><text:s text:c="6"/>this.user = Object.assign({}, data.user);</text:p>
      <text:p text:style-name="P9"><text:s text:c="6"/>this.originalUser = Object.assign({}, data.user);</text:p>
      <text:p text:style-name="P9"><text:s text:c="4"/>});</text:p>
      <text:p text:style-name="P9">}</text:p>
      <text:p text:style-name="P5">ngOnInit(): void {</text:p>
      <text:p text:style-name="P5"><text:s text:c="4"/>this.route.data.subscribe(data =&gt; {</text:p>
      <text:p text:style-name="P5"><text:soft-page-break/><text:s text:c="6"/>this.user = {...data.user};</text:p>
      <text:p text:style-name="P5"><text:s text:c="4"/>});</text:p>
      <text:p text:style-name="P5"><text:s text:c="2"/>}</text:p>
      <text:p text:style-name="P5"/>
      <text:p text:style-name="Code">// 6</text:p>
      <text:p text:style-name="Code">saveUser() {</text:p>
      <text:p text:style-name="Code"><text:s text:c="4"/>…</text:p>
      <text:p text:style-name="Code"/>
      <text:p text:style-name="P9"><text:s text:c="4"/>const method = user.id ? 'updateUser' : 'createUser';</text:p>
      <text:p text:style-name="P9"><text:s text:c="4"/>const sub = this.userObservableService[method](user)</text:p>
      <text:p text:style-name="P9"><text:s text:c="6"/>.subscribe(</text:p>
      <text:p text:style-name="P9"><text:s text:c="8"/>() =&gt; {</text:p>
      <text:p text:style-name="P9"><text:s text:c="10"/>this.originalUser = {...this.user};</text:p>
      <text:p text:style-name="P9"><text:s text:c="10"/>user.id</text:p>
      <text:p text:style-name="P9"><text:s text:c="12"/>// optional parameter: http://localhost:4200/users;id=2</text:p>
      <text:p text:style-name="P9"><text:s text:c="12"/>? this.router.navigate(['users', { editedUserID: user.id }])</text:p>
      <text:p text:style-name="P9"><text:s text:c="12"/>: this.goBack();</text:p>
      <text:p text:style-name="P9"><text:s text:c="8"/>},</text:p>
      <text:p text:style-name="P9"><text:s text:c="8"/>error =&gt; console.log(error)</text:p>
      <text:p text:style-name="P9"><text:s text:c="6"/>);</text:p>
      <text:p text:style-name="P9"><text:s text:c="4"/>this.sub.push(sub);</text:p>
      <text:p text:style-name="P5"><text:s text:c="4"/>if (user.id) {</text:p>
      <text:p text:style-name="P5"><text:s text:c="6"/>this.store.dispatch(new UsersActions.UpdateUser(user));</text:p>
      <text:p text:style-name="P5"><text:s text:c="4"/>} else {</text:p>
      <text:p text:style-name="P5"><text:s text:c="6"/>this.store.dispatch(new UsersActions.CreateUser(user));</text:p>
      <text:p text:style-name="P5"><text:s text:c="4"/>}</text:p>
      <text:p text:style-name="Code">}</text:p>
      <text:p text:style-name="Code"/>
      <text:p text:style-name="Code">// 7</text:p>
      <text:p text:style-name="Code">canDeactivate(): Observable&lt;boolean&gt; | Promise&lt;boolean&gt; | boolean {</text:p>
      <text:p text:style-name="P9"><text:s text:c="4"/>const flags = Object.keys(this.originalUser).map(key =&gt; {</text:p>
      <text:p text:style-name="P9"><text:s text:c="6"/>if (this.originalUser[key] === this.user[key]) {</text:p>
      <text:p text:style-name="P9"><text:s text:c="8"/>return true;</text:p>
      <text:p text:style-name="P9"><text:s text:c="6"/>}</text:p>
      <text:p text:style-name="P9"><text:s text:c="6"/>return false;</text:p>
      <text:p text:style-name="P9"><text:s text:c="4"/>});</text:p>
      <text:p text:style-name="P9"/>
      <text:p text:style-name="P9"><text:s text:c="4"/>if (flags.every(el =&gt; el)) {</text:p>
      <text:p text:style-name="P9"><text:soft-page-break/><text:s text:c="6"/>return true;</text:p>
      <text:p text:style-name="P9"><text:s text:c="4"/>}</text:p>
      <text:p text:style-name="P9"/>
      <text:p text:style-name="P9"><text:s text:c="4"/>// Otherwise ask the user with the dialog service and return its</text:p>
      <text:p text:style-name="P9"><text:s text:c="4"/>// promise which resolves to true or false when the user decides</text:p>
      <text:p text:style-name="P9"><text:s text:c="4"/>return this.dialogService.confirm('Discard changes?');</text:p>
      <text:p text:style-name="P9"/>
      <text:p text:style-name="Code"><text:span text:style-name="T9"><text:s text:c="4"/></text:span><text:span text:style-name="T6">const flags = [];</text:span></text:p>
      <text:p text:style-name="Code"><text:span text:style-name="T9"><text:s text:c="4"/></text:span><text:span text:style-name="T6">return this.store.select(getUsersOriginalUser)</text:span></text:p>
      <text:p text:style-name="P5"><text:s text:c="12"/>.pipe(</text:p>
      <text:p text:style-name="P5"><text:s text:c="14"/>switchMap(originalUser =&gt; {</text:p>
      <text:p text:style-name="P5"><text:s text:c="16"/>for (const key in originalUser) {</text:p>
      <text:p text:style-name="P5"><text:s text:c="18"/>if (originalUser[key] === this.user[key]) {</text:p>
      <text:p text:style-name="P5"><text:s text:c="20"/>flags.push(true);</text:p>
      <text:p text:style-name="P5"><text:s text:c="18"/>} else {</text:p>
      <text:p text:style-name="P5"><text:s text:c="20"/>flags.push(false);</text:p>
      <text:p text:style-name="P5"><text:s text:c="18"/>}</text:p>
      <text:p text:style-name="P5"><text:s text:c="16"/>}</text:p>
      <text:p text:style-name="P5"/>
      <text:p text:style-name="P5"><text:s text:c="16"/>if (flags.every(el =&gt; el)) {</text:p>
      <text:p text:style-name="P5"><text:s text:c="18"/>return of(true);</text:p>
      <text:p text:style-name="P5"><text:s text:c="16"/>}</text:p>
      <text:p text:style-name="P5"/>
      <text:p text:style-name="P5"><text:s text:c="16"/>// Otherwise ask the user with the dialog service and return its</text:p>
      <text:p text:style-name="P5"><text:s text:c="16"/>// promise which resolves to true or false when the user decides</text:p>
      <text:p text:style-name="P5"><text:s text:c="16"/>return this.dialogService.confirm('Discard changes?');</text:p>
      <text:p text:style-name="P5"><text:s text:c="14"/>})</text:p>
      <text:p text:style-name="P5"><text:s text:c="12"/>);</text:p>
      <text:p text:style-name="Code">}</text:p>
      <text:p text:style-name="List_20_Paragraph">Make changes to file <text:span text:style-name="T3">users/guards/user-resolve-guard.ts. </text:span>Use the following snippet of code:</text:p>
      <text:p text:style-name="Code">// 1</text:p>
      <text:p text:style-name="P5">// NgRx</text:p>
      <text:p text:style-name="P5">import { Store } from '@ngrx/store';</text:p>
      <text:p text:style-name="P5">import { AppState, getSelectedUserByUrl } from './../../+store'; </text:p>
      <text:p text:style-name="P9">import { UserArrayService, UserObservableService } from './../services';</text:p>
      <text:p text:style-name="Code">import { Router, Resolve, <text:span text:style-name="T9">ActivatedRouteSnapshot </text:span>} from '@angular/router';</text:p>
      <text:p text:style-name="P5">import { switchMap, take } from 'rxjs/operators';</text:p>
      <text:p text:style-name="P9"/>
      <text:p text:style-name="Code"><text:soft-page-break/>// 2</text:p>
      <text:p text:style-name="Code">constructor(</text:p>
      <text:p text:style-name="Code"><text:s text:c="4"/><text:span text:style-name="T9">private userObservableService: UserObservableService,</text:span></text:p>
      <text:p text:style-name="Code"><text:span text:style-name="T9"><text:s text:c="4"/></text:span><text:span text:style-name="T6">private store: Store&lt;AppState&gt;,</text:span></text:p>
      <text:p text:style-name="Code"><text:s text:c="4"/>…</text:p>
      <text:p text:style-name="Code"><text:s text:c="2"/>) {}</text:p>
      <text:p text:style-name="Code"/>
      <text:p text:style-name="Code">// 3</text:p>
      <text:p text:style-name="P9">resolve(route: ActivatedRouteSnapshot): Observable&lt;User&gt; | null {</text:p>
      <text:p text:style-name="P9"><text:s text:c="4"/>console.log('UserResolve Guard is called');</text:p>
      <text:p text:style-name="P9"><text:s text:c="4"/>const id = +route.paramMap.get('userID');</text:p>
      <text:p text:style-name="P9"/>
      <text:p text:style-name="P9"><text:s text:c="4"/>if (id) {</text:p>
      <text:p text:style-name="P9"><text:s text:c="6"/>return this.userObservableService.getUser(id)</text:p>
      <text:p text:style-name="P9"><text:s text:c="6"/>.pipe(</text:p>
      <text:p text:style-name="P9"><text:s text:c="8"/>catchError(() =&gt; {</text:p>
      <text:p text:style-name="P9"><text:s text:c="10"/>this.router.navigate(['/users']);</text:p>
      <text:p text:style-name="P9"><text:s text:c="10"/>return of(null);</text:p>
      <text:p text:style-name="P9"><text:s text:c="8"/>})</text:p>
      <text:p text:style-name="P9"><text:s text:c="6"/>);</text:p>
      <text:p text:style-name="P9"><text:s text:c="4"/>} else {</text:p>
      <text:p text:style-name="P9"><text:s text:c="6"/>return of(new User(null, '', ''));</text:p>
      <text:p text:style-name="P9"><text:s text:c="4"/>}</text:p>
      <text:p text:style-name="P9"><text:s text:c="2"/>}</text:p>
      <text:p text:style-name="P5"/>
      <text:p text:style-name="P5">resolve(): Observable&lt;User&gt; {</text:p>
      <text:p text:style-name="P5"><text:s text:c="2"/>return this.store.select(getSelectedUserByUrl)</text:p>
      <text:p text:style-name="P5"><text:s text:c="6"/>.pipe(</text:p>
      <text:p text:style-name="P5"><text:s text:c="8"/>switchMap(user =&gt; {</text:p>
      <text:p text:style-name="P5"><text:s text:c="10"/>if (user) {</text:p>
      <text:p text:style-name="P5"><text:s text:c="12"/>return of(user);</text:p>
      <text:p text:style-name="P5"><text:s text:c="10"/>} else {</text:p>
      <text:p text:style-name="P5"><text:s text:c="12"/>this.router.navigate(['/users']);</text:p>
      <text:p text:style-name="P5"><text:s text:c="12"/>return of(null);</text:p>
      <text:p text:style-name="P5"><text:s text:c="10"/>}</text:p>
      <text:p text:style-name="P5"><text:s text:c="8"/>}),</text:p>
      <text:p text:style-name="P5"><text:s text:c="8"/>first()</text:p>
      <text:p text:style-name="P5"><text:s text:c="6"/>);</text:p>
      <text:p text:style-name="P5"><text:soft-page-break/>}</text:p>
      <text:list xml:id="list38385350" text:continue-numbering="true" text:style-name="Outline">
        <text:list-item>
          <text:h text:style-name="P34" text:outline-level="1"><text:bookmark-start text:name="_Toc505074862"/><text:bookmark-start text:name="__RefHeading__5116_1255712527"/>Task 23. Navigation By Actions<text:bookmark-end text:name="_Toc505074862"/><text:bookmark-end text:name="__RefHeading__5116_1255712527"/></text:h>
        </text:list-item>
      </text:list>
      <text:p text:style-name="List_20_Paragraph">Create fie <text:span text:style-name="T3">app/+store/actions/router.actions.ts. </text:span>Use the following snippet of code:</text:p>
      <text:p text:style-name="Code">import { Action } from '@ngrx/store';</text:p>
      <text:p text:style-name="Code">import { NavigationExtras } from '@angular/router';</text:p>
      <text:p text:style-name="Code"/>
      <text:p text:style-name="Code">export class RouterActionTypes {</text:p>
      <text:p text:style-name="Code"><text:s text:c="4"/>static readonly GO <text:s text:c="5"/>= '[Router] GO';</text:p>
      <text:p text:style-name="Code"><text:s text:c="4"/>static readonly BACK <text:s text:c="3"/>= '[Router] BACK';</text:p>
      <text:p text:style-name="Code"><text:s text:c="4"/>static readonly FORWARD = '[Router] FORWARD';</text:p>
      <text:p text:style-name="Code">}</text:p>
      <text:p text:style-name="Code"/>
      <text:p text:style-name="Code">export class Go implements Action {</text:p>
      <text:p text:style-name="Code"><text:s text:c="4"/>readonly type = RouterActionTypes.GO;</text:p>
      <text:p text:style-name="Code"><text:s text:c="4"/>constructor(</text:p>
      <text:p text:style-name="Code"><text:s text:c="8"/>public payload: {</text:p>
      <text:p text:style-name="Code"><text:s text:c="12"/>path: any[],</text:p>
      <text:p text:style-name="Code"><text:s text:c="12"/>queryParams?: object,</text:p>
      <text:p text:style-name="Code"><text:s text:c="12"/>extras?: NavigationExtras</text:p>
      <text:p text:style-name="Code"><text:s text:c="4"/>}) { }</text:p>
      <text:p text:style-name="Code">}</text:p>
      <text:p text:style-name="Code"/>
      <text:p text:style-name="Code">export class Back implements Action {</text:p>
      <text:p text:style-name="Code"><text:s text:c="4"/>readonly type = RouterActionTypes.BACK;</text:p>
      <text:p text:style-name="Code">}</text:p>
      <text:p text:style-name="Code"/>
      <text:p text:style-name="Code">export class Forward implements Action {</text:p>
      <text:p text:style-name="Code"><text:s text:c="4"/>readonly type = RouterActionTypes.FORWARD;</text:p>
      <text:p text:style-name="Code">}</text:p>
      <text:p text:style-name="Code"/>
      <text:p text:style-name="Code">export type RouterActions</text:p>
      <text:p text:style-name="Code"><text:s/>= Go</text:p>
      <text:p text:style-name="Code"><text:s/>| Back</text:p>
      <text:p text:style-name="Code"><text:s/>| Forward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router.actions';</text:p>
      <text:p text:style-name="P5"/>
      <text:p text:style-name="List_20_Paragraph"><text:soft-page-break/>Create file <text:span text:style-name="T3">app/+store/effects/router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>import { Location } from '@angular/common';</text:p>
      <text:p text:style-name="Code"/>
      <text:p text:style-name="Code">import { Effect, Actions } from '@ngrx/effects';</text:p>
      <text:p text:style-name="Code">import { RouterActionTypes } from './../actions';</text:p>
      <text:p text:style-name="Code">import * as RouterActions from './../actions/router.actions';</text:p>
      <text:p text:style-name="Code"/>
      <text:p text:style-name="Code">import { map, tap } from 'rxjs/operators';</text:p>
      <text:p text:style-name="Code"/>
      <text:p text:style-name="Code">@Injectable()</text:p>
      <text:p text:style-name="Code">export class RouterEffects {</text:p>
      <text:p text:style-name="Code"/>
      <text:p text:style-name="Code"><text:s text:c="4"/>@Effect({ dispatch: false }) navigate$ = this.actions$</text:p>
      <text:p text:style-name="Code"><text:s text:c="8"/>.ofType&lt;RouterActions.Go&gt;(RouterActionTypes.GO)</text:p>
      <text:p text:style-name="Code"><text:s text:c="8"/>.pipe(</text:p>
      <text:p text:style-name="Code"><text:s text:c="12"/>map((action: RouterActions.Go) =&gt; action.payload),</text:p>
      <text:p text:style-name="Code"><text:s text:c="12"/>tap(({path, queryParams, extras}) =&gt; {</text:p>
      <text:p text:style-name="Code"><text:s text:c="16"/>this.router.navigate(path, {queryParams, ...extras});</text:p>
      <text:p text:style-name="Code"><text:s text:c="12"/>})</text:p>
      <text:p text:style-name="Code"><text:s text:c="8"/>);</text:p>
      <text:p text:style-name="Code"/>
      <text:p text:style-name="Code"><text:s text:c="4"/>@Effect({ dispatch: false }) navigateBack$ = this.actions$</text:p>
      <text:p text:style-name="Code"><text:s text:c="8"/>.ofType&lt;RouterActions.Back&gt;(RouterActionTypes.BACK)</text:p>
      <text:p text:style-name="Code"><text:s text:c="8"/>.pipe(</text:p>
      <text:p text:style-name="Code"><text:s text:c="12"/>tap(() =&gt; this.location.back())</text:p>
      <text:p text:style-name="Code"><text:s text:c="8"/>);</text:p>
      <text:p text:style-name="Code"/>
      <text:p text:style-name="Code"><text:s text:c="4"/>@Effect({ dispatch: false }) navigateForward$ = this.actions$</text:p>
      <text:p text:style-name="Code"><text:s text:c="8"/>.ofType&lt;RouterActions.Forward&gt;(RouterActionTypes.FORWARD)</text:p>
      <text:p text:style-name="Code"><text:s text:c="8"/>.pipe(</text:p>
      <text:p text:style-name="Code"><text:s text:c="12"/>tap(() =&gt; this.location.forward())</text:p>
      <text:p text:style-name="Code"><text:s text:c="8"/>);</text:p>
      <text:p text:style-name="Code"/>
      <text:p text:style-name="Code"><text:s text:c="4"/>constructor(</text:p>
      <text:p text:style-name="Code"><text:s text:c="8"/>private actions$: Actions,</text:p>
      <text:p text:style-name="Code"><text:s text:c="8"/>private router: Router,</text:p>
      <text:p text:style-name="Code"><text:soft-page-break/><text:s text:c="8"/>private location: Location</text:p>
      <text:p text:style-name="Code"><text:s text:c="4"/>) {}</text:p>
      <text:p text:style-name="Code">}</text:p>
      <text:p text:style-name="List_20_Paragraph">Make changes to file <text:span text:style-name="T3">app/+store/effects/index.ts. </text:span>Use the following snippet of code:</text:p>
      <text:p text:style-name="P5">export * from './router.effects';</text:p>
      <text:p text:style-name="List_20_Paragraph">Make changes to <text:span text:style-name="T3">AppModule</text:span>. Use the following snippet of code:</text:p>
      <text:p text:style-name="Code">// 1</text:p>
      <text:p text:style-name="Code">import { RouterStateSerializerProvider, routerReducers, <text:span text:style-name="T6">RouterEffects </text:span>} from './+store';</text:p>
      <text:p text:style-name="Code"/>
      <text:p text:style-name="Code">// 2</text:p>
      <text:p text:style-name="Code">EffectsModule.forRoot([<text:span text:style-name="T6">RouterEffects</text:span>]),</text:p>
      <text:p text:style-name="Code"/>
      <text:p text:style-name="List_20_Paragraph">Make changes to file <text:span text:style-name="T3">app/+store/effects/task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Task$: Observable&lt;Action&gt; = this.actions$</text:p>
      <text:p text:style-name="Code"><text:s text:c="4"/>.ofType(TasksActionTypes.UPDATE_TASK)</text:p>
      <text:p text:style-name="Code"><text:s text:c="4"/>.pipe(</text:p>
      <text:p text:style-name="Code"><text:s text:c="6"/>map((action: TasksActions.UpdateTask) =&gt; action.payload),</text:p>
      <text:p text:style-name="Code"><text:s text:c="6"/>switchMap(payload =&gt;</text:p>
      <text:p text:style-name="Code"><text:s text:c="8"/>this.taskPromiseService.updateTask(payload)</text:p>
      <text:p text:style-name="Code"><text:s text:c="10"/><text:span text:style-name="T9">.then(task =&gt; {</text:span></text:p>
      <text:p text:style-name="P9"><text:s text:c="12"/>this.router.navigate(['/home']);</text:p>
      <text:p text:style-name="P9"><text:s text:c="12"/>return new TasksActions.UpdateTaskSuccess(task);</text:p>
      <text:p text:style-name="P9"><text:s text:c="10"/>})</text:p>
      <text:p text:style-name="Code"><text:span text:style-name="T9"><text:s text:c="10"/></text:span><text:span text:style-name="T6">.then(task =&gt; new TasksActions.UpdateTaskSuccess(task))</text:span></text:p>
      <text:p text:style-name="Code"><text:s text:c="10"/>.catch(err =&gt; new TasksActions.UpdateTaskError(err))</text:p>
      <text:p text:style-name="Code"><text:s text:c="6"/>)</text:p>
      <text:p text:style-name="Code">);</text:p>
      <text:p text:style-name="Code"/>
      <text:p text:style-name="Code">// 3</text:p>
      <text:p text:style-name="Code">@Effect() createTask$: Observable&lt;Action&gt; = this.actions$</text:p>
      <text:p text:style-name="Code"><text:s text:c="4"/>.ofType(TasksActionTypes.CREATE_TASK)</text:p>
      <text:p text:style-name="Code"><text:s text:c="4"/>.pipe(</text:p>
      <text:p text:style-name="Code"><text:s text:c="6"/>map((action: TasksActions.CreateTask) =&gt; action.payload),</text:p>
      <text:p text:style-name="Code"><text:soft-page-break/><text:s text:c="6"/>switchMap(payload =&gt;</text:p>
      <text:p text:style-name="Code"><text:s text:c="8"/>this.taskPromiseService.createTask(payload)</text:p>
      <text:p text:style-name="P9"><text:s text:c="10"/>.then(task =&gt; {</text:p>
      <text:p text:style-name="P9"><text:s text:c="12"/>this.router.navigate(['/home']);</text:p>
      <text:p text:style-name="P9"><text:s text:c="12"/>return new TasksActions.CreateTaskSuccess(task);</text:p>
      <text:p text:style-name="P9"><text:s text:c="10"/>})</text:p>
      <text:p text:style-name="Code"><text:span text:style-name="T9"><text:s text:c="10"/></text:span><text:span text:style-name="T6">.then(task =&gt; new TasksActions.CreateTaskSuccess(task))</text:span></text:p>
      <text:p text:style-name="Code"><text:s text:c="10"/>.catch(err =&gt; new TasksActions.CreateTaskError(err))</text:p>
      <text:p text:style-name="Code"><text:s text:c="6"/>)</text:p>
      <text:p text:style-name="Code">);</text:p>
      <text:p text:style-name="Code"/>
      <text:p text:style-name="Code">// 4</text:p>
      <text:p text:style-name="P5">@Effect() createUpdateTaskSuccess$: Observable&lt;Action&gt; = this.actions$</text:p>
      <text:p text:style-name="P5"><text:s text:c="4"/>.ofType&lt;TasksActions.CreateTask | TasksActions.UpdateTask&gt;(</text:p>
      <text:p text:style-name="P5"><text:s text:c="6"/>TasksActionTypes.CREATE_TASK_SUCCESS,</text:p>
      <text:p text:style-name="P5"><text:s text:c="6"/>TasksActionTypes.UPDATE_TASK_SUCCESS</text:p>
      <text:p text:style-name="P5"><text:s text:c="4"/>)</text:p>
      <text:p text:style-name="P5"><text:s text:c="4"/>.pipe(</text:p>
      <text:p text:style-name="P5"><text:s text:c="6"/>map(action =&gt; new RouterActions.Go({</text:p>
      <text:p text:style-name="P5"><text:s text:c="8"/>path: ['/home']</text:p>
      <text:p text:style-name="P5"><text:s text:c="6"/>}))</text:p>
      <text:p text:style-name="P5">);</text:p>
      <text:p text:style-name="Code"/>
      <text:p text:style-name="List_20_Paragraph">Make changes to file <text:span text:style-name="T3">app/+store/effects/user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User$: Observable&lt;Action&gt; = this.actions$</text:p>
      <text:p text:style-name="Code"><text:s text:c="4"/>.ofType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UpdateUserSuccess(user);</text:p>
      <text:p text:style-name="P9"><text:soft-page-break/><text:s text:c="12"/>}),</text:p>
      <text:p text:style-name="P5"><text:s text:c="12"/>map(user =&gt; new UsersActions.UpdateUserSuccess(user)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3</text:p>
      <text:p text:style-name="Code">@Effect() createUser$: Observable&lt;Action&gt; = this.actions$</text:p>
      <text:p text:style-name="Code"><text:s text:c="4"/>.ofType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CreateUserSuccess(user);</text:p>
      <text:p text:style-name="P9"><text:s text:c="12"/>}),</text:p>
      <text:p text:style-name="P5"><text:s text:c="12"/>map(user =&gt; new UsersActions.CreateUserSuccess(user)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4</text:p>
      <text:p text:style-name="P5">@Effect() createUpdateUserSuccess$: Observable&lt;Action&gt; = this.actions$</text:p>
      <text:p text:style-name="P5"><text:s text:c="4"/>.ofType&lt;UsersActions.CreateUser | UsersActions.UpdateUser&gt;(</text:p>
      <text:p text:style-name="P5"><text:s text:c="6"/>UsersActionTypes.CREATE_USER_SUCCESS,</text:p>
      <text:p text:style-name="P5"><text:s text:c="6"/>UsersActionTypes.UPDATE_USER_SUCCESS</text:p>
      <text:p text:style-name="P5"><text:s text:c="4"/>)</text:p>
      <text:p text:style-name="P5"><text:s text:c="4"/>.pipe(</text:p>
      <text:p text:style-name="P5"><text:s text:c="6"/>map(action =&gt; (&lt;any&gt;action).payload),</text:p>
      <text:p text:style-name="P5"><text:s text:c="6"/>map(user =&gt; {</text:p>
      <text:p text:style-name="P5"><text:s text:c="8"/>const path = user.id</text:p>
      <text:p text:style-name="P5"><text:s text:c="10"/>? ['/users', { editedUserId: user.id }]</text:p>
      <text:p text:style-name="P5"><text:s text:c="10"/>: ['/users'];</text:p>
      <text:p text:style-name="P5"><text:s text:c="8"/>return new RouterActions.Go({ path });</text:p>
      <text:p text:style-name="P5"><text:soft-page-break/><text:s text:c="6"/>})</text:p>
      <text:p text:style-name="P5">);</text:p>
      <text:p text:style-name="P5"/>
      <text:p text:style-name="List_20_Paragraph">Make changes to <text:span text:style-name="T3">AuthGuard. </text:span>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} from './../../+store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private checkLogin(url: string): boolean {</text:p>
      <text:p text:style-name="Code">…</text:p>
      <text:p text:style-name="P9">this.router.navigate(['/login'], navigationExtras);</text:p>
      <text:p text:style-name="P5">this.store.dispatch(new RouterActions.Go({</text:p>
      <text:p text:style-name="P5"><text:s text:c="6"/>path: ['/login'],</text:p>
      <text:p text:style-name="P5"><text:s text:c="6"/>extras: navigationExtras</text:p>
      <text:p text:style-name="P5">}));</text:p>
      <text:p text:style-name="Code">}</text:p>
      <text:p text:style-name="List_20_Paragraph">Make changes to <text:span text:style-name="T3">TaskListComponent. </text:span>Use the following snippet of code:</text:p>
      <text:p text:style-name="Code">// 1</text:p>
      <text:p text:style-name="P9">import { Router } from '@angular/router';</text:p>
      <text:p text:style-name="P5">import * as RouterActions from './../../+store/actions/router.actions';</text:p>
      <text:p text:style-name="P5"/>
      <text:p text:style-name="Code">// 2</text:p>
      <text:p text:style-name="Code">constructor(</text:p>
      <text:p text:style-name="Code"><text:s text:c="4"/><text:span text:style-name="T9">private router: Router,</text:span></text:p>
      <text:p text:style-name="Code"><text:s text:c="4"/>…</text:p>
      <text:p text:style-name="Code">) { }</text:p>
      <text:p text:style-name="Code"/>
      <text:p text:style-name="Code">// 3</text:p>
      <text:p text:style-name="Code">createTask() {</text:p>
      <text:p text:style-name="P9"><text:soft-page-break/><text:s text:c="4"/>const link = ['/add'];</text:p>
      <text:p text:style-name="P9"><text:s text:c="4"/>this.router.navigate(link);</text:p>
      <text:p text:style-name="P5"><text:s text:c="4"/>this.store.dispatch(new RouterActions.Go({</text:p>
      <text:p text:style-name="P5"><text:s text:c="6"/>path: ['/add']</text:p>
      <text:p text:style-name="P5"><text:s text:c="4"/>}));</text:p>
      <text:p text:style-name="Code">}</text:p>
      <text:p text:style-name="Code"/>
      <text:p text:style-name="Code">// 4</text:p>
      <text:p text:style-name="Code">editTask(task: Task) {</text:p>
      <text:p text:style-name="Code"><text:s text:c="4"/>const link = ['/edit', task.id];</text:p>
      <text:p text:style-name="Code"><text:s text:c="4"/><text:span text:style-name="T9">this.router.navigate(link);</text:span></text:p>
      <text:p text:style-name="P5"><text:s text:c="4"/>this.store.dispatch(new RouterActions.Go({</text:p>
      <text:p text:style-name="P5"><text:s text:c="6"/>path: link</text:p>
      <text:p text:style-name="P5"><text:s text:c="4"/>}));</text:p>
      <text:p text:style-name="Code">}</text:p>
      <text:p text:style-name="Standard"/>
      <text:p text:style-name="List_20_Paragraph">Make changes to <text:span text:style-name="T3">TaskFormComponent. </text:span>Use the following snippet of code:</text:p>
      <text:p text:style-name="Code">// 1</text:p>
      <text:p text:style-name="Code">import { ActivatedRoute, <text:span text:style-name="T9">Router, Params </text:span>} from '@angular/router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pan text:style-name="T6"><text:s text:c="4"/></text:span><text:span text:style-name="T9">private router: Router,</text:span></text:p>
      <text:p text:style-name="Code"><text:s text:c="4"/>…</text:p>
      <text:p text:style-name="Code"><text:s text:c="2"/>) { }</text:p>
      <text:p text:style-name="Code"/>
      <text:p text:style-name="Code">// 3</text:p>
      <text:p text:style-name="Code">goBack(): void {</text:p>
      <text:p text:style-name="P9"><text:s text:c="4"/>this.location.back();</text:p>
      <text:p text:style-name="Code"><text:span text:style-name="T9"><text:s text:c="4"/></text:span><text:span text:style-name="T6">this.store.dispatch(new RouterActions.Go({</text:span></text:p>
      <text:p text:style-name="P5"><text:s text:c="6"/>path: ['/home']</text:p>
      <text:p text:style-name="P5"><text:s text:c="4"/>}));</text:p>
      <text:p text:style-name="Code">}</text:p>
      <text:p text:style-name="P9"/>
      <text:p text:style-name="List_20_Paragraph">Make changes to <text:span text:style-name="T3">UserListComponent. </text:span>Use the following snippet of code:</text:p>
      <text:p text:style-name="Code">// 1</text:p>
      <text:p text:style-name="Code"><text:soft-page-break/>import { ActivatedRoute, <text:span text:style-name="T9">Params, Router </text:span>} from '@angular/router';</text:p>
      <text:p text:style-name="P5">import * as RouterActions from './../../+store/actions/router.actions';</text:p>
      <text:p text:style-name="P5"/>
      <text:p text:style-name="Code">// 2</text:p>
      <text:p text:style-name="Code"><text:s text:c="2"/>constructor(</text:p>
      <text:p text:style-name="Code"><text:s text:c="4"/>…</text:p>
      <text:p text:style-name="P9"><text:s text:c="4"/>private router: Router</text:p>
      <text:p text:style-name="Code"><text:s text:c="2"/>) { }</text:p>
      <text:p text:style-name="Code"/>
      <text:p text:style-name="Code">// 3</text:p>
      <text:p text:style-name="Code">editUser(user: User) {</text:p>
      <text:p text:style-name="Code"><text:s text:c="4"/>const link = ['/users/edit', user.id];</text:p>
      <text:p text:style-name="Code"><text:s text:c="4"/><text:span text:style-name="T9">this.router.navigate(link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link</text:p>
      <text:p text:style-name="P5"><text:s text:c="4"/>}));</text:p>
      <text:p text:style-name="Code">}</text:p>
      <text:p text:style-name="List_20_Paragraph">Make changes to <text:span text:style-name="T3">UserFormCompoent. </text:span>Use the following snippet of code:</text:p>
      <text:p text:style-name="Code">// 1</text:p>
      <text:p text:style-name="P9">import { Location } from '@angular/common';</text:p>
      <text:p text:style-name="P5">import * as RouterActions from './../../+store/actions/router.actions';</text:p>
      <text:p text:style-name="Code">import { ActivatedRoute, <text:span text:style-name="T9">Params </text:span>} from '@angular/router';</text:p>
      <text:p text:style-name="Code"/>
      <text:p text:style-name="Code">// 2</text:p>
      <text:p text:style-name="Code"><text:s text:c="2"/>constructor(</text:p>
      <text:p text:style-name="Code"><text:s text:c="4"/>…</text:p>
      <text:p text:style-name="P9"><text:s text:c="4"/>private location: Location</text:p>
      <text:p text:style-name="Code"><text:s text:c="2"/>) { }</text:p>
      <text:p text:style-name="Code"/>
      <text:p text:style-name="Code">// 3</text:p>
      <text:p text:style-name="Code">goBack() {</text:p>
      <text:p text:style-name="Code"><text:s text:c="4"/><text:span text:style-name="T9">this.location.back();</text:span></text:p>
      <text:p text:style-name="Code"><text:s text:c="4"/><text:span text:style-name="T6">this.store.dispatch(new RouterActions.Back());</text:span></text:p>
      <text:p text:style-name="Code"><text:s text:c="2"/><text:span text:style-name="T1">}</text:span></text:p>
      <text:p text:style-name="List_20_Paragraph">Make changes to <text:span text:style-name="T3">UserResolveGuard. </text:span>Use the following snippet of code:</text:p>
      <text:p text:style-name="Code">// 1</text:p>
      <text:p text:style-name="P5">import * as RouterActions from './../../+store/actions/router.actions';</text:p>
      <text:p text:style-name="Code"/>
      <text:p text:style-name="Code"><text:soft-page-break/>// 2</text:p>
      <text:p text:style-name="Code">return this.store.select(getSelectedUserByUrl)</text:p>
      <text:p text:style-name="Code"><text:s text:c="6"/>.pipe(</text:p>
      <text:p text:style-name="Code"><text:s text:c="8"/>switchMap(user =&gt; {</text:p>
      <text:p text:style-name="Code"><text:s text:c="10"/>if (user) {</text:p>
      <text:p text:style-name="Code"><text:s text:c="12"/>return of(user);</text:p>
      <text:p text:style-name="Code"><text:s text:c="10"/>} else {</text:p>
      <text:p text:style-name="Code"><text:s text:c="12"/><text:span text:style-name="T9">this.router.navigate(['/users']);</text:span></text:p>
      <text:p text:style-name="Code"><text:s text:c="12"/><text:span text:style-name="T6">this.store.dispatch(new RouterActions.Go({</text:span></text:p>
      <text:p text:style-name="P5"><text:s text:c="14"/>path: ['/users']</text:p>
      <text:p text:style-name="P5"><text:s text:c="12"/>}));</text:p>
      <text:p text:style-name="Code"><text:s text:c="12"/>return of(null);</text:p>
      <text:p text:style-name="Code"><text:s text:c="10"/>}</text:p>
      <text:p text:style-name="Code"><text:s text:c="8"/>}),</text:p>
      <text:p text:style-name="Code"><text:s text:c="8"/>take(1)</text:p>
      <text:p text:style-name="Code"><text:s text:c="6"/>);</text:p>
      <text:p text:style-name="Standard"/>
      <text:p text:style-name="List_20_Paragraph">Make changes to <text:span text:style-name="T3">MessageComponent</text:span>. <text:s/>Use the following snippet of code:</text:p>
      <text:p text:style-name="Standard"/>
      <text:p text:style-name="Code">// 1</text:p>
      <text:p text:style-name="P9">import { Router } from '@angular/router';</text:p>
      <text:p text:style-name="P5">// @Ngrx</text:p>
      <text:p text:style-name="P5">import { Store } from '@ngrx/store';</text:p>
      <text:p text:style-name="P5">import { AppState } from './../../../+store';</text:p>
      <text:p text:style-name="P5">import * as RouterActions from './../../../+store/actions/router.actions';</text:p>
      <text:p text:style-name="Code"/>
      <text:p text:style-name="Code">// 2</text:p>
      <text:p text:style-name="Code">constructor(</text:p>
      <text:p text:style-name="Code"><text:s text:c="4"/>public messagesService: MessagesService,</text:p>
      <text:p text:style-name="P9"><text:s text:c="4"/>private router: Router,</text:p>
      <text:p text:style-name="Code"><text:span text:style-name="T9"><text:s text:c="4"/></text:span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close() {</text:p>
      <text:p text:style-name="Code"><text:s text:c="4"/><text:span text:style-name="T9">this.router.navigate([{ outlets: { popup: null } }]);</text:span></text:p>
      <text:p text:style-name="P5"><text:s text:c="4"/>this.store.dispatch(new RouterActions.Go({</text:p>
      <text:p text:style-name="P5"><text:soft-page-break/><text:s text:c="6"/>path: [{ outlets: { popup: null } }]</text:p>
      <text:p text:style-name="P5"><text:s text:c="4"/>}));</text:p>
      <text:p text:style-name="Code"><text:s text:c="4"/>this.messagesService.isDisplayed = false;</text:p>
      <text:p text:style-name="Code">}</text:p>
      <text:p text:style-name="Code"/>
      <text:p text:style-name="List_20_Paragraph">Make changes to <text:s/><text:span text:style-name="T3">AppComponent</text:span>. 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 } from './+store';</text:p>
      <text:p text:style-name="P5">import * as RouterActions from '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3</text:p>
      <text:p text:style-name="Code">displayMessages(): void {</text:p>
      <text:p text:style-name="Code"><text:s text:c="4"/><text:span text:style-name="T9">this.router.navigate([{ outlets: { popup: ['messages'] } }]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[{ outlets: { popup: ['messages'] } }]</text:p>
      <text:p text:style-name="P5"><text:s text:c="4"/>}));</text:p>
      <text:p text:style-name="Code"><text:s text:c="4"/>this.messagesService.isDisplayed = true;</text:p>
      <text:p text:style-name="Code"><text:s text:c="2"/>}</text:p>
      <text:list xml:id="list38386276" text:continue-numbering="true" text:style-name="Outline">
        <text:list-item>
          <text:h text:style-name="P35" text:outline-level="1"><text:bookmark-start text:name="_Toc505074863"/><text:bookmark-start text:name="__RefHeading__5118_1255712527"/>Task 24. State Preloading<text:bookmark-end text:name="_Toc505074863"/><text:bookmark-end text:name="__RefHeading__5118_1255712527"/></text:h>
        </text:list-item>
      </text:list>
      <text:p text:style-name="List_20_Paragraph">Create file <text:span text:style-name="T3">app/tasks/guards/task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>import { Store } from '@ngrx/store';</text:p>
      <text:p text:style-name="Code">import { AppState, getTasksLoaded } from './../../+store';</text:p>
      <text:p text:style-name="Code">import * as TasksActions from './../../+store/actions/task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Task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Create file <text:span text:style-name="T3">app/tasks/guards/task-exists.guard.ts. </text:span>Use the following snippet of code:</text:p>
      <text:p text:style-name="Code">import { Injectable } from '@angular/core';</text:p>
      <text:p text:style-name="Code">import { CanActivate, ActivatedRouteSnapshot } from '@angular/router';</text:p>
      <text:p text:style-name="Code"/>
      <text:p text:style-name="Code">import { Store } from '@ngrx/store';</text:p>
      <text:p text:style-name="Code">import { AppState, getTasksLoaded, getTasksData } from './../../+store';</text:p>
      <text:p text:style-name="Code">import * as TasksActions from './../../+store/actions/tasks.actions';</text:p>
      <text:p text:style-name="Code">import * as RouterActions from './../../+store/actions/router.actions';</text:p>
      <text:p text:style-name="Code"/>
      <text:p text:style-name="Code">import { Observable } from 'rxjs/observable';</text:p>
      <text:p text:style-name="Code">import { filter, map, switchMap, take, tap } from 'rxjs/operators';</text:p>
      <text:p text:style-name="Code"/>
      <text:p text:style-name="Code">import { Task } from './../models/task.model';</text:p>
      <text:p text:style-name="Code"/>
      <text:p text:style-name="Code">@Injectable()</text:p>
      <text:p text:style-name="Code">export class TaskExist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route: ActivatedRouteSnapshot) {</text:p>
      <text:p text:style-name="Code"><text:s text:c="8"/>return this.checkStore().pipe(</text:p>
      <text:p text:style-name="Code"><text:s text:c="12"/>switchMap(() =&gt; {</text:p>
      <text:p text:style-name="Code"><text:s text:c="16"/>const id = +route.paramMap.get('id');</text:p>
      <text:p text:style-name="Code"><text:s text:c="16"/>return this.hasTask(id);</text:p>
      <text:p text:style-name="Code"><text:s text:c="12"/>})</text:p>
      <text:p text:style-name="Code"><text:s text:c="8"/>);</text:p>
      <text:p text:style-name="Code"><text:s text:c="4"/>}</text:p>
      <text:p text:style-name="Code"/>
      <text:p text:style-name="Code"><text:s text:c="4"/>private hasTask(id: number): Observable&lt;boolean&gt; {</text:p>
      <text:p text:style-name="Code"><text:s text:c="8"/>return this.store.select(getTasksData)</text:p>
      <text:p text:style-name="Code"><text:s text:c="8"/>.pipe(</text:p>
      <text:p text:style-name="Code"><text:s text:c="11"/>map(tasks =&gt; !!tasks.find(task =&gt; task.id === id)),</text:p>
      <text:p text:style-name="Code"><text:s text:c="11"/>tap(result =&gt; {</text:p>
      <text:p text:style-name="Code"><text:s text:c="15"/>if (!result) {</text:p>
      <text:p text:style-name="Code"><text:soft-page-break/><text:s text:c="19"/>this.store.dispatch(new RouterActions.Go({path: ['/home']}));</text:p>
      <text:p text:style-name="Code"><text:s text:c="15"/>}</text:p>
      <text:p text:style-name="Code"><text:s text:c="11"/>}),</text:p>
      <text:p text:style-name="Code"><text:s text:c="11"/>take(1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}</text:p>
      <text:p text:style-name="List_20_Paragraph">Create file <text:span text:style-name="T3">app/tasks/guards/index.ts. </text:span>Use the following snippet of code:</text:p>
      <text:p text:style-name="Code">import { TaskExistGuard } from './task-exists.guard';</text:p>
      <text:p text:style-name="Code">import { TasksStateLoadingGuard } from './tasks-state-loading.guard';</text:p>
      <text:p text:style-name="Code"/>
      <text:p text:style-name="Code">export const allGuards: any[] = [TaskExistGuard, TasksStateLoadingGuard];</text:p>
      <text:p text:style-name="Code"/>
      <text:p text:style-name="Code">export * from './task-exists.guard';</text:p>
      <text:p text:style-name="Code">export * from './tasks-state-loading.guard';</text:p>
      <text:p text:style-name="Code"/>
      <text:p text:style-name="List_20_Paragraph">Make changes to <text:span text:style-name="T3">TasksRoutingModule. </text:span>Use the following snippet of code:</text:p>
      <text:p text:style-name="Code">// 1</text:p>
      <text:p text:style-name="P5">import * as Guards from './guards';</text:p>
      <text:p text:style-name="Code"/>
      <text:p text:style-name="Code">// 2</text:p>
      <text:p text:style-name="Code">{</text:p>
      <text:p text:style-name="Code"><text:s text:c="4"/>path: 'home',</text:p>
      <text:p text:style-name="Code"><text:s text:c="4"/>component: TaskListComponent,</text:p>
      <text:p text:style-name="Code"><text:s text:c="4"/><text:span text:style-name="T6">canActivate: [Guards.TasksStateLoadingGuard],</text:span></text:p>
      <text:p text:style-name="Code"><text:s text:c="4"/>…</text:p>
      <text:p text:style-name="Code"><text:soft-page-break/>},</text:p>
      <text:p text:style-name="Code">{</text:p>
      <text:p text:style-name="Code"><text:s text:c="4"/>path: 'edit/:id',</text:p>
      <text:p text:style-name="Code"><text:s text:c="4"/>component: TaskFormComponent,</text:p>
      <text:p text:style-name="Code"><text:s text:c="4"/><text:span text:style-name="T6">canActivate: [Guards.TaskExistGuard]</text:span></text:p>
      <text:p text:style-name="Code"><text:s text:c="2"/>}</text:p>
      <text:p text:style-name="Code"/>
      <text:p text:style-name="Code">// 3</text:p>
      <text:p text:style-name="P5">providers: [</text:p>
      <text:p text:style-name="P5"><text:s text:c="4"/>...Guards.allGuards</text:p>
      <text:p text:style-name="P5">],</text:p>
      <text:p text:style-name="P5"/>
      <text:p text:style-name="List_20_Paragraph">Make changes to <text:span text:style-name="T3">TaskListComponent. </text:span>Use the following snippet of code:</text:p>
      <text:p text:style-name="Code">ngOnInit() {</text:p>
      <text:p text:style-name="Code"><text:s text:c="4"/>…</text:p>
      <text:p text:style-name="Code"><text:s text:c="4"/><text:span text:style-name="T9">this.store.dispatch(new TasksActions.GetTasks());</text:span></text:p>
      <text:p text:style-name="Code"><text:s text:c="2"/><text:span text:style-name="T1">}</text:span></text:p>
      <text:p text:style-name="List_20_Paragraph">Make changes to <text:span text:style-name="T3">TaskFormComponent. </text:span>Use the following snippet of code:</text:p>
      <text:p text:style-name="Code">// 1</text:p>
      <text:p text:style-name="P9">import { ActivatedRoute } from '@angular/router';</text:p>
      <text:p text:style-name="Code"/>
      <text:p text:style-name="Code">// 2</text:p>
      <text:p text:style-name="Code">constructor(</text:p>
      <text:p text:style-name="P9"><text:s text:c="4"/>private route: ActivatedRoute,</text:p>
      <text:p text:style-name="Code"><text:s text:c="4"/>…</text:p>
      <text:p text:style-name="Code"><text:s text:c="2"/>) { }</text:p>
      <text:p text:style-name="Code"/>
      <text:p text:style-name="Code">// 3</text:p>
      <text:p text:style-name="Code">ngOnInit(): void {</text:p>
      <text:p text:style-name="Code"><text:s text:c="4"/>…</text:p>
      <text:p text:style-name="Code"/>
      <text:p text:style-name="P9"><text:s text:c="4"/>this.route.paramMap.subscribe(params =&gt; {</text:p>
      <text:p text:style-name="P9"><text:s text:c="6"/>const id = params.get('id');</text:p>
      <text:p text:style-name="P9"><text:s text:c="6"/>if (id) {</text:p>
      <text:p text:style-name="P9"><text:s text:c="8"/>this.store.dispatch(new TasksActions.GetTask(+id));</text:p>
      <text:p text:style-name="P9"><text:s text:c="6"/>}</text:p>
      <text:p text:style-name="P9"><text:s text:c="4"/>});</text:p>
      <text:p text:style-name="Code"><text:s text:c="2"/>}</text:p>
      <text:p text:style-name="Code"><text:soft-page-break/></text:p>
      <text:p text:style-name="List_20_Paragraph">Create file <text:span text:style-name="T3">app/users/guards/user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/>
      <text:p text:style-name="Code">import { Store } from '@ngrx/store';</text:p>
      <text:p text:style-name="Code">import { AppState, getUsersLoaded } from './../../+store';</text:p>
      <text:p text:style-name="Code">import * as UsersActions from './../../+store/actions/user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User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User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UsersActions.GetUser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Make changes to <text:span text:style-name="T3">UsersRoutingModule. </text:span>Use the following snippet of code:</text:p>
      <text:p text:style-name="Code">// 1</text:p>
      <text:p text:style-name="P5">import { UsersStateLoadingGuard } from './guards/users-state-loading.guard';</text:p>
      <text:p text:style-name="P9">import { UserResolveGuard } from './../guards/user-resolve.guard';</text:p>
      <text:p text:style-name="P5"/>
      <text:p text:style-name="Code">// 2</text:p>
      <text:p text:style-name="Code">{</text:p>
      <text:p text:style-name="Code"><text:s text:c="8"/>path: 'edit/:userID',</text:p>
      <text:p text:style-name="Code"><text:s text:c="8"/>component: UserFormComponent,</text:p>
      <text:p text:style-name="Code"><text:s text:c="8"/>canDeactivate: [CanDeactivateGuard],</text:p>
      <text:p text:style-name="Code"><text:s text:c="8"/><text:span text:style-name="T9">resolve: {</text:span></text:p>
      <text:p text:style-name="P9"><text:s text:c="10"/>user: UserResolveGuard</text:p>
      <text:p text:style-name="P9"><text:s text:c="8"/>}</text:p>
      <text:p text:style-name="Code">},</text:p>
      <text:p text:style-name="Code">{</text:p>
      <text:p text:style-name="Code"><text:s text:c="8"/>path: '',</text:p>
      <text:p text:style-name="Code"><text:s text:c="8"/>component: UserListComponent,</text:p>
      <text:p text:style-name="Code"><text:s text:c="8"/><text:span text:style-name="T6">canActivate: [UsersStateLoadingGuard]</text:span></text:p>
      <text:p text:style-name="Code">}</text:p>
      <text:p text:style-name="Code"/>
      <text:p text:style-name="Code">// 3</text:p>
      <text:p text:style-name="Code">providers: [</text:p>
      <text:p text:style-name="Code"><text:s text:c="4"/>CanDeactivateGuard,</text:p>
      <text:p text:style-name="Code"><text:s text:c="4"/><text:span text:style-name="T6">UsersStateLoadingGuard</text:span></text:p>
      <text:p text:style-name="Code"><text:s text:c="2"/>],</text:p>
      <text:p text:style-name="Code"/>
      <text:p text:style-name="List_20_Paragraph">Make changes to <text:span text:style-name="T3">UserListComponent. </text:span>Use the following snippet of code:</text:p>
      <text:p text:style-name="Code">ngOnInit() {</text:p>
      <text:p text:style-name="Code"><text:s text:c="4"/>this.users$ = this.store.select(getUsers);</text:p>
      <text:p text:style-name="Code"><text:s text:c="4"/>this.usersError$ = this.store.select(getUsersError);</text:p>
      <text:p text:style-name="Code"><text:s text:c="4"/><text:span text:style-name="T9">this.store.dispatch(new UsersActions.GetUsers());</text:span></text:p>
      <text:p text:style-name="Code"/>
      <text:p text:style-name="Code"><text:s text:c="4"/>…</text:p>
      <text:p text:style-name="P8"><text:s text:c="2"/>}</text:p>
      <text:p text:style-name="P8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Router } from '@angular/router';</text:p>
      <text:p text:style-name="Code">import { AppState, getUsersOriginalUser, <text:span text:style-name="T6">getSelectedUserByUrl </text:span>} from './../../+store';</text:p>
      <text:p text:style-name="P5">import { Subscription } from 'rxjs/Subscription';</text:p>
      <text:p text:style-name="P9">import { UserObservableService } from './../services/user-observable.service';</text:p>
      <text:p text:style-name="P5">import { AutoUnsubscribe } from '../../core';</text:p>
      <text:p text:style-name="P9"/>
      <text:p text:style-name="Code">// 2</text:p>
      <text:p text:style-name="P5">@AutoUnsubscribe()</text:p>
      <text:p text:style-name="P5"/>
      <text:p text:style-name="Code">// 3</text:p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userObservableService: UserObservableService,</text:p>
      <text:p text:style-name="P9"><text:s text:c="4"/>private route: ActivatedRoute,</text:p>
      <text:p text:style-name="Code"><text:s text:c="4"/><text:span text:style-name="T9">private router: Router,</text:span></text:p>
      <text:p text:style-name="Code"><text:s text:c="4"/>…</text:p>
      <text:p text:style-name="Code"><text:s text:c="2"/>) { }</text:p>
      <text:p text:style-name="Code"><text:s/></text:p>
      <text:p text:style-name="Code">// 5</text:p>
      <text:p text:style-name="Code">ngOnInit(): void {</text:p>
      <text:p text:style-name="P9"><text:s text:c="4"/>this.route.data.subscribe(data =&gt; {</text:p>
      <text:p text:style-name="P9"><text:s text:c="6"/>this.user = {...data.user};</text:p>
      <text:p text:style-name="P9"><text:s text:c="4"/>});</text:p>
      <text:p text:style-name="P5"><text:s text:c="4"/>this.sub = this.store.select(getSelectedUserByUrl)</text:p>
      <text:p text:style-name="P5"><text:s text:c="6"/>.subscribe(user =&gt; this.user = user);</text:p>
      <text:p text:style-name="Code"><text:s text:c="2"/>}</text:p>
      <text:p text:style-name="List_20_Paragraph">Make changes to file <text:span text:style-name="T3">app/users/index.ts</text:span>. Use the following snippet of code:</text:p>
      <text:p text:style-name="P9">export * from './guards/user-resolve.guard';</text:p>
      <text:p text:style-name="List_20_Paragraph">Make changes to UsersModule. Use the following snippet of code:</text:p>
      <text:p text:style-name="Code">// 1</text:p>
      <text:p text:style-name="Code">import { UserComponent, UserArrayService, UserObservableService, <text:span text:style-name="T9">UserResolveGuard </text:span>} from '.';</text:p>
      <text:p text:style-name="Code"/>
      <text:p text:style-name="Code">// 2</text:p>
      <text:p text:style-name="Code">providers: [</text:p>
      <text:p text:style-name="Code"><text:soft-page-break/><text:s text:c="4"/>…</text:p>
      <text:p text:style-name="P9"><text:s text:c="4"/>UserResolveGuard</text:p>
      <text:p text:style-name="Code"><text:s text:c="2"/>]</text:p>
      <text:p text:style-name="Code"/>
      <text:p text:style-name="List_20_Paragraph">Delete <text:span text:style-name="T2">UserResolveGuard.</text:span></text:p>
      <text:p text:style-name="Code"/>
      <text:p text:style-name="Code"/>
      <text:list xml:id="list38385312" text:continue-numbering="true" text:style-name="Outline">
        <text:list-item>
          <text:h text:style-name="P36" text:outline-level="1"><text:bookmark-start text:name="_Toc505074864"/><text:bookmark-start text:name="__RefHeading__5120_1255712527"/>Task 25. @ngrx/entity<text:bookmark-end text:name="_Toc505074864"/><text:bookmark-end text:name="__RefHeading__5120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P5"><text:s/></text:p>
      <text:p text:style-name="P5"/>
      <text:p text:style-name="Code">// 2</text:p>
      <text:p text:style-name="Code">export interface TasksState <text:span text:style-name="T6">extends EntityState&lt;Task&gt; </text:span>{</text:p>
      <text:p text:style-name="Code"><text:s text:c="2"/><text:span text:style-name="T9">data: ReadonlyArray&lt;Task&gt;;</text:span></text:p>
      <text:p text:style-name="Code"><text:s text:c="2"/>selectedTask: Readonly&lt;Task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P9"/>
      <text:p text:style-name="Code">// 3</text:p>
      <text:p text:style-name="P5">export const taskAdapter: EntityAdapter&lt;Task&gt; = createEntityAdapter&lt;Task&gt;();</text:p>
      <text:p text:style-name="P9"/>
      <text:p text:style-name="Code">// 4</text:p>
      <text:p text:style-name="Code">export const intitialTasksState: TasksState = <text:span text:style-name="T6">taskAdapter.getInitialState(</text:span>{</text:p>
      <text:p text:style-name="P9"><text:s text:c="2"/>data: [],</text:p>
      <text:p text:style-name="Code"><text:s text:c="2"/>selectedTask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Code">}<text:span text:style-name="T6">)</text:span>;</text:p>
      <text:p text:style-name="Code"/>
      <text:p text:style-name="List_20_Paragraph">Make changes to file <text:span text:style-name="T3">tasks.reducer.ts. </text:span>Use the following snippet of code:</text:p>
      <text:p text:style-name="Code">// 1</text:p>
      <text:p text:style-name="Code">import { <text:span text:style-name="T6">taskAdapter</text:span>, TasksState, initialTasksState } from './../state/tasks.state';</text:p>
      <text:p text:style-name="Code"/>
      <text:p text:style-name="Code">// 2</text:p>
      <text:p text:style-name="Code"><text:span text:style-name="T1">Удалите</text:span> <text:span text:style-name="T1">функцию</text:span> tasksReducer</text:p>
      <text:p text:style-name="Code"/>
      <text:p text:style-name="Code">// 3</text:p>
      <text:p text:style-name="P5">export function tasksReducer(</text:p>
      <text:p text:style-name="P5"><text:s text:c="2"/>state = initialTasksState,</text:p>
      <text:p text:style-name="P5"><text:s text:c="2"/>action: TasksActions</text:p>
      <text:p text:style-name="P5"><text:soft-page-break/>): TasksState {</text:p>
      <text:p text:style-name="P5"><text:s text:c="2"/>console.log(`Reducer: Action came in! ${action.type}`);</text:p>
      <text:p text:style-name="P5"/>
      <text:p text:style-name="P5"><text:s text:c="2"/>switch (action.type) {</text:p>
      <text:p text:style-name="P5"/>
      <text:p text:style-name="P5"><text:s text:c="4"/>case TasksActionTypes.GET_TASKS:</text:p>
      <text:p text:style-name="P5"><text:s text:c="4"/>case TasksActionTypes.GET_TASK: {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<text:s text:c="4"/>}</text:p>
      <text:p text:style-name="P5"/>
      <text:p text:style-name="P5"><text:s text:c="4"/>case TasksActionTypes.GET_TASKS_SUCCESS: {</text:p>
      <text:p text:style-name="P5"><text:s text:c="6"/>const tasks = [...&lt;Array&lt;Task&gt;&gt;action.payload];</text:p>
      <text:p text:style-name="P5"/>
      <text:p text:style-name="P5"><text:s text:c="6"/>return taskAdapter.addAll(tasks, {...state, loading: false, loaded: true});</text:p>
      <text:p text:style-name="P5"><text:s text:c="4"/>}</text:p>
      <text:p text:style-name="P5"/>
      <text:p text:style-name="P5"/>
      <text:p text:style-name="P5"><text:s text:c="4"/>case TasksActionTypes.GET_TASKS_ERROR:</text:p>
      <text:p text:style-name="P5"><text:s text:c="4"/>case TasksActionTypes.GET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case TasksActionTypes.GET_TASK_SUCCESS: {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true,</text:p>
      <text:p text:style-name="P5"><text:s text:c="8"/>selectedTask</text:p>
      <text:p text:style-name="P5"><text:soft-page-break/><text:s text:c="6"/>};</text:p>
      <text:p text:style-name="P5"><text:s text:c="4"/>}</text:p>
      <text:p text:style-name="P5"/>
      <text:p text:style-name="P5"><text:s text:c="4"/>case TasksActionTypes.CREATE_TASK_SUCCESS: {</text:p>
      <text:p text:style-name="P5"><text:s text:c="6"/>const task = { ...&lt;Task&gt;action.payload };</text:p>
      <text:p text:style-name="P5"/>
      <text:p text:style-name="P5"><text:s text:c="6"/>return taskAdapter.addOne(task, state);</text:p>
      <text:p text:style-name="P5"><text:s text:c="4"/>}</text:p>
      <text:p text:style-name="P5"/>
      <text:p text:style-name="P5"><text:s text:c="4"/>case TasksActionTypes.UPDATE_TASK_SUCCESS: {</text:p>
      <text:p text:style-name="P5"><text:s text:c="6"/>const task = { ...&lt;Task&gt;action.payload };</text:p>
      <text:p text:style-name="P5"/>
      <text:p text:style-name="P5"><text:s text:c="6"/>return taskAdapter.updateOne({</text:p>
      <text:p text:style-name="P5"><text:s text:c="10"/>id: task.id,</text:p>
      <text:p text:style-name="P5"><text:s text:c="10"/>changes: task</text:p>
      <text:p text:style-name="P5"><text:s text:c="6"/>}, state);</text:p>
      <text:p text:style-name="P5"><text:s text:c="4"/>}</text:p>
      <text:p text:style-name="P5"/>
      <text:p text:style-name="P5"><text:s text:c="4"/>case TasksActionTypes.DELETE_TASK_SUCCESS: {</text:p>
      <text:p text:style-name="P5"><text:s text:c="6"/>const task = { ...&lt;Task&gt;action.payload };</text:p>
      <text:p text:style-name="P5"/>
      <text:p text:style-name="P5"><text:s text:c="6"/>return taskAdapter.removeOne(task.id, state);</text:p>
      <text:p text:style-name="P5"><text:s text:c="4"/>}</text:p>
      <text:p text:style-name="P5"/>
      <text:p text:style-name="P5"><text:s text:c="4"/>case TasksActionTypes.CREATE_TASK_ERROR:</text:p>
      <text:p text:style-name="P5"><text:s text:c="4"/>case TasksActionTypes.UPDATE_TASK_ERROR:</text:p>
      <text:p text:style-name="P5"><text:s text:c="4"/>case TasksActionTypes.DELETE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default: {</text:p>
      <text:p text:style-name="P5"><text:s text:c="6"/>return state;</text:p>
      <text:p text:style-name="Code"><text:span text:style-name="T6"><text:s text:c="4"/></text:span><text:span text:style-name="T8">}</text:span></text:p>
      <text:p text:style-name="P6"><text:s text:c="2"/>}</text:p>
      <text:p text:style-name="P6"><text:soft-page-break/>} </text:p>
      <text:p text:style-name="List_20_Paragraph">Make changes to file <text:span text:style-name="T3">tasks.selectors.ts. </text:span>Use the following snippet of code:</text:p>
      <text:p text:style-name="Code">// 1</text:p>
      <text:p text:style-name="Code">import { <text:span text:style-name="T6">taskAdapter</text:span>, TasksState } from './../state';</text:p>
      <text:p text:style-name="Code"/>
      <text:p text:style-name="Code">// 2</text:p>
      <text:p text:style-name="P9">export const getTasksData = createSelector(getTasksState, (state: TasksState) =&gt; state.data);</text:p>
      <text:p text:style-name="P5">export const {</text:p>
      <text:p text:style-name="P5"><text:s text:c="4"/>selectEntities: getTasksEntities,</text:p>
      <text:p text:style-name="P5"><text:s text:c="4"/>selectAll: getTasksData } = taskAdapter.getSelectors(getTasksState);</text:p>
      <text:p text:style-name="P5"/>
      <text:p text:style-name="Code">// 3</text:p>
      <text:p text:style-name="Code">export const getSelectedTaskByUrl = createSelector(</text:p>
      <text:p text:style-name="Code"><text:s text:c="4"/><text:span text:style-name="T9">getTasksData,</text:span></text:p>
      <text:p text:style-name="Code"><text:span text:style-name="T6"><text:s text:c="4"/>getTasksEntities</text:span> </text:p>
      <text:p text:style-name="Code"><text:s text:c="4"/>getRouterState,</text:p>
      <text:p text:style-name="Code"><text:s text:c="4"/>(tasks, router): Task =&gt; {</text:p>
      <text:p text:style-name="Code"><text:s text:c="8"/>const taskID = router.state.params.id;</text:p>
      <text:p text:style-name="Code"><text:s text:c="8"/>if (taskID) {</text:p>
      <text:p text:style-name="Code"><text:s text:c="12"/><text:span text:style-name="T9">return tasks.find(task =&gt; task.id === +router.state.params.id);</text:span></text:p>
      <text:p text:style-name="Code"><text:s text:c="12"/><text:span text:style-name="T6">return tasks[taskID];</text:span></text:p>
      <text:p text:style-name="Code"><text:s text:c="8"/>} else {</text:p>
      <text:p text:style-name="Code"><text:s text:c="12"/>return new Task(null, '', null, null);</text:p>
      <text:p text:style-name="Code"><text:s text:c="8"/>}</text:p>
      <text:p text:style-name="Code">});</text:p>
      <text:p text:style-name="P9"/>
      <text:p text:style-name="P9"/>
      <text:p text:style-name="Standard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de" style:family="paragraph" style:parent-style-name="Standard" style:default-outline-level="" style:list-style-name="">
      <style:paragraph-properties fo:margin-top="0cm" fo:margin-bottom="0.212cm" fo:line-height="100%"/>
      <style:text-properties style:font-name="Consolas" fo:font-size="10pt" style:font-size-asian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de_20_Char" style:display-name="Code Char" style:family="text" style:parent-style-name="Default_20_Paragraph_20_Font">
      <style:text-properties style:font-name="Consolas" fo:font-size="10pt" style:font-size-asian="10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token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code-keyword" style:family="text" style:parent-style-name="Default_20_Paragraph_20_Font"/>
    <style:style style:name="code-string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hljs-built_5f_in" style:display-name="hljs-built_i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Converted1" style:page-layout-name="Mpm1">
      <style:footer>
        <text:p text:style-name="Footer"><text:page-number text:select-page="current">3</text:page-number></text:p>
      </style:footer>
    </style:master-page>
    <style:master-page style:name="Converted2" style:page-layout-name="Mpm1">
      <style:footer>
        <text:p text:style-name="Footer"><text:page-number text:select-page="current">5</text:page-number></text:p>
      </style:footer>
    </style:master-page>
    <style:master-page style:name="Converted3" style:page-layout-name="Mpm1">
      <style:footer>
        <text:p text:style-name="Footer"><text:page-number text:select-page="current">7</text:page-number></text:p>
      </style:footer>
    </style:master-page>
    <style:master-page style:name="Converted4" style:page-layout-name="Mpm1">
      <style:footer>
        <text:p text:style-name="Footer"><text:page-number text:select-page="current">8</text:page-number></text:p>
      </style:footer>
    </style:master-page>
    <style:master-page style:name="Converted5" style:page-layout-name="Mpm1">
      <style:footer>
        <text:p text:style-name="Footer"><text:page-number text:select-page="current">9</text:page-number></text:p>
      </style:footer>
    </style:master-page>
    <style:master-page style:name="Converted6" style:page-layout-name="Mpm1">
      <style:footer>
        <text:p text:style-name="Footer"><text:page-number text:select-page="current">10</text:page-number></text:p>
      </style:footer>
    </style:master-page>
    <style:master-page style:name="Converted7" style:page-layout-name="Mpm1">
      <style:footer>
        <text:p text:style-name="Footer"><text:page-number text:select-page="current">12</text:page-number></text:p>
      </style:footer>
    </style:master-page>
    <style:master-page style:name="Converted8" style:page-layout-name="Mpm1">
      <style:footer>
        <text:p text:style-name="Footer"><text:page-number text:select-page="current">13</text:page-number></text:p>
      </style:footer>
    </style:master-page>
    <style:master-page style:name="Converted9" style:page-layout-name="Mpm1">
      <style:footer>
        <text:p text:style-name="Footer"><text:page-number text:select-page="current">14</text:page-number></text:p>
      </style:footer>
    </style:master-page>
    <style:master-page style:name="Converted10" style:page-layout-name="Mpm1">
      <style:footer>
        <text:p text:style-name="Footer"><text:page-number text:select-page="current">16</text:page-number></text:p>
      </style:footer>
    </style:master-page>
    <style:master-page style:name="Converted11" style:page-layout-name="Mpm1">
      <style:footer>
        <text:p text:style-name="Footer"><text:page-number text:select-page="current">21</text:page-number></text:p>
      </style:footer>
    </style:master-page>
    <style:master-page style:name="Converted12" style:page-layout-name="Mpm1">
      <style:footer>
        <text:p text:style-name="Footer"><text:page-number text:select-page="current">26</text:page-number></text:p>
      </style:footer>
    </style:master-page>
    <style:master-page style:name="Converted13" style:page-layout-name="Mpm1">
      <style:footer>
        <text:p text:style-name="Footer"><text:page-number text:select-page="current">29</text:page-number></text:p>
      </style:footer>
    </style:master-page>
    <style:master-page style:name="Converted14" style:page-layout-name="Mpm1">
      <style:footer>
        <text:p text:style-name="Footer"><text:page-number text:select-page="current">32</text:page-number></text:p>
      </style:footer>
    </style:master-page>
    <style:master-page style:name="Converted15" style:page-layout-name="Mpm1">
      <style:footer>
        <text:p text:style-name="Footer"><text:page-number text:select-page="current">35</text:page-number></text:p>
      </style:footer>
    </style:master-page>
    <style:master-page style:name="Converted16" style:page-layout-name="Mpm1">
      <style:footer>
        <text:p text:style-name="Footer"><text:page-number text:select-page="current">37</text:page-number></text:p>
      </style:footer>
    </style:master-page>
    <style:master-page style:name="Converted17" style:page-layout-name="Mpm1">
      <style:footer>
        <text:p text:style-name="Footer"><text:page-number text:select-page="current">38</text:page-number></text:p>
      </style:footer>
    </style:master-page>
    <style:master-page style:name="Converted18" style:page-layout-name="Mpm1">
      <style:footer>
        <text:p text:style-name="Footer"><text:page-number text:select-page="current">40</text:page-number></text:p>
      </style:footer>
    </style:master-page>
    <style:master-page style:name="Converted19" style:page-layout-name="Mpm1">
      <style:footer>
        <text:p text:style-name="Footer"><text:page-number text:select-page="current">42</text:page-number></text:p>
      </style:footer>
    </style:master-page>
    <style:master-page style:name="Converted20" style:page-layout-name="Mpm1">
      <style:footer>
        <text:p text:style-name="Footer"><text:page-number text:select-page="current">44</text:page-number></text:p>
      </style:footer>
    </style:master-page>
    <style:master-page style:name="Converted21" style:page-layout-name="Mpm1">
      <style:footer>
        <text:p text:style-name="Footer"><text:page-number text:select-page="current">63</text:page-number></text:p>
      </style:footer>
    </style:master-page>
    <style:master-page style:name="Converted22" style:page-layout-name="Mpm1">
      <style:footer>
        <text:p text:style-name="Footer"><text:page-number text:select-page="current">73</text:page-number></text:p>
      </style:footer>
    </style:master-page>
    <style:master-page style:name="Converted23" style:page-layout-name="Mpm1">
      <style:footer>
        <text:p text:style-name="Footer"><text:page-number text:select-page="current">81</text:page-number></text:p>
      </style:footer>
    </style:master-page>
    <style:master-page style:name="Converted24" style:page-layout-name="Mpm1">
      <style:footer>
        <text:p text:style-name="Footer"><text:page-number text:select-page="current">8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liy Zhyrytskyy</meta:initial-creator>
    <meta:editing-cycles>670</meta:editing-cycles>
    <meta:print-date>2018-01-30T10:50:00</meta:print-date>
    <meta:creation-date>2017-11-20T09:04:00</meta:creation-date>
    <dc:date>2018-03-03T18:19:17.36</dc:date>
    <meta:editing-duration>PT7H42M51S</meta:editing-duration>
    <meta:generator>OpenOffice/4.1.3$Win32 OpenOffice.org_project/413m1$Build-9783</meta:generator>
    <meta:document-statistic meta:table-count="0" meta:image-count="0" meta:object-count="0" meta:page-count="85" meta:paragraph-count="2327" meta:word-count="7833" meta:character-count="71664"/>
    <meta:user-defined meta:name="AppVersion">16.0000</meta:user-defined>
    <meta:user-defined meta:name="Company">EPAM Syste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